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0C0000009627A9294E.png"/>
  <manifest:file-entry manifest:media-type="image/jpeg" manifest:full-path="Pictures/100000000000026000000271752384E9.jpg"/>
  <manifest:file-entry manifest:media-type="image/jpeg" manifest:full-path="Pictures/10000000000001080000006E696A8D4A.jpg"/>
  <manifest:file-entry manifest:media-type="image/png" manifest:full-path="Pictures/10000201000000330000003367444CDA.png"/>
  <manifest:file-entry manifest:media-type="image/jpeg" manifest:full-path="Pictures/1000000000000119000000625D8226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Courier New1" svg:font-family="'Courier New'"/>
    <style:font-face style:name="OpenSymbol" svg:font-family="OpenSymbol"/>
    <style:font-face style:name="OpenSymbol1" svg:font-family="OpenSymbol, 'Arial Unicode MS'"/>
    <style:font-face style:name="Tahoma3" svg:font-family="Tahoma"/>
    <style:font-face style:name="Calibri" svg:font-family="Calibri" style:font-family-generic="swiss"/>
    <style:font-face style:name="Segoe UI" svg:font-family="'Segoe UI'" style:font-family-generic="swiss"/>
    <style:font-face style:name="Tahoma" svg:font-family="Tahoma"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8.44cm" style:rel-column-width="32512*"/>
    </style:style>
    <style:style style:name="Tabla2.B" style:family="table-column">
      <style:table-column-properties style:column-width="0.797cm" style:rel-column-width="3071*"/>
    </style:style>
    <style:style style:name="Tabla2.C" style:family="table-column">
      <style:table-column-properties style:column-width="7.775cm" style:rel-column-width="29952*"/>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6*"/>
    </style:style>
    <style:style style:name="Tabla3.B" style:family="table-column">
      <style:table-column-properties style:column-width="8.497cm" style:rel-column-width="32699*"/>
    </style:style>
    <style:style style:name="Tabla3.C" style:family="table-column">
      <style:table-column-properties style:column-width="3.464cm" style:rel-column-width="13332*"/>
    </style:style>
    <style:style style:name="Tabla3.D" style:family="table-column">
      <style:table-column-properties style:column-width="2.611cm" style:rel-column-width="10048*"/>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e6e6e6"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style:keep-together="false" fo:keep-together="always"/>
    </style:style>
    <style:style style:name="Tabla66.A1" style:family="table-cell">
      <style:table-cell-properties fo:padding="0.097cm" fo:border="0.002cm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style:keep-together="false" fo:keep-together="always"/>
    </style:style>
    <style:style style:name="Tabla110.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style:keep-together="false" fo:keep-together="always"/>
    </style:style>
    <style:style style:name="Tabla29.A1" style:family="table-cell">
      <style:table-cell-properties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02cm solid #000000" fo:border-right="none" fo:border-top="0.002cm solid #000000" fo:border-bottom="0.002cm solid #000000"/>
    </style:style>
    <style:style style:name="Tabla67.B1" style:family="table-cell">
      <style:table-cell-properties style:vertical-align="middle" fo:padding="0.097cm" fo:border-left="none" fo:border-right="0.002cm solid #000000" fo:border-top="0.002cm solid #000000" fo:border-bottom="0.002cm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style:keep-together="false" fo:keep-together="always"/>
    </style:style>
    <style:style style:name="Tabla10.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style:keep-together="false" fo:keep-together="always"/>
    </style:style>
    <style:style style:name="Tabla11.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style:keep-together="false" fo:keep-together="always"/>
    </style:style>
    <style:style style:name="Tabla12.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8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9.A" style:family="table-column">
      <style:table-column-properties style:column-width="17cm" style:rel-column-width="65535*"/>
    </style:style>
    <style:style style:name="Tabla89.1" style:family="table-row">
      <style:table-row-properties style:keep-together="false" fo:keep-together="always"/>
    </style:style>
    <style:style style:name="Tabla89.A1" style:family="table-cell">
      <style:table-cell-properties fo:background-color="#e6e6e6" fo:padding="0.097cm" fo:border="0.002cm solid #000000">
        <style:background-image/>
      </style:table-cell-properties>
    </style:style>
    <style:style style:name="Tabla8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9.A4" style:family="table-cell">
      <style:table-cell-properties fo:padding="0.097cm" fo:border-left="0.002cm solid #000000" fo:border-right="0.002cm solid #000000" fo:border-top="none" fo:border-bottom="0.002cm solid #000000"/>
    </style:style>
    <style:style style:name="Tabla89.7" style:family="table-row">
      <style:table-row-properties fo:background-color="transparent" style:keep-together="false" fo:keep-together="always">
        <style:background-image/>
      </style:table-row-properties>
    </style:style>
    <style:style style:name="Tabla89.A7" style:family="table-cell">
      <style:table-cell-properties style:vertical-align="" fo:background-color="#e6e6e6" fo:padding="0.097cm" fo:border="0.002cm solid #000000" style:writing-mode="page">
        <style:background-image/>
      </style:table-cell-properties>
    </style:style>
    <style:style style:name="Tabla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5.A" style:family="table-column">
      <style:table-column-properties style:column-width="17cm" style:rel-column-width="65535*"/>
    </style:style>
    <style:style style:name="Tabla5.1" style:family="table-row">
      <style:table-row-properties style:keep-together="false" fo:keep-together="always"/>
    </style:style>
    <style:style style:name="Tabla5.A1" style:family="table-cell">
      <style:table-cell-properties fo:background-color="#e6e6e6" fo:padding="0.097cm" fo:border="0.002cm solid #000000">
        <style:background-image/>
      </style:table-cell-properties>
    </style:style>
    <style:style style:name="Tabla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A4" style:family="table-cell">
      <style:table-cell-properties fo:padding="0.097cm" fo:border-left="0.002cm solid #000000" fo:border-right="0.002cm solid #000000" fo:border-top="none" fo:border-bottom="0.002cm solid #000000"/>
    </style:style>
    <style:style style:name="Tabla5.7" style:family="table-row">
      <style:table-row-properties fo:background-color="transparent" style:keep-together="false" fo:keep-together="always">
        <style:background-image/>
      </style:table-row-properties>
    </style:style>
    <style:style style:name="Tabla5.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A" style:family="table-column">
      <style:table-column-properties style:column-width="17cm" style:rel-column-width="65535*"/>
    </style:style>
    <style:style style:name="Tabla8.1" style:family="table-row">
      <style:table-row-properties style:keep-together="false" fo:keep-together="always"/>
    </style:style>
    <style:style style:name="Tabla8.A1" style:family="table-cell">
      <style:table-cell-properties fo:background-color="#e6e6e6" fo:padding="0.097cm" fo:border="0.002cm solid #000000">
        <style:background-image/>
      </style:table-cell-properties>
    </style:style>
    <style:style style:name="Tabla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A4" style:family="table-cell">
      <style:table-cell-properties fo:padding="0.097cm" fo:border-left="0.002cm solid #000000" fo:border-right="0.002cm solid #000000" fo:border-top="none" fo:border-bottom="0.002cm solid #000000"/>
    </style:style>
    <style:style style:name="Tabla8.7" style:family="table-row">
      <style:table-row-properties fo:background-color="transparent" style:keep-together="false" fo:keep-together="always">
        <style:background-image/>
      </style:table-row-properties>
    </style:style>
    <style:style style:name="Tabla8.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9.A" style:family="table-column">
      <style:table-column-properties style:column-width="17cm" style:rel-column-width="65535*"/>
    </style:style>
    <style:style style:name="Tabla9.1" style:family="table-row">
      <style:table-row-properties style:keep-together="false" fo:keep-together="always"/>
    </style:style>
    <style:style style:name="Tabla9.A1" style:family="table-cell">
      <style:table-cell-properties fo:background-color="#e6e6e6" fo:padding="0.097cm" fo:border="0.002cm solid #000000">
        <style:background-image/>
      </style:table-cell-properties>
    </style:style>
    <style:style style:name="Tabla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A4" style:family="table-cell">
      <style:table-cell-properties fo:padding="0.097cm" fo:border-left="0.002cm solid #000000" fo:border-right="0.002cm solid #000000" fo:border-top="none" fo:border-bottom="0.002cm solid #000000"/>
    </style:style>
    <style:style style:name="Tabla9.7" style:family="table-row">
      <style:table-row-properties fo:background-color="transparent" style:keep-together="false" fo:keep-together="always">
        <style:background-image/>
      </style:table-row-properties>
    </style:style>
    <style:style style:name="Tabla9.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2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1.A" style:family="table-column">
      <style:table-column-properties style:column-width="17cm" style:rel-column-width="65535*"/>
    </style:style>
    <style:style style:name="Tabla21.1" style:family="table-row">
      <style:table-row-properties style:keep-together="false" fo:keep-together="always"/>
    </style:style>
    <style:style style:name="Tabla21.A1" style:family="table-cell">
      <style:table-cell-properties fo:background-color="#e6e6e6" fo:padding="0.097cm" fo:border="0.002cm solid #000000">
        <style:background-image/>
      </style:table-cell-properties>
    </style:style>
    <style:style style:name="Tabla2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1.A4" style:family="table-cell">
      <style:table-cell-properties fo:padding="0.097cm" fo:border-left="0.002cm solid #000000" fo:border-right="0.002cm solid #000000" fo:border-top="none" fo:border-bottom="0.002cm solid #000000"/>
    </style:style>
    <style:style style:name="Tabla21.7" style:family="table-row">
      <style:table-row-properties fo:background-color="transparent" style:keep-together="false" fo:keep-together="always">
        <style:background-image/>
      </style:table-row-properties>
    </style:style>
    <style:style style:name="Tabla21.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22" style:family="table">
      <style:table-properties style:width="17cm" table:align="margins" fo:keep-with-next="always"/>
    </style:style>
    <style:style style:name="Tabla22.A" style:family="table-column">
      <style:table-column-properties style:column-width="17cm" style:rel-column-width="65535*"/>
    </style:style>
    <style:style style:name="Tabla22.1" style:family="table-row">
      <style:table-row-properties style:keep-together="false" fo:keep-together="always"/>
    </style:style>
    <style:style style:name="Tabla22.A1" style:family="table-cell">
      <style:table-cell-properties fo:background-color="#e6e6e6" fo:padding="0.097cm" fo:border="0.002cm solid #000000">
        <style:background-image/>
      </style:table-cell-properties>
    </style:style>
    <style:style style:name="Tabla2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2.A4" style:family="table-cell">
      <style:table-cell-properties fo:padding="0.097cm" fo:border-left="0.002cm solid #000000" fo:border-right="0.002cm solid #000000" fo:border-top="none" fo:border-bottom="0.002cm solid #000000"/>
    </style:style>
    <style:style style:name="Tabla2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3.A" style:family="table-column">
      <style:table-column-properties style:column-width="17cm" style:rel-column-width="65535*"/>
    </style:style>
    <style:style style:name="Tabla23.1" style:family="table-row">
      <style:table-row-properties style:keep-together="false" fo:keep-together="always"/>
    </style:style>
    <style:style style:name="Tabla23.A1" style:family="table-cell">
      <style:table-cell-properties fo:background-color="#e6e6e6" fo:padding="0.097cm" fo:border="0.002cm solid #000000">
        <style:background-image/>
      </style:table-cell-properties>
    </style:style>
    <style:style style:name="Tabla2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3.A4" style:family="table-cell">
      <style:table-cell-properties fo:padding="0.097cm" fo:border-left="0.002cm solid #000000" fo:border-right="0.002cm solid #000000" fo:border-top="none" fo:border-bottom="0.002cm solid #000000"/>
    </style:style>
    <style:style style:name="Tabla23.7" style:family="table-row">
      <style:table-row-properties fo:background-color="transparent" style:keep-together="false" fo:keep-together="always">
        <style:background-image/>
      </style:table-row-properties>
    </style:style>
    <style:style style:name="Tabla23.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25" style:family="table">
      <style:table-properties style:width="17cm" table:align="margins" fo:keep-with-next="always"/>
    </style:style>
    <style:style style:name="Tabla25.A" style:family="table-column">
      <style:table-column-properties style:column-width="17cm" style:rel-column-width="65535*"/>
    </style:style>
    <style:style style:name="Tabla25.1" style:family="table-row">
      <style:table-row-properties style:keep-together="false" fo:keep-together="always"/>
    </style:style>
    <style:style style:name="Tabla25.A1" style:family="table-cell">
      <style:table-cell-properties fo:background-color="#e6e6e6" fo:padding="0.097cm" fo:border="0.002cm solid #000000">
        <style:background-image/>
      </style:table-cell-properties>
    </style:style>
    <style:style style:name="Tabla2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5.A4" style:family="table-cell">
      <style:table-cell-properties fo:padding="0.097cm" fo:border-left="0.002cm solid #000000" fo:border-right="0.002cm solid #000000" fo:border-top="none" fo:border-bottom="0.002cm solid #000000"/>
    </style:style>
    <style:style style:name="Tabla24" style:family="table">
      <style:table-properties style:width="17cm" table:align="margins" fo:keep-with-next="always"/>
    </style:style>
    <style:style style:name="Tabla24.A" style:family="table-column">
      <style:table-column-properties style:column-width="17cm" style:rel-column-width="65535*"/>
    </style:style>
    <style:style style:name="Tabla24.1" style:family="table-row">
      <style:table-row-properties style:keep-together="false" fo:keep-together="always"/>
    </style:style>
    <style:style style:name="Tabla24.A1" style:family="table-cell">
      <style:table-cell-properties fo:background-color="#e6e6e6" fo:padding="0.097cm" fo:border="0.002cm solid #000000">
        <style:background-image/>
      </style:table-cell-properties>
    </style:style>
    <style:style style:name="Tabla2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4.A4" style:family="table-cell">
      <style:table-cell-properties fo:padding="0.097cm" fo:border-left="0.002cm solid #000000" fo:border-right="0.002cm solid #000000" fo:border-top="none" fo:border-bottom="0.002cm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style:keep-together="false" fo:keep-together="always"/>
    </style:style>
    <style:style style:name="Tabla95.A1" style:family="table-cell">
      <style:table-cell-properties fo:background-color="#e6e6e6" fo:padding="0.097cm" fo:border="0.002cm solid #000000">
        <style:background-image/>
      </style:table-cell-properties>
    </style:style>
    <style:style style:name="Tabla9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5.A4" style:family="table-cell">
      <style:table-cell-properties fo:padding="0.097cm" fo:border-left="0.002cm solid #000000" fo:border-right="0.002cm solid #000000" fo:border-top="none" fo:border-bottom="0.002cm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style:keep-together="false" fo:keep-together="always"/>
    </style:style>
    <style:style style:name="Tabla94.A1" style:family="table-cell">
      <style:table-cell-properties fo:background-color="#e6e6e6" fo:padding="0.097cm" fo:border="0.002cm solid #000000">
        <style:background-image/>
      </style:table-cell-properties>
    </style:style>
    <style:style style:name="Tabla9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4.A4" style:family="table-cell">
      <style:table-cell-properties fo:padding="0.097cm" fo:border-left="0.002cm solid #000000" fo:border-right="0.002cm solid #000000" fo:border-top="none" fo:border-bottom="0.002cm solid #000000"/>
    </style:style>
    <style:style style:name="Tabla94.8" style:family="table-row">
      <style:table-row-properties style:min-row-height="0.587cm" style:keep-together="false" fo:keep-together="always"/>
    </style:style>
    <style:style style:name="Tabla30" style:family="table">
      <style:table-properties style:width="17cm" table:align="margins" fo:keep-with-next="always"/>
    </style:style>
    <style:style style:name="Tabla30.A" style:family="table-column">
      <style:table-column-properties style:column-width="17cm" style:rel-column-width="65535*"/>
    </style:style>
    <style:style style:name="Tabla30.1" style:family="table-row">
      <style:table-row-properties style:keep-together="false" fo:keep-together="always"/>
    </style:style>
    <style:style style:name="Tabla30.A1" style:family="table-cell">
      <style:table-cell-properties fo:background-color="#e6e6e6" fo:padding="0.097cm" fo:border="0.002cm solid #000000">
        <style:background-image/>
      </style:table-cell-properties>
    </style:style>
    <style:style style:name="Tabla3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0.A4" style:family="table-cell">
      <style:table-cell-properties fo:padding="0.097cm" fo:border-left="0.002cm solid #000000" fo:border-right="0.002cm solid #000000" fo:border-top="none" fo:border-bottom="0.002cm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02cm solid #000000"/>
    </style:style>
    <style:style style:name="Tabla35" style:family="table">
      <style:table-properties style:width="16.977cm" fo:margin-left="0cm" fo:margin-right="0.023cm" table:align="margins"/>
    </style:style>
    <style:style style:name="Tabla35.A" style:family="table-column">
      <style:table-column-properties style:column-width="4.962cm" style:rel-column-width="19153*"/>
    </style:style>
    <style:style style:name="Tabla35.B" style:family="table-column">
      <style:table-column-properties style:column-width="1.609cm" style:rel-column-width="6209*"/>
    </style:style>
    <style:style style:name="Tabla35.C" style:family="table-column">
      <style:table-column-properties style:column-width="10.407cm" style:rel-column-width="40173*"/>
    </style:style>
    <style:style style:name="Tabla35.1" style:family="table-row">
      <style:table-row-properties fo:background-color="#eeeeee" style:keep-together="fals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5.C1" style:family="table-cell">
      <style:table-cell-properties style:vertical-align="middle" style:border-line-width="0.002cm 0.088cm 0.002cm" fo:padding="0.049cm" fo:border="0.092cm double #808080"/>
    </style:style>
    <style:style style:name="Tabla35.2" style:family="table-row">
      <style:table-row-properties style:keep-together="false" fo:keep-together="always"/>
    </style:style>
    <style:style style:name="Tabla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2" style:family="table">
      <style:table-properties style:width="16.977cm" table:align="left"/>
    </style:style>
    <style:style style:name="Tabla32.A" style:family="table-column">
      <style:table-column-properties style:column-width="5.644cm"/>
    </style:style>
    <style:style style:name="Tabla32.B" style:family="table-column">
      <style:table-column-properties style:column-width="2.26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2.C1" style:family="table-cell">
      <style:table-cell-properties style:vertical-align="middle" style:border-line-width="0.002cm 0.088cm 0.002cm" fo:padding="0.049cm" fo:border="0.092cm double #808080"/>
    </style:style>
    <style:style style:name="Tabla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style:keep-together="fals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4.C1" style:family="table-cell">
      <style:table-cell-properties style:vertical-align="middle" style:border-line-width="0.002cm 0.088cm 0.002cm" fo:padding="0.049cm" fo:border="0.092cm double #808080"/>
    </style:style>
    <style:style style:name="Tabla34.2" style:family="table-row">
      <style:table-row-properties style:keep-together="false" fo:keep-together="always"/>
    </style:style>
    <style:style style:name="Tabla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style:keep-together="fals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41.C1" style:family="table-cell">
      <style:table-cell-properties style:vertical-align="middle" style:border-line-width="0.002cm 0.088cm 0.002cm" fo:padding="0.049cm" fo:border="0.092cm double #808080"/>
    </style:style>
    <style:style style:name="Tabla41.2" style:family="table-row">
      <style:table-row-properties style:keep-together="false" fo:keep-together="always"/>
    </style:style>
    <style:style style:name="Tabla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8" style:family="table">
      <style:table-properties style:width="16.933cm" table:align="left"/>
    </style:style>
    <style:style style:name="Tabla78.A" style:family="table-column">
      <style:table-column-properties style:column-width="5.711cm"/>
    </style:style>
    <style:style style:name="Tabla78.B" style:family="table-column">
      <style:table-column-properties style:column-width="2.182cm"/>
    </style:style>
    <style:style style:name="Tabla78.C" style:family="table-column">
      <style:table-column-properties style:column-width="9.04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8.C1" style:family="table-cell">
      <style:table-cell-properties style:vertical-align="middle" style:border-line-width="0.002cm 0.088cm 0.002cm" fo:padding="0.049cm" fo:border="0.092cm double #808080"/>
    </style:style>
    <style:style style:name="Tabla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7" style:family="table">
      <style:table-properties style:width="16.956cm" fo:margin-left="0.028cm" fo:margin-right="0.016cm" table:align="margins"/>
    </style:style>
    <style:style style:name="Tabla97.A" style:family="table-column">
      <style:table-column-properties style:column-width="5.226cm" style:rel-column-width="20199*"/>
    </style:style>
    <style:style style:name="Tabla97.B" style:family="table-column">
      <style:table-column-properties style:column-width="2.115cm" style:rel-column-width="8173*"/>
    </style:style>
    <style:style style:name="Tabla97.C" style:family="table-column">
      <style:table-column-properties style:column-width="9.615cm" style:rel-column-width="37163*"/>
    </style:style>
    <style:style style:name="Tabla97.1" style:family="table-row">
      <style:table-row-properties fo:background-color="#eeeeee" style:keep-together="fals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7.C1" style:family="table-cell">
      <style:table-cell-properties style:vertical-align="middle" style:border-line-width="0.002cm 0.088cm 0.002cm" fo:padding="0.049cm" fo:border="0.092cm double #808080"/>
    </style:style>
    <style:style style:name="Tabla97.2" style:family="table-row">
      <style:table-row-properties style:keep-together="false" fo:keep-together="always"/>
    </style:style>
    <style:style style:name="Tabla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6" style:family="table">
      <style:table-properties style:width="16.977cm" fo:margin-left="0.028cm" fo:margin-right="-0.005cm" table:align="margins"/>
    </style:style>
    <style:style style:name="Tabla96.A" style:family="table-column">
      <style:table-column-properties style:column-width="5.689cm" style:rel-column-width="21958*"/>
    </style:style>
    <style:style style:name="Tabla96.B" style:family="table-column">
      <style:table-column-properties style:column-width="2.161cm" style:rel-column-width="8340*"/>
    </style:style>
    <style:style style:name="Tabla96.C" style:family="table-column">
      <style:table-column-properties style:column-width="9.128cm" style:rel-column-width="35237*"/>
    </style:style>
    <style:style style:name="Tabla96.1" style:family="table-row">
      <style:table-row-properties fo:background-color="#eeeeee" style:keep-together="fals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6.C1" style:family="table-cell">
      <style:table-cell-properties style:vertical-align="middle" style:border-line-width="0.002cm 0.088cm 0.002cm" fo:padding="0.049cm" fo:border="0.092cm double #808080"/>
    </style:style>
    <style:style style:name="Tabla96.2" style:family="table-row">
      <style:table-row-properties style:keep-together="false" fo:keep-together="always"/>
    </style:style>
    <style:style style:name="Tabla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9" style:family="table">
      <style:table-properties style:width="16.956cm" fo:margin-left="0.028cm" fo:margin-right="0.016cm" table:align="margins"/>
    </style:style>
    <style:style style:name="Tabla79.A" style:family="table-column">
      <style:table-column-properties style:column-width="4.078cm" style:rel-column-width="15761*"/>
    </style:style>
    <style:style style:name="Tabla79.B" style:family="table-column">
      <style:table-column-properties style:column-width="2.157cm" style:rel-column-width="8337*"/>
    </style:style>
    <style:style style:name="Tabla79.C" style:family="table-column">
      <style:table-column-properties style:column-width="2.157cm" style:rel-column-width="8336*"/>
    </style:style>
    <style:style style:name="Tabla79.D" style:family="table-column">
      <style:table-column-properties style:column-width="8.564cm" style:rel-column-width="33101*"/>
    </style:style>
    <style:style style:name="Tabla79.1" style:family="table-row">
      <style:table-row-properties fo:background-color="#eeeeee" style:keep-together="fals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9.D1" style:family="table-cell">
      <style:table-cell-properties style:vertical-align="middle" style:border-line-width="0.002cm 0.088cm 0.002cm" fo:padding="0.049cm" fo:border="0.092cm double #808080"/>
    </style:style>
    <style:style style:name="Tabla79.2" style:family="table-row">
      <style:table-row-properties style:keep-together="false" fo:keep-together="always"/>
    </style:style>
    <style:style style:name="Tabla7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9.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8" style:family="table">
      <style:table-properties style:width="17cm" table:align="margins"/>
    </style:style>
    <style:style style:name="Tabla98.A" style:family="table-column">
      <style:table-column-properties style:column-width="3.935cm" style:rel-column-width="15170*"/>
    </style:style>
    <style:style style:name="Tabla98.B" style:family="table-column">
      <style:table-column-properties style:column-width="3.39cm" style:rel-column-width="13070*"/>
    </style:style>
    <style:style style:name="Tabla98.C" style:family="table-column">
      <style:table-column-properties style:column-width="3.39cm" style:rel-column-width="13069*"/>
    </style:style>
    <style:style style:name="Tabla98.D" style:family="table-column">
      <style:table-column-properties style:column-width="6.285cm" style:rel-column-width="24226*"/>
    </style:style>
    <style:style style:name="Tabla98.1" style:family="table-row">
      <style:table-row-properties fo:background-color="#eeeeee" style:keep-together="fals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8.D1" style:family="table-cell">
      <style:table-cell-properties style:border-line-width="0.002cm 0.088cm 0.002cm" fo:padding="0.049cm" fo:border="0.092cm double #808080"/>
    </style:style>
    <style:style style:name="Tabla98.2" style:family="table-row">
      <style:table-row-properties style:keep-together="false" fo:keep-together="always"/>
    </style:style>
    <style:style style:name="Tabla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8.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6.C1" style:family="table-cell">
      <style:table-cell-properties style:border-line-width="0.002cm 0.088cm 0.002cm" fo:padding="0.049cm" fo:border="0.092cm double #808080"/>
    </style:style>
    <style:style style:name="Tabla1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1" style:family="table">
      <style:table-properties style:width="16.956cm" table:align="left"/>
    </style:style>
    <style:style style:name="Tabla31.A" style:family="table-column">
      <style:table-column-properties style:column-width="3.572cm"/>
    </style:style>
    <style:style style:name="Tabla31.B" style:family="table-column">
      <style:table-column-properties style:column-width="1.963cm"/>
    </style:style>
    <style:style style:name="Tabla31.C" style:family="table-column">
      <style:table-column-properties style:column-width="11.421cm"/>
    </style:style>
    <style:style style:name="Tabla31.1" style:family="table-row">
      <style:table-row-properties fo:background-color="#eeeeee">
        <style:background-image/>
      </style:table-row-properties>
    </style:style>
    <style:style style:name="Tabla31.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31.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1.C1" style:family="table-cell">
      <style:table-cell-properties style:border-line-width="0.002cm 0.088cm 0.002cm" fo:padding="0.049cm" fo:border="0.092cm double #808080"/>
    </style:style>
    <style:style style:name="Tabla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38.A" style:family="table-column">
      <style:table-column-properties style:column-width="17cm" style:rel-column-width="65535*"/>
    </style:style>
    <style:style style:name="Tabla38.1" style:family="table-row">
      <style:table-row-properties style:keep-together="false" fo:keep-together="always"/>
    </style:style>
    <style:style style:name="Tabla38.A1" style:family="table-cell">
      <style:table-cell-properties fo:background-color="#e6e6e6" fo:padding="0.097cm" fo:border="0.002cm solid #000000">
        <style:background-image/>
      </style:table-cell-properties>
    </style:style>
    <style:style style:name="Tabla3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8.A4" style:family="table-cell">
      <style:table-cell-properties fo:padding="0.097cm" fo:border-left="0.002cm solid #000000" fo:border-right="0.002cm solid #000000" fo:border-top="none" fo:border-bottom="0.002cm solid #000000"/>
    </style:style>
    <style:style style:name="Tabla38.7" style:family="table-row">
      <style:table-row-properties fo:background-color="transparent" style:keep-together="false" fo:keep-together="always">
        <style:background-image/>
      </style:table-row-properties>
    </style:style>
    <style:style style:name="Tabla38.A7" style:family="table-cell">
      <style:table-cell-properties style:vertical-align="" fo:background-color="#e6e6e6" fo:padding="0.097cm" fo:border="0.002cm solid #000000" style:writing-mode="page">
        <style:background-image/>
      </style:table-cell-properties>
    </style:style>
    <style:style style:name="Tabla3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background-color="#e6e6e6" fo:padding="0.097cm" fo:border="0.002cm solid #000000">
        <style:background-image/>
      </style:table-cell-properties>
    </style:style>
    <style:style style:name="Tabla3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9.A4" style:family="table-cell">
      <style:table-cell-properties fo:padding="0.097cm" fo:border-left="0.002cm solid #000000" fo:border-right="0.002cm solid #000000" fo:border-top="none" fo:border-bottom="0.002cm solid #000000"/>
    </style:style>
    <style:style style:name="Tabla39.7" style:family="table-row">
      <style:table-row-properties fo:background-color="transparent" style:keep-together="false" fo:keep-together="always">
        <style:background-image/>
      </style:table-row-properties>
    </style:style>
    <style:style style:name="Tabla39.A7" style:family="table-cell">
      <style:table-cell-properties style:vertical-align="" fo:background-color="#e6e6e6" fo:padding="0.097cm" fo:border="0.002cm solid #000000" style:writing-mode="page">
        <style:background-image/>
      </style:table-cell-properties>
    </style:style>
    <style:style style:name="Tabla1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5.A" style:family="table-column">
      <style:table-column-properties style:column-width="17cm" style:rel-column-width="65535*"/>
    </style:style>
    <style:style style:name="Tabla15.1" style:family="table-row">
      <style:table-row-properties style:keep-together="false" fo:keep-together="always"/>
    </style:style>
    <style:style style:name="Tabla15.A1" style:family="table-cell">
      <style:table-cell-properties fo:background-color="#e6e6e6" fo:padding="0.097cm" fo:border="0.002cm solid #000000">
        <style:background-image/>
      </style:table-cell-properties>
    </style:style>
    <style:style style:name="Tabla1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5.A4" style:family="table-cell">
      <style:table-cell-properties fo:padding="0.097cm" fo:border-left="0.002cm solid #000000" fo:border-right="0.002cm solid #000000" fo:border-top="none" fo:border-bottom="0.002cm solid #000000"/>
    </style:style>
    <style:style style:name="Tabla15.7" style:family="table-row">
      <style:table-row-properties fo:background-color="transparent" style:keep-together="false" fo:keep-together="always">
        <style:background-image/>
      </style:table-row-properties>
    </style:style>
    <style:style style:name="Tabla15.A7" style:family="table-cell">
      <style:table-cell-properties style:vertical-align="" fo:background-color="#e6e6e6" fo:padding="0.097cm" fo:border="0.002cm solid #000000" style:writing-mode="page">
        <style:background-image/>
      </style:table-cell-properties>
    </style:style>
    <style:style style:name="Tabla1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6.A" style:family="table-column">
      <style:table-column-properties style:column-width="17cm" style:rel-column-width="65535*"/>
    </style:style>
    <style:style style:name="Tabla16.1" style:family="table-row">
      <style:table-row-properties style:keep-together="false" fo:keep-together="always"/>
    </style:style>
    <style:style style:name="Tabla16.A1" style:family="table-cell">
      <style:table-cell-properties fo:background-color="#e6e6e6" fo:padding="0.097cm" fo:border="0.002cm solid #000000">
        <style:background-image/>
      </style:table-cell-properties>
    </style:style>
    <style:style style:name="Tabla1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6.A4" style:family="table-cell">
      <style:table-cell-properties fo:padding="0.097cm" fo:border-left="0.002cm solid #000000" fo:border-right="0.002cm solid #000000" fo:border-top="none" fo:border-bottom="0.002cm solid #000000"/>
    </style:style>
    <style:style style:name="Tabla16.7" style:family="table-row">
      <style:table-row-properties fo:background-color="transparent" style:keep-together="false" fo:keep-together="always">
        <style:background-image/>
      </style:table-row-properties>
    </style:style>
    <style:style style:name="Tabla16.A7" style:family="table-cell">
      <style:table-cell-properties style:vertical-align="" fo:background-color="#e6e6e6" fo:padding="0.097cm" fo:border="0.002cm solid #000000" style:writing-mode="page">
        <style:background-image/>
      </style:table-cell-properties>
    </style:style>
    <style:style style:name="Tabla33" style:family="table">
      <style:table-properties style:width="16.912cm" fo:margin-left="0.072cm" fo:margin-right="0.016cm" table:align="margins"/>
    </style:style>
    <style:style style:name="Tabla33.A" style:family="table-column">
      <style:table-column-properties style:column-width="3.623cm" style:rel-column-width="14042*"/>
    </style:style>
    <style:style style:name="Tabla33.B" style:family="table-column">
      <style:table-column-properties style:column-width="3.676cm" style:rel-column-width="14245*"/>
    </style:style>
    <style:style style:name="Tabla33.C" style:family="table-column">
      <style:table-column-properties style:column-width="3.676cm" style:rel-column-width="14244*"/>
    </style:style>
    <style:style style:name="Tabla33.D" style:family="table-column">
      <style:table-column-properties style:column-width="5.937cm" style:rel-column-width="23004*"/>
    </style:style>
    <style:style style:name="Tabla33.1" style:family="table-row">
      <style:table-row-properties fo:background-color="#eeeeee" style:keep-together="false" fo:keep-together="always">
        <style:background-image/>
      </style:table-row-properties>
    </style:style>
    <style:style style:name="Tabla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3.D1" style:family="table-cell">
      <style:table-cell-properties style:vertical-align="middle" style:border-line-width="0.002cm 0.088cm 0.002cm" fo:padding="0.049cm" fo:border="0.092cm double #808080"/>
    </style:style>
    <style:style style:name="Tabla33.2" style:family="table-row">
      <style:table-row-properties style:keep-together="false" fo:keep-together="always"/>
    </style:style>
    <style:style style:name="Tabla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3.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6" style:family="table">
      <style:table-properties style:width="16.956cm" fo:margin-left="0.028cm" fo:margin-right="0.016cm" table:align="margins"/>
    </style:style>
    <style:style style:name="Tabla36.A" style:family="table-column">
      <style:table-column-properties style:column-width="3.655cm" style:rel-column-width="14128*"/>
    </style:style>
    <style:style style:name="Tabla36.B" style:family="table-column">
      <style:table-column-properties style:column-width="3.681cm" style:rel-column-width="14225*"/>
    </style:style>
    <style:style style:name="Tabla36.C" style:family="table-column">
      <style:table-column-properties style:column-width="3.679cm" style:rel-column-width="14224*"/>
    </style:style>
    <style:style style:name="Tabla36.D" style:family="table-column">
      <style:table-column-properties style:column-width="5.941cm" style:rel-column-width="22958*"/>
    </style:style>
    <style:style style:name="Tabla36.1" style:family="table-row">
      <style:table-row-properties fo:background-color="#eeeeee" style:keep-together="false" fo:keep-together="always">
        <style:background-image/>
      </style:table-row-properties>
    </style:style>
    <style:style style:name="Tabla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6.D1" style:family="table-cell">
      <style:table-cell-properties style:vertical-align="middle" style:border-line-width="0.002cm 0.088cm 0.002cm" fo:padding="0.049cm" fo:border="0.092cm double #808080"/>
    </style:style>
    <style:style style:name="Tabla36.2" style:family="table-row">
      <style:table-row-properties style:keep-together="false" fo:keep-together="always"/>
    </style:style>
    <style:style style:name="Tabla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6.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background-color="#ffff00"/>
    </style:style>
    <style:style style:name="P7" style:family="paragraph" style:parent-style-name="Standard">
      <style:paragraph-properties fo:text-align="end" style:justify-single-word="false"/>
    </style:style>
    <style:style style:name="P8"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9" style:family="paragraph" style:parent-style-name="Standard">
      <style:paragraph-properties fo:text-align="justify" style:justify-single-word="false"/>
      <style:text-properties style:font-name="Courier New" fo:font-size="10pt" style:font-name-asian="Courier New" style:font-size-asian="10pt" style:language-asian="zxx" style:country-asian="none" style:font-name-complex="Courier New" style:font-size-complex="10pt" style:language-complex="zxx" style:country-complex="none"/>
    </style:style>
    <style:style style:name="P10" style:family="paragraph" style:parent-style-name="Standard">
      <style:paragraph-properties fo:text-align="justify" style:justify-single-word="fals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1"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2" style:family="paragraph" style:parent-style-name="Standard">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13" style:family="paragraph" style:parent-style-name="Standard">
      <style:paragraph-properties fo:text-align="justify" style:justify-single-word="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4" style:family="paragraph" style:parent-style-name="Standard">
      <style:paragraph-properties fo:text-align="start" style:justify-single-word="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5" style:family="paragraph" style:parent-style-name="Standard">
      <style:paragraph-properties fo:text-align="justify" style:justify-single-word="fals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6" style:family="paragraph" style:parent-style-name="Standard">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7" style:family="paragraph" style:parent-style-name="Standard">
      <style:paragraph-properties fo:text-align="justify" style:justify-single-word="false"/>
    </style:style>
    <style:style style:name="P18" style:family="paragraph" style:parent-style-name="Standard">
      <style:text-properties style:language-asian="zxx" style:country-asian="none" style:language-complex="zxx" style:country-complex="none"/>
    </style:style>
    <style:style style:name="P19" style:family="paragraph" style:parent-style-name="Standard">
      <style:paragraph-properties fo:text-align="justify" style:justify-single-word="false"/>
      <style:text-properties style:language-asian="zxx" style:country-asian="none" style:language-complex="zxx" style:country-complex="none"/>
    </style:style>
    <style:style style:name="P20" style:family="paragraph" style:parent-style-name="Standard">
      <style:text-properties fo:background-color="transparent" style:language-asian="zxx" style:country-asian="none" style:language-complex="zxx" style:country-complex="none"/>
    </style:style>
    <style:style style:name="P21" style:family="paragraph" style:parent-style-name="Standard">
      <style:paragraph-properties fo:text-align="justify" style:justify-single-word="false"/>
      <style:text-properties fo:background-color="transparent" style:language-asian="zxx" style:country-asian="none" style:language-complex="zxx" style:country-complex="none"/>
    </style:style>
    <style:style style:name="P22" style:family="paragraph" style:parent-style-name="Standard">
      <style:paragraph-properties fo:text-align="justify" style:justify-single-word="false"/>
      <style:text-properties fo:background-color="#ffff00" style:language-asian="zxx" style:country-asian="none" style:language-complex="zxx" style:country-complex="none"/>
    </style:style>
    <style:style style:name="P23" style:family="paragraph" style:parent-style-name="Standard">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24" style:family="paragraph" style:parent-style-name="Standard">
      <style:text-properties style:text-underline-style="none" style:language-asian="zxx" style:country-asian="none" style:language-complex="zxx" style:country-complex="none"/>
    </style:style>
    <style:style style:name="P25" style:family="paragraph" style:parent-style-name="Standard">
      <style:text-properties style:font-name="Calibri" fo:font-size="9pt" style:font-name-asian="Calibri" style:font-size-asian="9pt" style:font-name-complex="Calibri" style:font-size-complex="9pt"/>
    </style:style>
    <style:style style:name="P26" style:family="paragraph" style:parent-style-name="Table_20_Contents">
      <style:paragraph-properties fo:text-align="center" style:justify-single-word="false"/>
      <style:text-properties style:font-name="Arial" fo:font-size="16pt" style:font-size-asian="16pt" style:font-size-complex="16pt"/>
    </style:style>
    <style:style style:name="P27" style:family="paragraph" style:parent-style-name="Table_20_Contents">
      <style:paragraph-properties fo:text-align="start" style:justify-single-word="false"/>
      <style:text-properties style:font-name="Arial" fo:font-size="11pt" style:font-size-asian="11pt" style:font-size-complex="11pt"/>
    </style:style>
    <style:style style:name="P28" style:family="paragraph" style:parent-style-name="Table_20_Contents">
      <style:paragraph-properties fo:text-align="start" style:justify-single-word="false"/>
      <style:text-properties style:font-name="Arial" fo:font-size="6pt" style:font-size-asian="6pt" style:font-size-complex="6pt"/>
    </style:style>
    <style:style style:name="P29" style:family="paragraph" style:parent-style-name="Table_20_Contents">
      <style:paragraph-properties fo:text-align="justify" style:justify-single-word="false"/>
    </style:style>
    <style:style style:name="P30" style:family="paragraph" style:parent-style-name="Table_20_Contents">
      <style:paragraph-properties fo:text-align="justify" style:justify-single-word="false"/>
      <style:text-properties style:font-name="Courier New" fo:font-size="8pt" style:font-size-asian="8pt" style:font-size-complex="8pt"/>
    </style:style>
    <style:style style:name="P31" style:family="paragraph" style:parent-style-name="Table_20_Contents">
      <style:paragraph-properties fo:text-align="justify" style:justify-single-word="false"/>
      <style:text-properties style:font-name="Courier New" fo:font-size="8pt" fo:background-color="#ffff00" style:font-size-asian="8pt" style:font-size-complex="8pt"/>
    </style:style>
    <style:style style:name="P32"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style:font-name="Courier New" fo:font-size="10pt" fo:background-color="transparent" style:font-size-asian="10pt" style:language-asian="zxx" style:country-asian="none" style:font-size-complex="10pt" style:language-complex="zxx" style:country-complex="none"/>
    </style:style>
    <style:style style:name="P34"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35" style:family="paragraph" style:parent-style-name="Table_20_Contents">
      <style:text-properties style:font-name="Arial1" fo:font-size="11pt"/>
    </style:style>
    <style:style style:name="P36" style:family="paragraph" style:parent-style-name="Table_20_Contents">
      <style:text-properties style:font-name="Arial1" fo:font-size="11pt" style:font-name-asian="Calibri" style:font-size-asian="9pt" style:font-name-complex="Calibri" style:font-size-complex="9pt"/>
    </style:style>
    <style:style style:name="P37" style:family="paragraph" style:parent-style-name="Table_20_Contents">
      <style:paragraph-properties fo:text-align="start" style:justify-single-word="false"/>
      <style:text-properties fo:color="#ff4019" style:font-name="Arial1" fo:font-size="20pt" fo:font-weight="bold" style:font-size-asian="20pt" style:font-weight-asian="bold" style:font-size-complex="20pt" style:font-weight-complex="bold"/>
    </style:style>
    <style:style style:name="P38" style:family="paragraph" style:parent-style-name="Table_20_Contents">
      <style:paragraph-properties fo:text-align="start" style:justify-single-word="false"/>
      <style:text-properties fo:color="#ff4019" style:font-name="Arial1" fo:font-size="14pt" fo:font-weight="bold" style:font-size-asian="14pt" style:font-weight-asian="bold" style:font-size-complex="14pt" style:font-weight-complex="bold"/>
    </style:style>
    <style:style style:name="P39" style:family="paragraph" style:parent-style-name="Table_20_Contents">
      <style:paragraph-properties fo:line-height="100%" fo:text-align="start" style:justify-single-word="false"/>
      <style:text-properties fo:color="#ff4019" style:font-name="Arial1" fo:font-size="6pt" fo:font-weight="bold" style:font-size-asian="6pt" style:font-weight-asian="bold" style:font-size-complex="6pt" style:font-weight-complex="bold"/>
    </style:style>
    <style:style style:name="P40" style:family="paragraph" style:parent-style-name="Table_20_Contents">
      <style:paragraph-properties fo:text-align="start" style:justify-single-word="false"/>
      <style:text-properties fo:color="#ff4019" style:font-name="Arial1" fo:font-size="6pt" fo:font-weight="bold" style:font-size-asian="6pt" style:font-weight-asian="bold" style:font-size-complex="6pt" style:font-weight-complex="bold"/>
    </style:style>
    <style:style style:name="P41" style:family="paragraph" style:parent-style-name="Table_20_Contents">
      <style:paragraph-properties fo:line-height="100%" fo:text-align="start" style:justify-single-word="false"/>
      <style:text-properties fo:color="#ff4019" style:font-name="Arial1" fo:font-size="12pt" fo:font-weight="bold" style:font-size-asian="12pt" style:font-weight-asian="bold" style:font-size-complex="12pt" style:font-weight-complex="bold"/>
    </style:style>
    <style:style style:name="P42" style:family="paragraph" style:parent-style-name="Table_20_Contents">
      <style:paragraph-properties fo:line-height="100%" fo:text-align="start" style:justify-single-word="false"/>
      <style:text-properties fo:color="#ff4019" style:font-name="Arial" fo:font-size="12pt" fo:font-weight="bold"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fo:color="#ff4019" style:font-name="Arial" fo:font-size="12pt" fo:font-weight="bold"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style:font-name="Trebuchet MS" fo:font-size="10pt" style:font-name-asian="Trebuchet MS" style:font-size-asian="10pt" style:font-name-complex="Trebuchet MS" style:font-size-complex="10pt"/>
    </style:style>
    <style:style style:name="P45" style:family="paragraph" style:parent-style-name="Table_20_Contents">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46" style:family="paragraph" style:parent-style-name="Table_20_Contents">
      <style:text-properties style:language-asian="zxx" style:country-asian="none" style:language-complex="zxx" style:country-complex="none"/>
    </style:style>
    <style:style style:name="P47" style:family="paragraph" style:parent-style-name="Table_20_Contents">
      <style:text-properties style:text-underline-style="solid" style:text-underline-width="auto" style:text-underline-color="font-color" style:language-asian="zxx" style:country-asian="none" style:language-complex="zxx" style:country-complex="none"/>
    </style:style>
    <style:style style:name="P48" style:family="paragraph" style:parent-style-name="Table_20_Contents">
      <style:text-properties style:text-underline-style="none" style:language-asian="zxx" style:country-asian="none" style:language-complex="zxx" style:country-complex="none"/>
    </style:style>
    <style:style style:name="P49"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50" style:family="paragraph" style:parent-style-name="Text_20_body">
      <style:paragraph-properties fo:text-align="justify" style:justify-single-word="false"/>
    </style:style>
    <style:style style:name="P51" style:family="paragraph" style:parent-style-name="Text_20_body">
      <style:paragraph-properties fo:text-align="justify" style:justify-single-word="false"/>
      <style:text-properties fo:color="#000000" fo:font-size="10pt"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52" style:family="paragraph" style:parent-style-name="Text_20_body">
      <style:paragraph-properties fo:text-align="justify" style:justify-single-word="false"/>
      <style:text-properties fo:color="#000000" fo:font-size="2pt"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53" style:family="paragraph" style:parent-style-name="Text_20_body">
      <style:text-properties fo:background-color="transparent" style:language-asian="zxx" style:country-asian="none" style:language-complex="zxx" style:country-complex="none"/>
    </style:style>
    <style:style style:name="P54" style:family="paragraph" style:parent-style-name="Text_20_body">
      <style:paragraph-properties fo:text-align="justify" style:justify-single-word="false"/>
      <style:text-properties fo:background-color="transparent" style:language-asian="zxx" style:country-asian="none" style:language-complex="zxx" style:country-complex="none"/>
    </style:style>
    <style:style style:name="P55" style:family="paragraph" style:parent-style-name="Text_20_body">
      <style:text-properties style:language-asian="zxx" style:country-asian="none" style:language-complex="zxx" style:country-complex="none"/>
    </style:style>
    <style:style style:name="P56" style:family="paragraph" style:parent-style-name="Text_20_body">
      <style:text-properties style:font-name-asian="Calibri" style:font-size-asian="9pt" style:font-name-complex="Calibri" style:font-size-complex="9pt"/>
    </style:style>
    <style:style style:name="P57" style:family="paragraph" style:parent-style-name="Text_20_body">
      <style:text-properties style:font-name="Arial1" fo:font-size="11pt" style:font-name-asian="Calibri" style:font-size-asian="9pt" style:font-name-complex="Calibri" style:font-size-complex="9pt"/>
    </style:style>
    <style:style style:name="P58" style:family="paragraph" style:parent-style-name="Text_20_body">
      <style:paragraph-properties fo:text-align="start" style:justify-single-word="false"/>
      <style:text-properties style:font-name="Courier New" fo:font-size="10pt" style:font-size-asian="10pt" style:font-size-complex="10pt"/>
    </style:style>
    <style:style style:name="P59"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60" style:family="paragraph" style:parent-style-name="Subtitle">
      <style:paragraph-properties fo:text-align="center" style:justify-single-word="false"/>
    </style:style>
    <style:style style:name="P61" style:family="paragraph" style:parent-style-name="Title">
      <style:paragraph-properties fo:text-align="center" style:justify-single-word="false"/>
    </style:style>
    <style:style style:name="P62" style:family="paragraph" style:parent-style-name="Standard">
      <style:paragraph-properties fo:margin-left="0cm" fo:margin-right="0cm" fo:text-indent="0cm" style:auto-text-indent="false"/>
    </style:style>
    <style:style style:name="P63"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64"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65"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6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6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6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6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7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size-asian="10pt" style:font-size-complex="10pt"/>
    </style:style>
    <style:style style:name="P72" style:family="paragraph" style:parent-style-name="Standard">
      <style:paragraph-properties fo:margin-left="0cm" fo:margin-right="0cm" fo:text-indent="0cm" style:auto-text-indent="false"/>
      <style:text-properties style:language-asian="zxx" style:country-asian="none" style:language-complex="zxx" style:country-complex="none"/>
    </style:style>
    <style:style style:name="P73" style:family="paragraph" style:parent-style-name="Standard">
      <style:paragraph-properties fo:margin-left="0cm" fo:margin-right="0cm" fo:text-align="start" style:justify-single-word="false" fo:text-indent="0cm" style:auto-text-indent="false" style:text-autospace="none"/>
      <style:text-properties style:language-asian="zxx" style:country-asian="none" style:language-complex="zxx" style:country-complex="none"/>
    </style:style>
    <style:style style:name="P74" style:family="paragraph" style:parent-style-name="Standard">
      <style:paragraph-properties fo:margin-left="0cm" fo:margin-right="0cm" fo:text-indent="0cm" style:auto-text-indent="false"/>
      <style:text-properties style:text-underline-style="none" style:language-asian="zxx" style:country-asian="none" style:language-complex="zxx" style:country-complex="none"/>
    </style:style>
    <style:style style:name="P75"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76"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7" style:family="paragraph" style:parent-style-name="Standard">
      <style:paragraph-properties fo:margin-left="0cm" fo:margin-right="0cm" fo:text-align="start" style:justify-single-word="false" fo:text-indent="0cm" style:auto-text-indent="false" style:text-autospace="none"/>
    </style:style>
    <style:style style:name="P78" style:family="paragraph" style:parent-style-name="Text_20_body">
      <style:paragraph-properties fo:margin-left="0cm" fo:margin-right="0cm" fo:text-indent="0cm" style:auto-text-indent="false"/>
    </style:style>
    <style:style style:name="P79" style:family="paragraph" style:parent-style-name="Text_20_body">
      <style:paragraph-properties fo:margin-left="0cm" fo:margin-right="0cm" fo:text-indent="0cm" style:auto-text-indent="false"/>
      <style:text-properties style:language-asian="zxx" style:country-asian="none" style:language-complex="zxx" style:country-complex="none"/>
    </style:style>
    <style:style style:name="P80" style:family="paragraph" style:parent-style-name="Standard">
      <style:paragraph-properties fo:margin-left="-0.053cm" fo:margin-right="-0.009cm" fo:text-align="justify" style:justify-single-word="false" fo:text-indent="0cm" style:auto-text-indent="false"/>
    </style:style>
    <style:style style:name="P81" style:family="paragraph" style:parent-style-name="Standard">
      <style:paragraph-properties fo:margin-left="-0.097cm" fo:margin-right="-0.009cm" fo:text-align="justify" style:justify-single-word="false" fo:text-indent="0cm" style:auto-text-indent="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82" style:family="paragraph" style:parent-style-name="Table_20_Contents">
      <style:paragraph-properties fo:text-align="start" style:justify-single-word="false" fo:background-color="transparent">
        <style:background-image/>
      </style:paragraph-properties>
      <style:text-properties fo:color="#ff4019" style:font-name="Arial1" fo:font-size="6pt" fo:font-weight="bold" style:font-size-asian="6pt" style:font-weight-asian="bold" style:font-size-complex="6pt" style:font-weight-complex="bold"/>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6.002cm" style:type="right" style:leader-style="dotted" style:leader-text="."/>
        </style:tab-stops>
      </style:paragraph-properties>
    </style:style>
    <style:style style:name="P86" style:family="paragraph" style:parent-style-name="Standard" style:master-page-name="First_20_Page">
      <style:paragraph-properties fo:text-align="end" style:justify-single-word="false" style:page-number="auto"/>
      <style:text-properties style:font-name="Arial"/>
    </style:style>
    <style:style style:name="P87" style:family="paragraph" style:parent-style-name="Standard" style:list-style-name="L1">
      <style:paragraph-properties fo:text-align="justify" style:justify-single-word="false"/>
    </style:style>
    <style:style style:name="P88" style:family="paragraph" style:parent-style-name="Standard" style:list-style-name="L2">
      <style:paragraph-properties fo:text-align="justify" style:justify-single-word="false"/>
    </style:style>
    <style:style style:name="P89" style:family="paragraph" style:parent-style-name="Standard" style:list-style-name="L8">
      <style:paragraph-properties fo:text-align="justify" style:justify-single-word="false"/>
    </style:style>
    <style:style style:name="P90" style:family="paragraph" style:parent-style-name="Standard" style:list-style-name="L12">
      <style:paragraph-properties fo:text-align="justify" style:justify-single-word="false"/>
    </style:style>
    <style:style style:name="P91" style:family="paragraph" style:parent-style-name="Standard" style:list-style-name="L14">
      <style:paragraph-properties fo:text-align="justify" style:justify-single-word="false"/>
    </style:style>
    <style:style style:name="P92" style:family="paragraph" style:parent-style-name="Standard" style:list-style-name="L15">
      <style:paragraph-properties fo:text-align="justify" style:justify-single-word="false"/>
    </style:style>
    <style:style style:name="P93" style:family="paragraph" style:parent-style-name="Standard" style:list-style-name="L3">
      <style:paragraph-properties fo:text-align="justify" style:justify-single-word="false"/>
      <style:text-properties fo:background-color="transparent" style:language-asian="zxx" style:country-asian="none" style:language-complex="zxx" style:country-complex="none"/>
    </style:style>
    <style:style style:name="P94" style:family="paragraph" style:parent-style-name="Standard" style:list-style-name="L4">
      <style:paragraph-properties fo:text-align="justify" style:justify-single-word="false"/>
      <style:text-properties fo:background-color="transparent" style:language-asian="zxx" style:country-asian="none" style:language-complex="zxx" style:country-complex="none"/>
    </style:style>
    <style:style style:name="P95" style:family="paragraph" style:parent-style-name="Standard" style:list-style-name="L5">
      <style:paragraph-properties fo:text-align="justify" style:justify-single-word="false"/>
      <style:text-properties fo:background-color="transparent" style:language-asian="zxx" style:country-asian="none" style:language-complex="zxx" style:country-complex="none"/>
    </style:style>
    <style:style style:name="P96" style:family="paragraph" style:parent-style-name="Standard" style:list-style-name="L6">
      <style:paragraph-properties fo:text-align="justify" style:justify-single-word="false"/>
      <style:text-properties fo:background-color="transparent" style:language-asian="zxx" style:country-asian="none" style:language-complex="zxx" style:country-complex="none"/>
    </style:style>
    <style:style style:name="P97" style:family="paragraph" style:parent-style-name="Standard" style:list-style-name="L7">
      <style:paragraph-properties fo:text-align="justify" style:justify-single-word="false"/>
      <style:text-properties fo:background-color="transparent" style:language-asian="zxx" style:country-asian="none" style:language-complex="zxx" style:country-complex="none"/>
    </style:style>
    <style:style style:name="P98" style:family="paragraph" style:parent-style-name="Standard" style:list-style-name="L10">
      <style:paragraph-properties fo:text-align="justify" style:justify-single-word="false"/>
      <style:text-properties fo:background-color="transparent" style:language-asian="zxx" style:country-asian="none" style:language-complex="zxx" style:country-complex="none"/>
    </style:style>
    <style:style style:name="P99" style:family="paragraph" style:parent-style-name="Standard" style:list-style-name="L9">
      <style:paragraph-properties fo:text-align="justify" style:justify-single-word="false"/>
      <style:text-properties fo:background-color="transparent" style:language-asian="zxx" style:country-asian="none" style:language-complex="zxx" style:country-complex="none"/>
    </style:style>
    <style:style style:name="P100" style:family="paragraph" style:parent-style-name="Standard" style:list-style-name="L11">
      <style:paragraph-properties fo:text-align="justify" style:justify-single-word="false"/>
      <style:text-properties fo:background-color="transparent" style:language-asian="zxx" style:country-asian="none" style:language-complex="zxx" style:country-complex="none"/>
    </style:style>
    <style:style style:name="P101" style:family="paragraph" style:parent-style-name="Standard" style:list-style-name="L19">
      <style:text-properties fo:background-color="transparent" style:language-asian="zxx" style:country-asian="none" style:language-complex="zxx" style:country-complex="none"/>
    </style:style>
    <style:style style:name="P102" style:family="paragraph" style:parent-style-name="Standard" style:list-style-name="L20">
      <style:text-properties fo:background-color="transparent" style:language-asian="zxx" style:country-asian="none" style:language-complex="zxx" style:country-complex="none"/>
    </style:style>
    <style:style style:name="P103" style:family="paragraph" style:parent-style-name="Standard" style:list-style-name="L5">
      <style:paragraph-properties fo:text-align="justify" style:justify-single-word="false"/>
      <style:text-properties fo:background-color="#ffff00" style:language-asian="zxx" style:country-asian="none" style:language-complex="zxx" style:country-complex="none"/>
    </style:style>
    <style:style style:name="P104" style:family="paragraph" style:parent-style-name="Standard" style:list-style-name="L8"/>
    <style:style style:name="P105" style:family="paragraph" style:parent-style-name="Standard" style:list-style-name="L9"/>
    <style:style style:name="P106" style:family="paragraph" style:parent-style-name="Standard" style:list-style-name="L8">
      <style:text-properties style:language-asian="zxx" style:country-asian="none" style:language-complex="zxx" style:country-complex="none"/>
    </style:style>
    <style:style style:name="P107" style:family="paragraph" style:parent-style-name="Standard" style:list-style-name="L8">
      <style:paragraph-properties fo:text-align="justify" style:justify-single-word="false"/>
      <style:text-properties style:language-asian="zxx" style:country-asian="none" style:language-complex="zxx" style:country-complex="none"/>
    </style:style>
    <style:style style:name="P108" style:family="paragraph" style:parent-style-name="Standard" style:list-style-name="L17"/>
    <style:style style:name="P109" style:family="paragraph" style:parent-style-name="Standard" style:list-style-name="L18"/>
    <style:style style:name="P110" style:family="paragraph" style:parent-style-name="Heading_20_1">
      <style:paragraph-properties fo:text-align="justify" style:justify-single-word="false"/>
      <style:text-properties fo:background-color="transparent" style:language-asian="zxx" style:country-asian="none" style:language-complex="zxx" style:country-complex="none"/>
    </style:style>
    <style:style style:name="P111" style:family="paragraph" style:parent-style-name="Heading_20_1">
      <style:paragraph-properties fo:break-before="page"/>
      <style:text-properties fo:background-color="transparent"/>
    </style:style>
    <style:style style:name="P112" style:family="paragraph" style:parent-style-name="Heading_20_2">
      <style:text-properties fo:background-color="transparent" style:language-asian="zxx" style:country-asian="none" style:language-complex="zxx" style:country-complex="none"/>
    </style:style>
    <style:style style:name="P113" style:family="paragraph" style:parent-style-name="Heading_20_2">
      <style:text-properties style:language-asian="zxx" style:country-asian="none" style:language-complex="zxx" style:country-complex="none"/>
    </style:style>
    <style:style style:name="P114" style:family="paragraph" style:parent-style-name="Heading_20_2">
      <style:paragraph-properties fo:margin-left="0cm" fo:margin-right="0cm" fo:text-indent="0cm" style:auto-text-indent="false"/>
    </style:style>
    <style:style style:name="P115" style:family="paragraph" style:parent-style-name="Table_20_Contents" style:list-style-name="L8">
      <style:paragraph-properties fo:text-align="justify" style:justify-single-word="false"/>
    </style:style>
    <style:style style:name="P116" style:family="paragraph" style:parent-style-name="Table_20_Contents" style:list-style-name="L13">
      <style:paragraph-properties fo:text-align="justify" style:justify-single-word="false"/>
    </style:style>
    <style:style style:name="P117" style:family="paragraph" style:parent-style-name="Table_20_Contents">
      <style:paragraph-properties fo:text-align="start" style:justify-single-word="false"/>
      <style:text-properties style:font-name="Courier New"/>
    </style:style>
    <style:style style:name="P118" style:family="paragraph" style:parent-style-name="Heading_20_3">
      <style:text-properties fo:background-color="transparent" style:language-asian="zxx" style:country-asian="none" style:language-complex="zxx" style:country-complex="none"/>
    </style:style>
    <style:style style:name="P119" style:family="paragraph" style:parent-style-name="Heading_20_3">
      <style:paragraph-properties fo:text-align="justify" style:justify-single-word="false"/>
      <style:text-properties fo:background-color="transparent" style:language-asian="zxx" style:country-asian="none" style:language-complex="zxx" style:country-complex="none"/>
    </style:style>
    <style:style style:name="P120" style:family="paragraph" style:parent-style-name="Heading_20_3">
      <style:paragraph-properties fo:margin-left="0cm" fo:margin-right="0cm" fo:text-indent="0cm" style:auto-text-indent="false"/>
      <style:text-properties fo:background-color="transparent"/>
    </style:style>
    <style:style style:name="P121" style:family="paragraph" style:parent-style-name="Heading_20_3">
      <style:paragraph-properties fo:margin-left="0cm" fo:margin-right="0cm" fo:text-align="justify" style:justify-single-word="false" fo:text-indent="0cm" style:auto-text-indent="false"/>
    </style:style>
    <style:style style:name="P122" style:family="paragraph" style:parent-style-name="Heading_20_3">
      <style:paragraph-properties fo:margin-left="-0.023cm" fo:margin-right="0cm" fo:text-indent="0cm" style:auto-text-indent="false"/>
      <style:text-properties fo:background-color="transparent" style:language-asian="zxx" style:country-asian="none" style:language-complex="zxx" style:country-complex="none"/>
    </style:style>
    <style:style style:name="P123" style:family="paragraph" style:parent-style-name="Heading_20_4">
      <style:text-properties fo:background-color="transparent" style:language-asian="zxx" style:country-asian="none" style:language-complex="zxx" style:country-complex="none"/>
    </style:style>
    <style:style style:name="P124" style:family="paragraph" style:parent-style-name="Text_20_body" style:list-style-name="L16">
      <style:paragraph-properties fo:text-align="justify" style:justify-single-word="false"/>
      <style:text-properties fo:background-color="transparent" style:language-asian="zxx" style:country-asian="none" style:language-complex="zxx" style:country-complex="none"/>
    </style:style>
    <style:style style:name="P1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6"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style:language-asian="zxx" style:country-asian="none" style:font-weight-asian="bold" style:language-complex="zxx" style:country-complex="none" style:font-weight-complex="bold"/>
    </style:style>
    <style:style style:name="T3" style:family="text">
      <style:text-properties fo:font-style="italic" style:font-style-asian="italic" style:font-style-complex="italic"/>
    </style:style>
    <style:style style:name="T4" style:family="text">
      <style:text-properties fo:font-style="italic" fo:background-color="#ffff00"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000000"/>
    </style:style>
    <style:style style:name="T7" style:family="text">
      <style:text-properties fo:color="#000000" style:font-name="Courier New" fo:font-size="10pt" style:font-name-asian="Courier New" style:font-size-asian="10pt" style:font-name-complex="Courier New" style:font-size-complex="10pt"/>
    </style:style>
    <style:style style:name="T8" style:family="text">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T9" style:family="text">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T10" style:family="text">
      <style:text-properties fo:color="#000000" fo:font-weight="bold" style:font-weight-asian="bold" style:font-weight-complex="bold"/>
    </style:style>
    <style:style style:name="T11" style:family="text">
      <style:text-properties fo:color="#7f0055" fo:font-weight="bold" style:font-weight-asian="bold" style:font-weight-complex="bold"/>
    </style:style>
    <style:style style:name="T12" style:family="text">
      <style:text-properties fo:color="#2a00ff"/>
    </style:style>
    <style:style style:name="T13" style:family="text">
      <style:text-properties fo:color="#2a00ff" style:font-name="Courier New" fo:font-size="10pt" style:font-name-asian="Courier New" style:font-size-asian="10pt" style:font-name-complex="Courier New" style:font-size-complex="10pt"/>
    </style:style>
    <style:style style:name="T14" style:family="text">
      <style:text-properties fo:color="#3f7f5f"/>
    </style:style>
    <style:style style:name="T15" style:family="text">
      <style:text-properties fo:color="#0000c0" fo:font-style="italic" style:font-style-asian="italic" style:font-style-complex="italic"/>
    </style:style>
    <style:style style:name="T16"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17" style:family="text">
      <style:text-properties fo:color="#000080" style:text-underline-style="solid" style:text-underline-width="auto" style:text-underline-color="font-color"/>
    </style:style>
    <style:style style:name="T18"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19" style:family="text">
      <style:text-properties fo:color="#000080" style:font-name="Courier New" fo:font-weight="bold"/>
    </style:style>
    <style:style style:name="T20" style:family="text">
      <style:text-properties fo:color="#000080"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21" style:family="text">
      <style:text-properties fo:color="#ff0000"/>
    </style:style>
    <style:style style:name="T22" style:family="text">
      <style:text-properties fo:color="#ff0000" style:font-name="Courier New" fo:font-size="10pt" style:font-name-asian="Courier New" style:font-size-asian="10pt" style:font-name-complex="Courier New" style:font-size-complex="10pt"/>
    </style:style>
    <style:style style:name="T23" style:family="text">
      <style:text-properties fo:font-weight="normal" style:font-weight-asian="normal" style:font-weight-complex="normal"/>
    </style:style>
    <style:style style:name="T24" style:family="text">
      <style:text-properties fo:font-weight="normal" fo:background-color="transparent" style:language-asian="zxx" style:country-asian="none" style:font-weight-asian="normal" style:language-complex="zxx" style:country-complex="none" style:font-weight-complex="normal"/>
    </style:style>
    <style:style style:name="T25" style:family="text">
      <style:text-properties fo:background-color="#ffff00"/>
    </style:style>
    <style:style style:name="T26" style:family="text">
      <style:text-properties fo:background-color="transparent"/>
    </style:style>
    <style:style style:name="T27" style:family="text">
      <style:text-properties fo:background-color="transparent" style:language-asian="zxx" style:country-asian="none" style:language-complex="zxx" style:country-complex="none"/>
    </style:style>
    <style:style style:name="T28" style:family="text">
      <style:text-properties style:language-asian="zxx" style:country-asian="none" style:language-complex="zxx" style:country-complex="none"/>
    </style:style>
    <style:style style:name="T29" style:family="text">
      <style:text-properties style:font-name="Courier New"/>
    </style:style>
    <style:style style:name="T30" style:family="text">
      <style:text-properties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31" style:family="text">
      <style:text-properties fo:color="#808080" style:font-name="Courier New1" fo:font-style="italic" fo:font-weight="bold" style:font-weight-asian="bold" style:font-weight-complex="bold"/>
    </style:style>
    <style:style style:name="T32" style:family="text">
      <style:text-properties fo:font-size="10pt" fo:background-color="transparent" style:font-size-asian="10pt" style:language-asian="zxx" style:country-asian="none" style:font-size-complex="10pt" style:language-complex="zxx" style:country-complex="none"/>
    </style:style>
    <style:style style:name="T33" style:family="text">
      <style:text-properties fo:font-size="10pt" fo:font-weight="bold" fo:background-color="transparent" style:font-size-asian="10pt" style:language-asian="zxx" style:country-asian="none" style:font-weight-asian="bold" style:font-size-complex="10pt" style:language-complex="zxx" style:country-complex="none" style:font-weight-complex="bold"/>
    </style:style>
    <style:style style:name="T34" style:family="text">
      <style:text-properties style:use-window-font-color="true" style:text-outline="false" style:text-line-through-style="none" style:text-position="0% 100%" style:font-name="Tahoma"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5" style:family="text">
      <style:text-properties fo:color="#000000" style:text-outline="false" style:text-line-through-style="none" style:text-position="0% 100%" style:font-name="Tahoma"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
      <text:p text:style-name="P4"/>
      <text:p text:style-name="P4"/>
      <text:p text:style-name="P4"/>
      <text:p text:style-name="P6"><draw:frame draw:style-name="fr4" draw:name="gráficos3" text:anchor-type="paragraph" svg:width="9.252cm" svg:height="3.311cm" draw:z-index="77"><draw:image xlink:href="Pictures/100002010000010C0000009627A9294E.png" xlink:type="simple" xlink:show="embed" xlink:actuate="onLoad"/></draw:frame></text:p>
      <text:p text:style-name="P4"/>
      <text:p text:style-name="P4"/>
      <text:p text:style-name="P4"/>
      <text:p text:style-name="P4"/>
      <text:p text:style-name="P61">Manual de <text:span text:style-name="T3">Web Services</text:span></text:p>
      <text:p text:style-name="P61">de</text:p>
      <text:p text:style-name="P61"><text:s/>DIR3CAIB</text:p>
      <text:p text:style-name="P60">Manual d'Integració dels Serveis Web disponibles a Dir3Caib</text:p>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26"/>
            <text:p text:style-name="P26"><draw:frame draw:style-name="fr2" draw:name="gráficos2" text:anchor-type="as-char" svg:y="-2.533cm" svg:width="7.482cm" svg:height="3.533cm" draw:z-index="75"><draw:image xlink:href="Pictures/10000000000001080000006E696A8D4A.jpg" xlink:type="simple" xlink:show="embed" xlink:actuate="onLoad"/></draw:frame></text:p>
          </table:table-cell>
          <table:table-cell table:style-name="Tabla2.A1" office:value-type="string">
            <text:p text:style-name="P26"/>
          </table:table-cell>
          <table:table-cell table:style-name="Tabla2.C1" office:value-type="string">
            <text:p text:style-name="P26"><draw:frame draw:style-name="fr2" draw:name="gráficos4" text:anchor-type="as-char" svg:y="-0.446cm" svg:width="7.569cm" svg:height="2.639cm" draw:z-index="76"><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7">Informació general del document.</text:p>
            <text:p text:style-name="P37"/>
          </table:table-cell>
          <table:covered-table-cell/>
          <table:covered-table-cell/>
          <table:covered-table-cell/>
        </table:table-row>
        <table:table-row>
          <table:table-cell table:style-name="Tabla3.A2" table:number-columns-spanned="4" office:value-type="string" table:protected="true">
            <text:p text:style-name="P38">Descripció.</text:p>
          </table:table-cell>
          <table:covered-table-cell/>
          <table:covered-table-cell/>
          <table:covered-table-cell/>
        </table:table-row>
        <table:table-row table:style-name="Tabla3.3">
          <table:table-cell table:style-name="Tabla3.A3" table:number-columns-spanned="4" office:value-type="string">
            <text:p text:style-name="P39"/>
          </table:table-cell>
          <table:covered-table-cell/>
          <table:covered-table-cell/>
          <table:covered-table-cell/>
        </table:table-row>
        <table:table-row table:style-name="Tabla3.4">
          <table:table-cell table:style-name="Tabla3.A3" office:value-type="string" table:protected="true">
            <text:p text:style-name="P41">Títol:</text:p>
          </table:table-cell>
          <table:table-cell table:style-name="Tabla3.B4" table:number-columns-spanned="3" office:value-type="string">
            <text:p text:style-name="P35">Manual de WebServices de Dir3Caib</text:p>
          </table:table-cell>
          <table:covered-table-cell/>
          <table:covered-table-cell/>
        </table:table-row>
        <table:table-row table:style-name="Tabla3.4">
          <table:table-cell table:style-name="Tabla3.A3" office:value-type="string" table:protected="true">
            <text:p text:style-name="P42">Estat:</text:p>
          </table:table-cell>
          <table:table-cell table:style-name="Tabla3.B4" table:number-columns-spanned="3" office:value-type="string">
            <text:p text:style-name="P35">Esborrany/Aprovat</text:p>
          </table:table-cell>
          <table:covered-table-cell/>
          <table:covered-table-cell/>
        </table:table-row>
        <table:table-row table:style-name="Tabla3.4">
          <table:table-cell table:style-name="Tabla3.A3" office:value-type="string" table:protected="true">
            <text:p text:style-name="P42">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42">Autor/s:</text:p>
          </table:table-cell>
          <table:table-cell table:style-name="Tabla3.B4" table:number-columns-spanned="3" office:value-type="string">
            <text:p text:style-name="P35">Antoni Nadal Bennasar, Marilén González</text:p>
          </table:table-cell>
          <table:covered-table-cell/>
          <table:covered-table-cell/>
        </table:table-row>
        <table:table-row table:style-name="Tabla3.4">
          <table:table-cell table:style-name="Tabla3.A3" office:value-type="string" table:protected="true">
            <text:p text:style-name="P42">Creat:</text:p>
          </table:table-cell>
          <table:table-cell table:style-name="Tabla3.B8" table:number-columns-spanned="3" office:value-type="date" office:date-value="2014-12-10">
            <text:p text:style-name="P35">10/12/14</text:p>
          </table:table-cell>
          <table:covered-table-cell/>
          <table:covered-table-cell/>
        </table:table-row>
        <table:table-row table:style-name="Tabla3.4">
          <table:table-cell table:style-name="Tabla3.A3" office:value-type="string" table:protected="true">
            <text:p text:style-name="P42">Modificat</text:p>
          </table:table-cell>
          <table:table-cell table:style-name="Tabla3.B4" table:number-columns-spanned="3" office:value-type="string">
            <text:p text:style-name="P35"><text:date style:data-style-name="N37" text:date-value="2016-05-30T12:16:19.13">30/05/16</text:date></text:p>
          </table:table-cell>
          <table:covered-table-cell/>
          <table:covered-table-cell/>
        </table:table-row>
        <table:table-row table:style-name="Tabla3.4">
          <table:table-cell table:style-name="Tabla3.A3" office:value-type="string" table:protected="true">
            <text:p text:style-name="P42">Fitxer:</text:p>
          </table:table-cell>
          <table:table-cell table:style-name="Tabla3.B4" table:number-columns-spanned="3" office:value-type="string">
            <text:p text:style-name="P35"><text:file-name text:display="name-and-extension">Manual_de_WebServices_de_DIR3CAIB_esborrany.odt</text:file-name></text:p>
          </table:table-cell>
          <table:covered-table-cell/>
          <table:covered-table-cell/>
        </table:table-row>
        <table:table-row table:style-name="Tabla3.11">
          <table:table-cell table:style-name="Tabla3.A3" table:number-columns-spanned="4" office:value-type="string">
            <text:p text:style-name="P82"/>
          </table:table-cell>
          <table:covered-table-cell/>
          <table:covered-table-cell/>
          <table:covered-table-cell/>
        </table:table-row>
        <table:table-row>
          <table:table-cell table:style-name="Tabla3.A2" table:number-columns-spanned="4" office:value-type="string">
            <text:p text:style-name="P38">Històric de modificacions.</text:p>
          </table:table-cell>
          <table:covered-table-cell/>
          <table:covered-table-cell/>
          <table:covered-table-cell/>
        </table:table-row>
        <table:table-row>
          <table:table-cell table:style-name="Tabla3.A3" table:number-columns-spanned="4" office:value-type="string">
            <text:p text:style-name="P40"/>
          </table:table-cell>
          <table:covered-table-cell/>
          <table:covered-table-cell/>
          <table:covered-table-cell/>
        </table:table-row>
        <table:table-row>
          <table:table-cell table:style-name="Tabla3.A3" table:number-columns-spanned="2" office:value-type="string" table:protected="true">
            <text:p text:style-name="P43">Comentari:</text:p>
          </table:table-cell>
          <table:covered-table-cell/>
          <table:table-cell table:style-name="Tabla3.A3" office:value-type="string" table:protected="true">
            <text:p text:style-name="P43">Autor/s:</text:p>
          </table:table-cell>
          <table:table-cell table:style-name="Tabla3.A3" office:value-type="string" table:protected="true">
            <text:p text:style-name="P43">Data:</text:p>
          </table:table-cell>
        </table:table-row>
        <table:table-row table:style-name="Tabla3.4">
          <table:table-cell table:style-name="Tabla3.B4" table:number-columns-spanned="2" office:value-type="string">
            <text:p text:style-name="P27">Actualitzat els camps fecha de String a Date.</text:p>
          </table:table-cell>
          <table:covered-table-cell/>
          <table:table-cell table:style-name="Tabla3.B4" office:value-type="string">
            <text:p text:style-name="P27">Marilen González</text:p>
          </table:table-cell>
          <table:table-cell table:style-name="Tabla3.B8" office:value-type="date" office:date-value="2015-03-17">
            <text:p text:style-name="P27">17/03/15</text:p>
          </table:table-cell>
        </table:table-row>
        <table:table-row table:style-name="Tabla3.4">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8">
            <text:p text:style-name="P27"/>
          </table:table-cell>
        </table:table-row>
        <table:table-row table:style-name="Tabla3.4">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4" office:value-type="string">
            <text:p text:style-name="P27"/>
          </table:table-cell>
        </table:table-row>
        <table:table-row table:style-name="Tabla3.4">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4" office:value-type="string">
            <text:p text:style-name="P27"/>
          </table:table-cell>
        </table:table-row>
        <table:table-row>
          <table:table-cell table:style-name="Tabla3.A3" table:number-columns-spanned="4" office:value-type="string">
            <text:p text:style-name="P40"/>
          </table:table-cell>
          <table:covered-table-cell/>
          <table:covered-table-cell/>
          <table:covered-table-cell/>
        </table:table-row>
        <table:table-row>
          <table:table-cell table:style-name="Tabla3.A2" table:number-columns-spanned="4" office:value-type="string" table:protected="true">
            <text:p text:style-name="P38">Font documental.</text:p>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44"/>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
      <text:p text:style-name="P49"/>
      <text:p text:style-name="P5"/>
      <text:p text:style-name="P7"/>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83">1.-Introducció<text:tab/>4</text:p>
          <text:p text:style-name="P84">1.1.-Introducció General<text:tab/>5</text:p>
          <text:p text:style-name="P84">1.2.-Rols dels Usuaris Aplicació<text:tab/>5</text:p>
          <text:p text:style-name="P84">1.3.-API de Comunicació<text:tab/>6</text:p>
          <text:p text:style-name="P85">1.3.1.-Generar codi a partir de WSDL<text:tab/>6</text:p>
          <text:p text:style-name="P85">1.3.2.-Emprar llibreries compilades<text:tab/>6</text:p>
          <text:p text:style-name="P85">1.3.3.-Utilitzar jar de l'API del repositori maven<text:tab/>7</text:p>
          <text:p text:style-name="P84">1.4.-Instanciar API de Web Service<text:tab/>7</text:p>
          <text:p text:style-name="P84">1.5.-Mètodes Comuns a Totes les APIs<text:tab/>8</text:p>
          <text:p text:style-name="P85">1.5.1.-String getVersion() i <text:s/>int getVersionWs()<text:tab/>8</text:p>
          <text:p text:style-name="P84">1.6.-Gestió d'Errors <text:tab/>9</text:p>
          <text:p text:style-name="P85">1.6.1.-Exception<text:tab/>9</text:p>
          <text:p text:style-name="P83">2.-API de Catàleg<text:tab/>10</text:p>
          <text:p text:style-name="P84">2.1.-Introducció<text:tab/>10</text:p>
          <text:p text:style-name="P84">2.2.-Mètodes de l'API Catàleg<text:tab/>10</text:p>
          <text:p text:style-name="P85">2.2.1.-obtenerCatComunidadAutonoma()<text:tab/>10</text:p>
          <text:p text:style-name="P85">2.2.2.-obtenerCatEntidadGeografica()<text:tab/>11</text:p>
          <text:p text:style-name="P85">2.2.3.-obtenerCatProvincia()<text:tab/>11</text:p>
          <text:p text:style-name="P85">2.2.4.-obtenerCatLocalidad()<text:tab/>12</text:p>
          <text:p text:style-name="P85">2.2.5.-obtenerCatNivelAdministracion()<text:tab/>12</text:p>
          <text:p text:style-name="P85">2.2.6.-obtenerCatEstadoEntidad()<text:tab/>13</text:p>
          <text:p text:style-name="P85">2.2.7.-obtenerCatPais()<text:tab/>13</text:p>
          <text:p text:style-name="P83">3.-API D'Unitats<text:tab/>14</text:p>
          <text:p text:style-name="P84">3.1.-obtenerArbolUnidades<text:tab/>14</text:p>
          <text:p text:style-name="P84">3.2.-obtenerUnidad<text:tab/>15</text:p>
          <text:p text:style-name="P83">4.-API d'Oficines<text:tab/>16</text:p>
          <text:p text:style-name="P84">4.1.-obtenerOficina<text:tab/>16</text:p>
          <text:p text:style-name="P84">4.2.-obtenerArbolOficinas<text:tab/>16</text:p>
          <text:p text:style-name="P84">4.3.-obtenerOficinasSIRUnidad<text:tab/>17</text:p>
          <text:p text:style-name="P84">4.4.-Exemples<text:tab/>17</text:p>
          <text:p text:style-name="P83">5.-Model de dades<text:tab/>21</text:p>
          <text:p text:style-name="P84">5.1.-Classe CatEstadoEntidad<text:tab/>21</text:p>
          <text:p text:style-name="P84">5.2.-Classe CatNivelAdministracion<text:tab/>21</text:p>
          <text:p text:style-name="P84">5.3.-Classe CatPais<text:tab/>22</text:p>
          <text:p text:style-name="P84">5.4.-Classe CatComunidadAutonomaTF<text:tab/>22</text:p>
          <text:p text:style-name="P84">5.5.-Classe CatProvinciaTF<text:tab/>22</text:p>
          <text:p text:style-name="P84">5.6.-Classe CatLocalidadTF<text:tab/>22</text:p>
          <text:p text:style-name="P84">5.7.-Classe CatEntidadGeograficaTF<text:tab/>23</text:p>
          <text:p text:style-name="P84">5.8.-Classe UnidadTF<text:tab/>23</text:p>
          <text:p text:style-name="P84">5.9.-Classe OficinaTF<text:tab/>24</text:p>
          <text:p text:style-name="P84">5.10.-Classe RelacionSirOfiTF<text:tab/>24</text:p>
          <text:p text:style-name="P84">5.11.-Classe RelacionOrganizativaOfiTF<text:tab/>25</text:p>
          <text:p text:style-name="P83">6.-Descripció dels serveis REST<text:tab/>25</text:p>
          <text:p text:style-name="P84">6.1.-Serveis<text:tab/>25</text:p>
          <text:p text:style-name="P85">6.1.1.-busquedaOrganismos<text:tab/>25</text:p>
          <text:p text:style-name="P85">6.1.2.-busquedaOficinas<text:tab/>26</text:p>
          <text:p text:style-name="P85">6.1.3.-unidadDenominacion<text:tab/>26</text:p>
          <text:p text:style-name="P85"><text:soft-page-break/>6.1.4.-oficinaDenominacion<text:tab/>27</text:p>
          <text:p text:style-name="P84">6.2.-Model de dades dels serveis REST<text:tab/>27</text:p>
          <text:p text:style-name="P85">6.2.1.-Unidad<text:tab/>27</text:p>
          <text:p text:style-name="P85">6.2.2.-Oficina<text:tab/>30</text:p>
          <text:p text:style-name="P84">6.3.-Exemple<text:tab/>31</text:p>
          <text:p text:style-name="P83">7.-Wsdl<text:tab/>32</text:p>
          <text:p text:style-name="P84">7.1.-Catàleg<text:tab/>32</text:p>
          <text:p text:style-name="P84">7.2.-Unitats<text:tab/>35</text:p>
          <text:p text:style-name="P84">7.3.-Oficines<text:tab/>36</text:p>
        </text:index-body>
      </text:table-of-content>
      <text:p text:style-name="Text_20_body"/>
      <text:p text:style-name="Text_20_body"/>
      <text:h text:style-name="Heading_20_1" text:outline-level="1" text:is-list-header="true"><text:bookmark-start text:name="__RefHeading__6818_1236556764"/><text:bookmark-end text:name="__RefHeading__6818_1236556764"/></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NumPara__3297_1630876205"/><text:soft-page-break/>Introducció<text:bookmark-end text:name="__RefNumPara__3297_1630876205"/></text:h>
      <text:p text:style-name="P18"/>
      <text:h text:style-name="Heading_20_2" text:outline-level="2"><text:bookmark-start text:name="__RefNumPara__4935_307724931"/>Introducció General<text:bookmark-end text:name="__RefNumPara__4935_307724931"/></text:h>
      <text:p text:style-name="P19"/>
      <text:p text:style-name="P21"><text:tab/>Dir3Caib ofereix tres web services que ens permeten fer feina amb les tres principals àrees que són Catàleg, Unitats i Oficines. <text:s/></text:p>
      <text:list xml:id="list8825878485929379418" text:style-name="L1">
        <text:list-item>
          <text:p text:style-name="P87"><text:span text:style-name="T1">Catàleg</text:span>: Dir3Caib proveeix d'un catàleg amb un conjunt de conceptes que ens permet classificar les Unitats i Oficines. El catàleg està format per:</text:p>
        </text:list-item>
      </text:list>
      <text:list xml:id="list6949393093289852316" text:style-name="L2">
        <text:list-item>
          <text:p text:style-name="P88">Àmbits Territorial</text:p>
        </text:list-item>
        <text:list-item>
          <text:p text:style-name="P88">Comunitats Autònomes</text:p>
        </text:list-item>
        <text:list-item>
          <text:p text:style-name="P88">Entitats Geogràfiques </text:p>
        </text:list-item>
        <text:list-item>
          <text:p text:style-name="P88">Estat d'Entitat</text:p>
        </text:list-item>
        <text:list-item>
          <text:p text:style-name="P88">Illes</text:p>
        </text:list-item>
        <text:list-item>
          <text:p text:style-name="P88">Jerarquies Oficina</text:p>
        </text:list-item>
        <text:list-item>
          <text:p text:style-name="P88">Localitats</text:p>
        </text:list-item>
        <text:list-item>
          <text:p text:style-name="P88">Motius d'Extinció</text:p>
        </text:list-item>
        <text:list-item>
          <text:p text:style-name="P88">Nivells d'Administració</text:p>
        </text:list-item>
        <text:list-item>
          <text:p text:style-name="P88">Països</text:p>
        </text:list-item>
        <text:list-item>
          <text:p text:style-name="P88">Províncies</text:p>
        </text:list-item>
        <text:list-item>
          <text:p text:style-name="P88">Tipus de Contactes</text:p>
        </text:list-item>
        <text:list-item>
          <text:p text:style-name="P88">Tipus d'Entitats Públiques</text:p>
        </text:list-item>
        <text:list-item>
          <text:p text:style-name="P88">Tipus d'Unitat Orgànica</text:p>
        </text:list-item>
        <text:list-item>
          <text:p text:style-name="P88">Tipus de Via </text:p>
        </text:list-item>
      </text:list>
      <text:list xml:id="list32344336" text:continue-list="list8825878485929379418" text:style-name="L1">
        <text:list-header>
          <text:p text:style-name="P87"/>
        </text:list-header>
        <text:list-item>
          <text:p text:style-name="P87"><text:span text:style-name="T1">Unitats</text:span>: <text:s/>Dir3Caib també permet obtenir arbres d'unitats o unitats de manera individual.</text:p>
        </text:list-item>
        <text:list-item>
          <text:p text:style-name="P87"><text:span text:style-name="T1">Oficines</text:span>: Les oficines funcionen pràcticament igual que les unitats, es pot obtenir un arbre d'oficines, una oficina en concret i un llistat de les oficines SIR d'una unitat especificada.</text:p>
        </text:list-item>
      </text:list>
      <text:p text:style-name="P21"/>
      <text:p text:style-name="P21"><text:tab/>Les àrees de les que s'ha parlat anteriorment són:</text:p>
      <text:p text:style-name="P21"/>
      <table:table table:name="Tabla4" table:style-name="Tabla4">
        <table:table-column table:style-name="Tabla4.A"/>
        <table:table-column table:style-name="Tabla4.B"/>
        <table:table-column table:style-name="Tabla4.C"/>
        <table:table-row>
          <table:table-cell table:style-name="Tabla4.A1" office:value-type="string">
            <text:p text:style-name="P34">Nom</text:p>
          </table:table-cell>
          <table:table-cell table:style-name="Tabla4.A1" office:value-type="string">
            <text:p text:style-name="P34">Descripció</text:p>
          </table:table-cell>
          <table:table-cell table:style-name="Tabla4.C1" office:value-type="string">
            <text:p text:style-name="P34">Context</text:p>
          </table:table-cell>
        </table:table-row>
        <table:table-row>
          <table:table-cell table:style-name="Tabla4.A2" office:value-type="string">
            <text:p text:style-name="P29">Catàlegs</text:p>
          </table:table-cell>
          <table:table-cell table:style-name="Tabla4.A2" office:value-type="string">
            <text:p text:style-name="P29">Obté els catàlegs de l'aplicació</text:p>
          </table:table-cell>
          <table:table-cell table:style-name="Tabla4.C2" office:value-type="string">
            <text:p text:style-name="P29">/dir3caib/ws/Dir3CaibObtenerCatalogos</text:p>
          </table:table-cell>
        </table:table-row>
        <table:table-row>
          <table:table-cell table:style-name="Tabla4.A2" office:value-type="string">
            <text:p text:style-name="P29">Unitats</text:p>
          </table:table-cell>
          <table:table-cell table:style-name="Tabla4.A2" office:value-type="string">
            <text:p text:style-name="P29">Obté les unitats de l'aplicació i les seves relacions</text:p>
          </table:table-cell>
          <table:table-cell table:style-name="Tabla4.C2" office:value-type="string">
            <text:p text:style-name="P29">/dir3caib/ws/Dir3CaibObtenerUnidades</text:p>
          </table:table-cell>
        </table:table-row>
        <table:table-row>
          <table:table-cell table:style-name="Tabla4.A2" office:value-type="string">
            <text:p text:style-name="P29">Oficines</text:p>
          </table:table-cell>
          <table:table-cell table:style-name="Tabla4.A2" office:value-type="string">
            <text:p text:style-name="P29">Obté les Oficines de l'aplicació i les seves relacions</text:p>
          </table:table-cell>
          <table:table-cell table:style-name="Tabla4.C2" office:value-type="string">
            <text:p text:style-name="P29">/dir3caib/ws/Dir3CaibObtenerOficinas</text:p>
          </table:table-cell>
        </table:table-row>
        <table:table-row>
          <table:table-cell table:style-name="Tabla4.A2" office:value-type="string">
            <text:p text:style-name="P29"/>
          </table:table-cell>
          <table:table-cell table:style-name="Tabla4.A2" office:value-type="string">
            <text:p text:style-name="P29"/>
          </table:table-cell>
          <table:table-cell table:style-name="Tabla4.C2" office:value-type="string">
            <text:p text:style-name="P29"/>
          </table:table-cell>
        </table:table-row>
      </table:table>
      <text:p text:style-name="P21"/>
      <text:p text:style-name="P21"><text:tab/>Per exemple, en un servidor en el nostre ordinador, la ruta per accedir als serveis de Catàlegs seria la següent <text:a xlink:type="simple" xlink:href="http://localhost:8080/dir3caib/ws/Dir3CaibObtenerCatalogos" text:style-name="Internet_20_link" text:visited-style-name="Visited_20_Internet_20_Link">http://localhost:8080/dir3caib/ws/Dir3CaibObtenerCatalogos</text:a> i per accedir al WSDL de Catàlegs seria la següent <text:a xlink:type="simple" xlink:href="http://localhost:8080/dir3caib/ws/Dir3CaibObtenerCatalogos?wsdl" text:style-name="Internet_20_link" text:visited-style-name="Visited_20_Internet_20_Link">http://localhost:8080/dir3caib/ws/Dir3CaibObtenerCatalogos?wsdl</text:a>.</text:p>
      <text:p text:style-name="P21"/>
      <text:p text:style-name="P21"/>
      <text:h text:style-name="Heading_20_2" text:outline-level="2"><text:soft-page-break/>Rols dels Usuaris Aplicació</text:h>
      <text:p text:style-name="P21"><text:tab/>Els usuaris aplicació són els usuaris autoritzats a connectar-se via web services amb el DIR3CAIB. El rol que han de tenir és el següent:</text:p>
      <text:list xml:id="list4591735046250033976" text:style-name="L3">
        <text:list-item>
          <text:list>
            <text:list-header>
              <text:p text:style-name="P93"/>
            </text:list-header>
            <text:list-item>
              <text:p text:style-name="P93"><text:span text:style-name="T1">ROLE ADMIN (DIR_ADMIN)</text:span>: És el rol administrador de l'aplicació i que permet fer les operacions dels diferents ws.</text:p>
            </text:list-item>
          </text:list>
        </text:list-item>
      </text:list>
      <text:p text:style-name="P21"><text:tab/></text:p>
      <text:p text:style-name="P21"><text:tab/>Quan es detalli cada mètode de web service s'indicarà quins rols es requereixen per poder cridar al mètode en qüestió.</text:p>
      <text:p text:style-name="P21"><text:tab/>Com és lògic, els web services no autenticats no requereixen d'usuari aplicació per la cridada dels seus mètodes cosa que fa sense sentit els rols descrits en aquest punt.</text:p>
      <text:p text:style-name="P21"/>
      <text:p text:style-name="P21"/>
      <text:h text:style-name="Heading_20_2" text:outline-level="2"><text:bookmark-start text:name="__RefNumPara__4937_307724931"/>API de Comunicació<text:bookmark-end text:name="__RefNumPara__4937_307724931"/></text:h>
      <text:p text:style-name="P21"/>
      <text:p text:style-name="P21"><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ón les accions disponibles per cada web service. El codi necessari per connectar-se al servidor via web services es pot aconseguir de dues formes:</text:p>
      <text:list xml:id="list8272096430842196317" text:style-name="L4">
        <text:list-item>
          <text:p text:style-name="P94">Generar codi a partir de wsdl o</text:p>
        </text:list-item>
        <text:list-item>
          <text:p text:style-name="P94">Emprar llibreries compilades</text:p>
        </text:list-item>
        <text:list-item>
          <text:p text:style-name="P94">Utilitzar jar de l'API del repositori maven</text:p>
        </text:list-item>
      </text:list>
      <text:p text:style-name="P21"/>
      <text:p text:style-name="P21"><text:tab/>Es recomana la tercera opció ja que aquesta opció inclou classes d'utilitat de client web service com classes amb les constants del projecte Dir3Caib, mètodes d'utilitat de gestió d'excepcions i fitxers de traduccions, i a més no s'ha d'anar a cercar el jar per la web de sourceforge.</text:p>
      <text:p text:style-name="P21"/>
      <text:h text:style-name="P119" text:outline-level="3">Generar codi a partir de WSDL</text:h>
      <text:p text:style-name="P21"/>
      <text:p text:style-name="Standard"><text:tab/>Per exemple per obtenir l'API de comunicació del web service <text:span text:style-name="T28">Dir3CaibObtenerCatalogos</text:span><text:span text:style-name="T27"> executaríem la següent comanda:</text:span></text:p>
      <text:p text:style-name="P21"/>
      <table:table table:name="Tabla1" table:style-name="Tabla1">
        <table:table-column table:style-name="Tabla1.A"/>
        <table:table-row>
          <table:table-cell table:style-name="Tabla1.A1" office:value-type="string">
            <text:p text:style-name="P30"/>
            <text:p text:style-name="P30">wsconsume -k http://localhost:8080/dir3caib/ws/Dir3CaibObtenerCatalogos?wsdl -s src/main/java -n -p es.caib.dir3caib.ws.api.v1</text:p>
            <text:p text:style-name="P31"/>
          </table:table-cell>
        </table:table-row>
      </table:table>
      <text:p text:style-name="P21"/>
      <text:p text:style-name="P21"/>
      <text:p text:style-name="P21"><text:tab/>El programa wsconsume és un script (.bat i .sh) que es troba en el directori bin del JBoss al que abans se li ha instal·lat el <text:span text:style-name="T3">patch</text:span> de CXF i el que fa és generar el codi java necessari per connectar-se al web service.</text:p>
      <text:p text:style-name="P21"/>
      <text:h text:style-name="Heading_20_3" text:outline-level="3">Emprar llibreries compilades</text:h>
      <text:p text:style-name="P21"><text:tab/>Com ja s'ha comentat la utilització de les APIs ja compilades són la segona millor opció ja <text:soft-page-break/>que inclou un conjunt de classes d'utilitat com són les constants utilitzades en les cridades a l'API. </text:p>
      <text:p text:style-name="P21"/>
      <text:p text:style-name="P21"><text:tab/>Aquesta API la podem trobar a la següent ruta ws/dir3caib_api/target/dir3caib-ws-api-1.0.0.jar si compilam el codi de DIR3CAIB o en la mateixa ruta si ens descarregam el zip del binari de Dir3Caib que trobarem dins l'apartat de<text:span text:style-name="T25"> </text:span><text:span text:style-name="T4">files</text:span><text:span text:style-name="T25"> de http://portafib.sourceforge.net.</text:span></text:p>
      <text:p text:style-name="P21"/>
      <text:p text:style-name="P22"/>
      <text:list xml:id="list9010645117246354657" text:style-name="L5">
        <text:list-header>
          <text:p text:style-name="P103"/>
          <text:p text:style-name="P95"/>
        </text:list-header>
      </text:list>
      <text:h text:style-name="P120" text:outline-level="3">Utilitzar jar de l'API del repositori maven</text:h>
      <text:p text:style-name="P21"/>
      <text:p text:style-name="P21"><text:tab/>És el mateix jar descrit en el punt anterior però no l'hem d'anar a cercar a cap pàgina web sinó que està emmagatzemat dins d'un repositori maven que s'ha fet dins el projecte DIR3CAIB de <text:s/>sourceforge. Només hem d'afegir el repositori de DIR3CAIB dins el nostre pom.xml del projecte:</text:p>
      <text:p text:style-name="P22"/>
      <table:table table:name="Tabla66" table:style-name="Tabla66">
        <table:table-column table:style-name="Tabla66.A"/>
        <table:table-row table:style-name="Tabla66.1">
          <table:table-cell table:style-name="Tabla66.A1" office:value-type="string">
            <text:p text:style-name="P33">&lt;repositories&gt;<text:line-break/> <text:s/>&lt;repository&gt;</text:p>
            <text:p text:style-name="P117"><text:span text:style-name="T32"><text:s text:c="4"/>&lt;id&gt;</text:span><text:span text:style-name="T33">es.caib.dir3caib</text:span><text:span text:style-name="T32">&lt;/id&gt;<text:line-break/> <text:s text:c="3"/>&lt;name&gt;</text:span><text:span text:style-name="T33">Dir3Caib Maven Repository</text:span><text:span text:style-name="T32">&lt;/name&gt;<text:line-break/> <text:s text:c="3"/>&lt;url&gt;</text:span><text:span text:style-name="T31">http://GovernIB.github.io/dir3caib/maven/</text:span><text:span text:style-name="T32">&lt;/url&gt;<text:line-break/> <text:s/>&lt;/repository&gt;<text:line-break/>&lt;repositories&gt;</text:span></text:p>
          </table:table-cell>
        </table:table-row>
      </table:table>
      <text:p text:style-name="P22"/>
      <text:p text:style-name="P21">I a més afegir la dependència al jar corresponent:</text:p>
      <text:p text:style-name="P22"/>
      <table:table table:name="Tabla110" table:style-name="Tabla110">
        <table:table-column table:style-name="Tabla110.A"/>
        <table:table-row table:style-name="Tabla110.1">
          <table:table-cell table:style-name="Tabla110.A1" office:value-type="string">
            <text:p text:style-name="P33">&lt;dependencies&gt;</text:p>
            <text:p text:style-name="P33"><text:s text:c="4"/>&lt;dependency&gt;</text:p>
            <text:p text:style-name="P33"><text:s text:c="8"/>&lt;artifactId&gt;dir3caib<text:span text:style-name="T1">-ws-api</text:span>&lt;/artifactId&gt;<text:line-break/> <text:s text:c="7"/>&lt;groupId&gt;<text:span text:style-name="T1">es.caib.dir3caib</text:span>&lt;/groupId&gt;</text:p>
            <text:p text:style-name="P33"><text:s text:c="8"/>&lt;version&gt;[<text:span text:style-name="T5">dir3caib_required_version</text:span>]&lt;/version&gt;</text:p>
            <text:p text:style-name="P33"><text:s text:c="4"/>&lt;/dependency&gt;</text:p>
            <text:p text:style-name="P33">&lt;/dependencies&gt;</text:p>
          </table:table-cell>
        </table:table-row>
      </table:table>
      <text:p text:style-name="P22"/>
      <text:p text:style-name="P21"/>
      <text:h text:style-name="Heading_20_2" text:outline-level="2"><text:bookmark-start text:name="__RefHeading__4961_1423785711"/>Instanciar API de Web Service<text:bookmark-end text:name="__RefHeading__4961_1423785711"/></text:h>
      <text:p text:style-name="P21"/>
      <text:p text:style-name="P21"><text:tab/>El serveis descrits en el punt <text:bookmark-ref text:reference-format="number-all-superior" text:ref-name="__RefNumPara__4935_307724931">1.1.-</text:bookmark-ref><text:bookmark-ref text:reference-format="text" text:ref-name="__RefNumPara__4935_307724931">Introducció General</text:bookmark-ref> 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 </text:p>
      <text:p text:style-name="P21"/>
      <text:p text:style-name="P21"/>
      <text:p text:style-name="P21"><text:tab/></text:p>
      <table:table table:name="Tabla29" table:style-name="Tabla29">
        <table:table-column table:style-name="Tabla29.A"/>
        <text:soft-page-break/>
        <table:table-row table:style-name="Tabla29.1">
          <table:table-cell table:style-name="Tabla29.A1" office:value-type="string">
            <text:p text:style-name="P70">String endpoint=<text:span text:style-name="T12">"http://localhost:8080/dir3caib/ws/Dir3CaibObtenerCatalogos"</text:span>;</text:p>
            <text:p text:style-name="P70">URL <text:span text:style-name="T1">wsdl</text:span> = new URL(endpoint + "?wsdl");</text:p>
            <text:p text:style-name="P16">Dir3CaibObtenerCatalogosWsService catalagosService = </text:p>
            <text:p text:style-name="P11"><text:span text:style-name="T10"><text:s text:c="32"/></text:span><text:span text:style-name="T11">new</text:span><text:span text:style-name="T6"> Dir3CaibObtenerCatalogosWsService(wsdl);</text:span></text:p>
            <text:p text:style-name="P70">Dir3CaibObtenerCatalogosWs catalogo = <text:s text:c="20"/>catalagosService.getDir3CaibObtenerCatalogosWs();</text:p>
            <text:p text:style-name="P70"><text:s text:c="4"/></text:p>
            <text:p text:style-name="P76">// Adreça servidor</text:p>
            <text:p text:style-name="P64"><text:span text:style-name="T6">String usr_app = </text:span><text:span text:style-name="T12">"user_app"</text:span><text:span text:style-name="T6">; </text:span><text:span text:style-name="T14">// username application</text:span></text:p>
            <text:p text:style-name="P64"><text:span text:style-name="T6">String pwd_app = </text:span><text:span text:style-name="T12">"mypassword"</text:span><text:span text:style-name="T6">; </text:span><text:span text:style-name="T14">// password application</text:span></text:p>
            <text:p text:style-name="P70">Map&lt;String, Object&gt; reqContext = ((BindingProvider) catalogo).getRequestContext();</text:p>
            <text:p text:style-name="P64"><text:span text:style-name="T6">reqContext.put(BindingProvider.</text:span><text:span text:style-name="T15">ENDPOINT_ADDRESS_PROPERTY</text:span><text:span text:style-name="T6">, endpoint);</text:span></text:p>
            <text:p text:style-name="P65"><text:span text:style-name="T6">reqContext.put(BindingProvider.</text:span><text:span text:style-name="T15">USERNAME_PROPERTY</text:span><text:span text:style-name="T6">, usr_app);</text:span></text:p>
            <text:p text:style-name="P65"><text:span text:style-name="T6">reqContext.put(BindingProvider.</text:span><text:span text:style-name="T15">PASSWORD_PROPERTY</text:span><text:span text:style-name="T6">, pwd_app); </text:span></text:p>
            <text:p text:style-name="P70"><text:s text:c="4"/></text:p>
            <text:p text:style-name="P75"><text:span text:style-name="T7">System.</text:span><text:span text:style-name="T16">out</text:span><text:span text:style-name="T7">.println(</text:span><text:span text:style-name="T13">"Versio "</text:span><text:span text:style-name="T7"> + catalogo.getVersion());</text:span></text:p>
          </table:table-cell>
        </table:table-row>
      </table:table>
      <text:p text:style-name="P21"/>
      <text:p text:style-name="P21"><text:tab/>Les dues línies en negreta introdueixen dins la petició l'usuari i contrasenya de l'usuari aplicació que volem utilitzar per fer la cridada.</text:p>
      <text:p text:style-name="P21"/>
      <text:h text:style-name="Heading_20_2" text:outline-level="2">Mètodes Comuns a Totes les APIs</text:h>
      <text:p text:style-name="P21"/>
      <text:p text:style-name="P21"><text:tab/>Cada Web Service conté uns mètodes d'utilitat comuns a totes les APIs i que són:</text:p>
      <text:p text:style-name="P21"/>
      <text:h text:style-name="Heading_20_3" text:outline-level="3">String getVersion() i <text:s/>int getVersionWs()</text:h>
      <text:list xml:id="list1831710154042159430" text:style-name="L6">
        <text:list-header>
          <text:p text:style-name="P96"/>
        </text:list-header>
      </text:list>
      <text:p text:style-name="P21">Retorna la versió del Dir3Caib <text:s/>i la versió dels Web Service del Dir3Caib respectivament.</text:p>
      <text:p text:style-name="P21"/>
      <text:p text:style-name="P21">Vegem un exemple emprant l'API instanciada en el punt anterior:</text:p>
      <text:p text:style-name="P21"/>
      <table:table table:name="Tabla6" table:style-name="Tabla6">
        <table:table-column table:style-name="Tabla6.A"/>
        <table:table-row>
          <table:table-cell table:style-name="Tabla6.A1" office:value-type="string">
            <text:p text:style-name="P9"><text:span text:style-name="T6"><text:s text:c="6"/>System.</text:span><text:span text:style-name="T15">out</text:span><text:span text:style-name="T6">.println(</text:span><text:span text:style-name="T12">"Versió Dir3Caib <text:s text:c="2"/>: "</text:span><text:span text:style-name="T6"> + catalogo.getVersion());</text:span></text:p>
            <text:p text:style-name="P73"><text:span text:style-name="T7"><text:s text:c="6"/>System.</text:span><text:span text:style-name="T16">out</text:span><text:span text:style-name="T7">.println(</text:span><text:span text:style-name="T13">"Versió Dir3Caib-WS: "</text:span><text:span text:style-name="T7"> + catalogo.getVersionWs());</text:span></text:p>
          </table:table-cell>
        </table:table-row>
      </table:table>
      <text:p text:style-name="P21"/>
      <text:p text:style-name="P21">I la sortida de l'execució del programa obtindríem una cosa com:</text:p>
      <text:p text:style-name="P21"/>
      <table:table table:name="Tabla7" table:style-name="Tabla7">
        <table:table-column table:style-name="Tabla7.A"/>
        <table:table-row>
          <table:table-cell table:style-name="Tabla7.A1" office:value-type="string">
            <text:p text:style-name="P81">Versió Dir3Caib <text:s/>: 1.0.0</text:p>
            <text:p text:style-name="P66">Versió Dir3Caib-WS: 1.0</text:p>
          </table:table-cell>
        </table:table-row>
      </table:table>
      <text:p text:style-name="P19"/>
      <table:table table:name="Tabla67" table:style-name="Tabla67">
        <table:table-column table:style-name="Tabla67.A"/>
        <table:table-column table:style-name="Tabla67.B"/>
        <table:table-row>
          <table:table-cell table:style-name="Tabla67.A1" office:value-type="string">
            <text:p text:style-name="P59"><text:s/><draw:frame draw:style-name="fr3" draw:name="gráficos14" text:anchor-type="as-char" svg:width="1.339cm" svg:height="1.339cm" draw:z-index="68"><draw:image xlink:href="Pictures/10000201000000330000003367444CDA.png" xlink:type="simple" xlink:show="embed" xlink:actuate="onLoad"/></draw:frame></text:p>
          </table:table-cell>
          <table:table-cell table:style-name="Tabla67.B1" office:value-type="string">
            <text:p text:style-name="P51">En l'entorn de la CAIB (Govern Balear) la versió de Dir3Caib sempre inclourà un sufix “-caib” de forma que l'execució del programa anterior en un servidor Dir3Caib de la CAIB mostrarà per pantalla el següent:</text:p>
            <table:table table:name="Tabla70" table:style-name="Tabla70">
              <table:table-column table:style-name="Tabla70.A"/>
              <table:table-row>
                <table:table-cell table:style-name="Tabla70.A1" office:value-type="string">
                  <text:p text:style-name="P13">Versió Dir3Caib <text:s text:c="2"/>: 1.0.0-caib</text:p>
                  <text:p text:style-name="P66">Versió Dir3Caib-WS: 1.0</text:p>
                </table:table-cell>
              </table:table-row>
            </table:table>
            <text:p text:style-name="P52"/>
          </table:table-cell>
        </table:table-row>
      </table:table>
      <text:p text:style-name="P20"/>
      <text:h text:style-name="P118" text:outline-level="3" text:is-list-header="true"><text:soft-page-break/></text:h>
      <text:h text:style-name="Heading_20_2" text:outline-level="2"><text:bookmark-start text:name="__RefNumPara__15917_489757514"/>Gestió d'Errors <text:bookmark-end text:name="__RefNumPara__15917_489757514"/></text:h>
      <text:p text:style-name="P21"/>
      <text:p text:style-name="P21"><text:tab/>Les excepcions controlades que llança Dir3caib estan preparades per ser traduïdes en el client.</text:p>
      <text:p text:style-name="P21"><text:tab/>Existeixen tres tipus d'excepcions:</text:p>
      <text:h text:style-name="Heading_20_3" text:outline-level="3">Exception</text:h>
      <text:p text:style-name="P21"><text:tab/>Són excepcions no controlades per Dir3Caib o gestionades pel propi sistema de web services (camps o paràmetres requerits, camps o paràmetres no null, autenticació, autorització, ...). Amb un simple try-catch es poden capturar.</text:p>
      <text:p text:style-name="P21"><text:tab/>A causa de la diversitat de tipus d'excepcions s'engloben en Exception.</text:p>
      <text:p text:style-name="P21"/>
      <text:p text:style-name="P21"><text:tab/>Aquí és mostra el try-catch per l'exemple del punt <text:s/><text:bookmark-ref text:reference-format="number-no-superior" text:ref-name="__RefHeading__4961_1423785711">1.4.-</text:bookmark-ref><text:bookmark-ref text:reference-format="text" text:ref-name="__RefHeading__4961_1423785711">Instanciar API de Web Service</text:bookmark-ref>:</text:p>
      <table:table table:name="Tabla10" table:style-name="Tabla10">
        <table:table-column table:style-name="Tabla10.A"/>
        <table:table-row table:style-name="Tabla10.1">
          <table:table-cell table:style-name="Tabla10.A1" office:value-type="string">
            <text:p text:style-name="P10"><text:span text:style-name="T11">try</text:span><text:span text:style-name="T6"> {</text:span></text:p>
            <text:p text:style-name="P15"><text:s text:c="2"/>Dir3CaibObtenerCatalogosWs api = getObtenerCatalogosApi(true);</text:p>
            <text:p text:style-name="P15"><text:s text:c="2"/>List&lt;CatComunidadAutonomaTF&gt; list = api.obtenerCatComunidadAutonoma();</text:p>
            <text:p text:style-name="P63"><text:span text:style-name="T6">} </text:span><text:span text:style-name="T11">catch</text:span><text:span text:style-name="T6"> (Exception e) {</text:span></text:p>
            <text:p text:style-name="P63"><text:span text:style-name="T6"><text:s text:c="2"/>System.</text:span><text:span text:style-name="T15">err</text:span><text:span text:style-name="T6">.println(</text:span><text:span text:style-name="T12">"Exception: "</text:span><text:span text:style-name="T6"> + e.getMessage());</text:span></text:p>
            <text:p text:style-name="P63"><text:span text:style-name="T6"><text:s text:c="2"/>e.printStackTrace(System.</text:span><text:span text:style-name="T15">err</text:span><text:span text:style-name="T6">);</text:span></text:p>
            <text:p text:style-name="P67">}</text:p>
          </table:table-cell>
        </table:table-row>
      </table:table>
      <text:p text:style-name="P21"/>
      <text:p text:style-name="P21">Si no existeix el servidor o no està en marxa:</text:p>
      <table:table table:name="Tabla26" table:style-name="Tabla26">
        <table:table-column table:style-name="Tabla26.A"/>
        <table:table-row>
          <table:table-cell table:style-name="Tabla26.A1" office:value-type="string">
            <text:p text:style-name="P9"><text:span text:style-name="T21">Exception: HTTP transport error: </text:span><text:span text:style-name="T17">java.net.UnknownHostException</text:span><text:span text:style-name="T21">: localhost22</text:span></text:p>
            <text:p text:style-name="P73"><text:span text:style-name="T18">com.sun.xml.internal.ws.client.ClientTransportException</text:span><text:span text:style-name="T22">: HTTP transport error: </text:span><text:span text:style-name="T18">java.net.UnknownHostException</text:span><text:span text:style-name="T22">: localhost22</text:span></text:p>
          </table:table-cell>
        </table:table-row>
      </table:table>
      <text:p text:style-name="P21"/>
      <text:p text:style-name="P21">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45">Exception: The server sent HTTP status code 401: No Autorizado</text:p>
            <text:p text:style-name="P45"><text:span text:style-name="T17">com.sun.xml.internal.ws.client.ClientTransportException</text:span>: The server sent HTTP status code 401: No Autorizado</text:p>
          </table:table-cell>
        </table:table-row>
      </table:table>
      <text:p text:style-name="P21"/>
      <text:p text:style-name="P21">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3">Exception: Caller unauthorized</text:p>
            <text:p text:style-name="P73"><text:span text:style-name="T18">javax.xml.ws.soap.SOAPFaultException</text:span><text:span text:style-name="T22">: Caller unauthorized</text:span></text:p>
          </table:table-cell>
        </table:table-row>
      </table:table>
      <text:p text:style-name="P21"/>
      <text:p text:style-name="Standard"><text:span text:style-name="T27">Quan algun paràmetre es valida en la capa de web services (En aquest cas s'ha cridat al mètode <text:s/></text:span><text:span text:style-name="T28">obtenerCatComunidadAutonoma()</text:span><text:span text:style-name="T9"> </text:span><text:span text:style-name="T27">del servei <text:s/>Dir3CaibObtenerCatalogosWs):</text:span></text:p>
      <table:table table:name="Tabla13" table:style-name="Tabla13">
        <table:table-column table:style-name="Tabla13.A"/>
        <table:table-row>
          <table:table-cell table:style-name="Tabla13.A1" office:value-type="string">
            <text:p text:style-name="P23">Exception: Method Parameter: obtenerCatComunidadAutonoma cannot be null. This is BP 1.1 R2211 violation.</text:p>
            <text:p text:style-name="P73"><text:span text:style-name="T18">javax.xml.ws.WebServiceException</text:span><text:span text:style-name="T22">: Method Parameter: </text:span><text:span text:style-name="T22">obtenerCatComunidadAutonoma</text:span><text:span text:style-name="T22"> cannot be null. This is BP 1.1 R2211 violation.</text:span></text:p>
          </table:table-cell>
        </table:table-row>
      </table:table>
      <text:p text:style-name="P22"/>
      <text:p text:style-name="P22"/>
      <text:p text:style-name="P21"/>
      <text:h text:style-name="P110" text:outline-level="1"><text:soft-page-break/>API de Catàleg</text:h>
      <text:p text:style-name="P54">Les següents notes s'aplicaran a totes les APIs descrites en aquest document.</text:p>
      <text:p text:style-name="P21">NOTA 1: En les següents descripcions de mètodes, en el prototipus es descriurà la llista de permisos <text:s text:c="2"/>necessaris de l'usuari aplicació per poder cridar al mètode en qüestió.</text:p>
      <text:p text:style-name="P21"/>
      <text:p text:style-name="P21">NOTA 2: <text:s/>Els mètodes que llancin algun tipus d'excepció, significa que en certes condicions aquestes excepcions poden ser llançades, per la qual cosa el programador és l'encarregat de gestionar-les com toqui.</text:p>
      <text:p text:style-name="P21"/>
      <text:h text:style-name="Heading_20_2" text:outline-level="2">Introducció</text:h>
      <text:p text:style-name="P21"/>
      <text:p text:style-name="P21"><text:tab/>Aquesta API serveix per obtenir un subconjunt del catàleg de dir3Caib. La llista de mètodes disponibles són (no es mostren els mètodes comuns):</text:p>
      <text:p text:style-name="P21"/>
      <text:p text:style-name="P21"/>
      <text:list xml:id="list73565979696936832" text:style-name="L7">
        <text:list-item>
          <text:p text:style-name="P97">obtenerCatComunidadAutonoma()</text:p>
        </text:list-item>
        <text:list-item>
          <text:p text:style-name="P97">obtenerCatEntidadGeografica()</text:p>
        </text:list-item>
        <text:list-item>
          <text:p text:style-name="P97">obtenerCatProvincia()</text:p>
        </text:list-item>
        <text:list-item>
          <text:p text:style-name="P97">obtenerCatLocalidad()</text:p>
        </text:list-item>
        <text:list-item>
          <text:p text:style-name="P97">obtenerCatNivelAdministracion()</text:p>
        </text:list-item>
        <text:list-item>
          <text:p text:style-name="P97">obtenerCatEstadoEntidad()</text:p>
        </text:list-item>
        <text:list-item>
          <text:p text:style-name="P97">obtenerCatPais()</text:p>
        </text:list-item>
      </text:list>
      <text:p text:style-name="P21"/>
      <text:p text:style-name="P21"/>
      <text:p text:style-name="P21"><text:tab/>Per tots aquests mètodes, l'usuari aplicació requereix tenir el role DIR_ADMIN.</text:p>
      <text:p text:style-name="P21"/>
      <text:p text:style-name="P21"/>
      <text:h text:style-name="Heading_20_2" text:outline-level="2">Mètodes de l'API Catàleg</text:h>
      <text:h text:style-name="P118" text:outline-level="3">obtenerCatComunidadAutonoma()</text:h>
      <text:p text:style-name="Standard"/>
      <text:p text:style-name="Standard"/>
      <table:table table:name="Tabla89" table:style-name="Tabla89">
        <table:table-column table:style-name="Tabla89.A"/>
        <text:soft-page-break/>
        <table:table-row table:style-name="Tabla89.1">
          <table:table-cell table:style-name="Tabla89.A1" office:value-type="string">
            <text:p text:style-name="P32">Prototipus:</text:p>
          </table:table-cell>
        </table:table-row>
        <table:table-row table:style-name="Tabla89.1">
          <table:table-cell table:style-name="Tabla89.A2" office:value-type="string">
            <text:p text:style-name="P66">@RolesAllowed({ DIR_ADMIN })</text:p>
            <text:p text:style-name="P66"><text:s text:c="2"/>public List&lt;CatComunidadAutonomaTF&gt; obtenerCatComunidadAutonoma() throws Exception;</text:p>
          </table:table-cell>
        </table:table-row>
        <table:table-row table:style-name="Tabla89.1">
          <table:table-cell table:style-name="Tabla89.A3" office:value-type="string">
            <text:p text:style-name="P32">Descripció:</text:p>
          </table:table-cell>
        </table:table-row>
        <table:table-row table:style-name="Tabla89.1">
          <table:table-cell table:style-name="Tabla89.A4" office:value-type="string">
            <text:p text:style-name="P17"><text:tab/>Aquest mètode serveix per obtenir totes les comunitats autònomes </text:p>
          </table:table-cell>
        </table:table-row>
        <table:table-row table:style-name="Tabla89.1">
          <table:table-cell table:style-name="Tabla89.A3" office:value-type="string">
            <text:p text:style-name="P32">Paràmetres:</text:p>
          </table:table-cell>
        </table:table-row>
        <table:table-row table:style-name="Tabla89.1">
          <table:table-cell table:style-name="Tabla89.A4" office:value-type="string">
            <text:list xml:id="list173585949322632871" text:style-name="L8">
              <text:list-header>
                <text:p text:style-name="P89"/>
              </text:list-header>
            </text:list>
          </table:table-cell>
        </table:table-row>
        <table:table-row table:style-name="Tabla89.7">
          <table:table-cell table:style-name="Tabla89.A7" office:value-type="string">
            <text:p text:style-name="P32">Resposta:</text:p>
          </table:table-cell>
        </table:table-row>
        <table:table-row table:style-name="Tabla89.1">
          <table:table-cell table:style-name="Tabla89.A4" office:value-type="string">
            <text:list xml:id="list285393322361791629" text:style-name="L9">
              <text:list-item>
                <text:list>
                  <text:list-item>
                    <text:list>
                      <text:list-item>
                        <text:list>
                          <text:list-item>
                            <text:p text:style-name="P105"><text:span text:style-name="T27">Llista de </text:span><text:span text:style-name="T28">CatComunidadAutonomaTF</text:span><text:span text:style-name="T27"> , la descripció del bean CatComunidadAutonomaTF es pot veure a l'apartat </text:span><text:span text:style-name="T27"><text:bookmark-ref text:reference-format="number-all-superior" text:ref-name="__RefHeading__6766_1236556764">5.4.-</text:bookmark-ref></text:span><text:span text:style-name="T27"><text:bookmark-ref text:reference-format="text" text:ref-name="__RefHeading__6766_1236556764">Classe CatComunidadAutonomaTF</text:bookmark-ref></text:span></text:p>
                          </text:list-item>
                        </text:list>
                      </text:list-item>
                    </text:list>
                  </text:list-item>
                </text:list>
              </text:list-item>
            </text:list>
          </table:table-cell>
        </table:table-row>
      </table:table>
      <text:h text:style-name="P123" text:outline-level="4" text:is-list-header="true"/>
      <text:h text:style-name="P118" text:outline-level="3">obtenerCatEntidadGeografica()</text:h>
      <text:p text:style-name="Standard"/>
      <text:p text:style-name="Standard"/>
      <table:table table:name="Tabla5" table:style-name="Tabla5">
        <table:table-column table:style-name="Tabla5.A"/>
        <table:table-row table:style-name="Tabla5.1">
          <table:table-cell table:style-name="Tabla5.A1" office:value-type="string">
            <text:p text:style-name="P32">Prototipus:</text:p>
          </table:table-cell>
        </table:table-row>
        <table:table-row table:style-name="Tabla5.1">
          <table:table-cell table:style-name="Tabla5.A2" office:value-type="string">
            <text:p text:style-name="P66">@RolesAllowed({ DIR_ADMIN })</text:p>
            <text:p text:style-name="P66"><text:s text:c="2"/>public List&lt;CatEntidadGeograficaTF&gt; obtenerCatEntidadGeografica() throws Exception;</text:p>
          </table:table-cell>
        </table:table-row>
        <table:table-row table:style-name="Tabla5.1">
          <table:table-cell table:style-name="Tabla5.A3" office:value-type="string">
            <text:p text:style-name="P32">Descripció:</text:p>
          </table:table-cell>
        </table:table-row>
        <table:table-row table:style-name="Tabla5.1">
          <table:table-cell table:style-name="Tabla5.A4" office:value-type="string">
            <text:p text:style-name="P17"><text:tab/>Aquest mètode serveix per obtenir totes les Entitats geogràfiques </text:p>
          </table:table-cell>
        </table:table-row>
        <table:table-row table:style-name="Tabla5.1">
          <table:table-cell table:style-name="Tabla5.A3" office:value-type="string">
            <text:p text:style-name="P32">Paràmetres:</text:p>
          </table:table-cell>
        </table:table-row>
        <table:table-row table:style-name="Tabla5.1">
          <table:table-cell table:style-name="Tabla5.A4" office:value-type="string">
            <text:p text:style-name="P17"/>
          </table:table-cell>
        </table:table-row>
        <table:table-row table:style-name="Tabla5.7">
          <table:table-cell table:style-name="Tabla5.A7" office:value-type="string">
            <text:p text:style-name="P32">Resposta:</text:p>
          </table:table-cell>
        </table:table-row>
        <table:table-row table:style-name="Tabla5.1">
          <table:table-cell table:style-name="Tabla5.A4" office:value-type="string">
            <text:list xml:id="list32346958" text:continue-numbering="true" text:style-name="L9">
              <text:list-item>
                <text:list>
                  <text:list-item>
                    <text:list>
                      <text:list-item>
                        <text:list>
                          <text:list-item>
                            <text:p text:style-name="P105"><text:span text:style-name="T27">Llista de </text:span><text:span text:style-name="T28">CatEntidadGeograficaTF</text:span><text:span text:style-name="T27"> , la descripció del bean CatEntidadGeograficaTF es pot veure a l'apartat </text:span><text:span text:style-name="T27"><text:bookmark-ref text:reference-format="number-all-superior" text:ref-name="__RefHeading__6820_1236556764">5.7.-</text:bookmark-ref></text:span><text:span text:style-name="T27"><text:bookmark-ref text:reference-format="text" text:ref-name="__RefHeading__6820_1236556764">Classe CatEntidadGeograficaTF</text:bookmark-ref></text:span></text:p>
                          </text:list-item>
                        </text:list>
                      </text:list-item>
                    </text:list>
                  </text:list-item>
                </text:list>
              </text:list-item>
            </text:list>
          </table:table-cell>
        </table:table-row>
      </table:table>
      <text:h text:style-name="P118" text:outline-level="3">obtenerCatProvincia()</text:h>
      <text:p text:style-name="Standard"/>
      <text:p text:style-name="Standard"/>
      <table:table table:name="Tabla8" table:style-name="Tabla8">
        <table:table-column table:style-name="Tabla8.A"/>
        <text:soft-page-break/>
        <table:table-row table:style-name="Tabla8.1">
          <table:table-cell table:style-name="Tabla8.A1" office:value-type="string">
            <text:p text:style-name="P32">Prototipus:</text:p>
          </table:table-cell>
        </table:table-row>
        <table:table-row table:style-name="Tabla8.1">
          <table:table-cell table:style-name="Tabla8.A2" office:value-type="string">
            <text:p text:style-name="P66">@RolesAllowed({ DIR_ADMIN })</text:p>
            <text:p text:style-name="P66"><text:s text:c="2"/>public List&lt;CatProvinciaTF&gt; obtenerCatProvincia() throws Exception;</text:p>
          </table:table-cell>
        </table:table-row>
        <table:table-row table:style-name="Tabla8.1">
          <table:table-cell table:style-name="Tabla8.A3" office:value-type="string">
            <text:p text:style-name="P32">Descripció:</text:p>
          </table:table-cell>
        </table:table-row>
        <table:table-row table:style-name="Tabla8.1">
          <table:table-cell table:style-name="Tabla8.A4" office:value-type="string">
            <text:p text:style-name="P80"><text:tab/>Aquest mètode serveix per obtenir totes les províncies.</text:p>
          </table:table-cell>
        </table:table-row>
        <table:table-row table:style-name="Tabla8.1">
          <table:table-cell table:style-name="Tabla8.A3" office:value-type="string">
            <text:p text:style-name="P32">Paràmetres:</text:p>
          </table:table-cell>
        </table:table-row>
        <table:table-row table:style-name="Tabla8.1">
          <table:table-cell table:style-name="Tabla8.A4" office:value-type="string">
            <text:p text:style-name="P17"/>
          </table:table-cell>
        </table:table-row>
        <table:table-row table:style-name="Tabla8.7">
          <table:table-cell table:style-name="Tabla8.A7" office:value-type="string">
            <text:p text:style-name="P32">Resposta:</text:p>
          </table:table-cell>
        </table:table-row>
        <table:table-row table:style-name="Tabla8.1">
          <table:table-cell table:style-name="Tabla8.A4" office:value-type="string">
            <text:list xml:id="list32352121" text:continue-numbering="true" text:style-name="L9">
              <text:list-item>
                <text:list>
                  <text:list-item>
                    <text:list>
                      <text:list-item>
                        <text:list>
                          <text:list-item>
                            <text:p text:style-name="P105"><text:span text:style-name="T27">Llista de </text:span><text:span text:style-name="T28">CatProvinciaTF</text:span><text:span text:style-name="T27"> , la descripció del bean CatProvinciaTF es pot veure a l'apartat </text:span><text:span text:style-name="T27"><text:bookmark-ref text:reference-format="number-all-superior" text:ref-name="__RefHeading__6876_1236556764">5.5.-</text:bookmark-ref></text:span><text:span text:style-name="T27"><text:bookmark-ref text:reference-format="text" text:ref-name="__RefHeading__6876_1236556764">Classe CatProvinciaTF</text:bookmark-ref></text:span></text:p>
                          </text:list-item>
                        </text:list>
                      </text:list-item>
                    </text:list>
                  </text:list-item>
                </text:list>
              </text:list-item>
            </text:list>
          </table:table-cell>
        </table:table-row>
      </table:table>
      <text:h text:style-name="P118" text:outline-level="3">obtenerCatLocalidad()</text:h>
      <text:p text:style-name="Standard"/>
      <text:p text:style-name="Standard"/>
      <table:table table:name="Tabla9" table:style-name="Tabla9">
        <table:table-column table:style-name="Tabla9.A"/>
        <table:table-row table:style-name="Tabla9.1">
          <table:table-cell table:style-name="Tabla9.A1" office:value-type="string">
            <text:p text:style-name="P32">Prototipus:</text:p>
          </table:table-cell>
        </table:table-row>
        <table:table-row table:style-name="Tabla9.1">
          <table:table-cell table:style-name="Tabla9.A2" office:value-type="string">
            <text:p text:style-name="P66">@RolesAllowed({DIR_ADMIN })</text:p>
            <text:p text:style-name="P66"><text:s text:c="2"/>public List&lt;CatLocalidadTF&gt; obtenerCatLocalidad() throws Exception;</text:p>
          </table:table-cell>
        </table:table-row>
        <table:table-row table:style-name="Tabla9.1">
          <table:table-cell table:style-name="Tabla9.A3" office:value-type="string">
            <text:p text:style-name="P32">Descripció:</text:p>
          </table:table-cell>
        </table:table-row>
        <table:table-row table:style-name="Tabla9.1">
          <table:table-cell table:style-name="Tabla9.A4" office:value-type="string">
            <text:p text:style-name="P17"><text:tab/>Aquest mètode serveix per obtenir totes les localitats</text:p>
          </table:table-cell>
        </table:table-row>
        <table:table-row table:style-name="Tabla9.1">
          <table:table-cell table:style-name="Tabla9.A3" office:value-type="string">
            <text:p text:style-name="P32">Paràmetres:</text:p>
          </table:table-cell>
        </table:table-row>
        <table:table-row table:style-name="Tabla9.1">
          <table:table-cell table:style-name="Tabla9.A4" office:value-type="string">
            <text:p text:style-name="P17"/>
          </table:table-cell>
        </table:table-row>
        <table:table-row table:style-name="Tabla9.7">
          <table:table-cell table:style-name="Tabla9.A7" office:value-type="string">
            <text:p text:style-name="P32">Resposta:</text:p>
          </table:table-cell>
        </table:table-row>
        <table:table-row table:style-name="Tabla9.1">
          <table:table-cell table:style-name="Tabla9.A4" office:value-type="string">
            <text:list xml:id="list32336166" text:continue-numbering="true" text:style-name="L9">
              <text:list-item>
                <text:list>
                  <text:list-item>
                    <text:list>
                      <text:list-item>
                        <text:list>
                          <text:list-item>
                            <text:p text:style-name="P105"><text:span text:style-name="T27">Llista de </text:span><text:span text:style-name="T28">CatLocalidadTF</text:span><text:span text:style-name="T27"> , la descripció del bean CatLocalidadTF es pot veure a l'apartat </text:span><text:span text:style-name="T27"><text:bookmark-ref text:reference-format="number-all-superior" text:ref-name="__RefHeading__6936_1236556764">5.6.-</text:bookmark-ref></text:span><text:span text:style-name="T27"><text:bookmark-ref text:reference-format="text" text:ref-name="__RefHeading__6936_1236556764">Classe CatLocalidadTF</text:bookmark-ref></text:span></text:p>
                          </text:list-item>
                        </text:list>
                      </text:list-item>
                    </text:list>
                  </text:list-item>
                </text:list>
              </text:list-item>
            </text:list>
          </table:table-cell>
        </table:table-row>
      </table:table>
      <text:h text:style-name="P118" text:outline-level="3">obtenerCatNivelAdministracion()</text:h>
      <text:p text:style-name="Standard"/>
      <text:p text:style-name="Standard"/>
      <table:table table:name="Tabla21" table:style-name="Tabla21">
        <table:table-column table:style-name="Tabla21.A"/>
        <text:soft-page-break/>
        <table:table-row table:style-name="Tabla21.1">
          <table:table-cell table:style-name="Tabla21.A1" office:value-type="string">
            <text:p text:style-name="P32">Prototipus:</text:p>
          </table:table-cell>
        </table:table-row>
        <table:table-row table:style-name="Tabla21.1">
          <table:table-cell table:style-name="Tabla21.A2" office:value-type="string">
            <text:p text:style-name="P66">@RolesAllowed({DIR_ADMIN })</text:p>
            <text:p text:style-name="P66"><text:s text:c="2"/>public List&lt;CatNivelAdministracion&gt; obtenerCatNivelAdministracion() throws Exception;</text:p>
          </table:table-cell>
        </table:table-row>
        <table:table-row table:style-name="Tabla21.1">
          <table:table-cell table:style-name="Tabla21.A3" office:value-type="string">
            <text:p text:style-name="P32">Descripció:</text:p>
          </table:table-cell>
        </table:table-row>
        <table:table-row table:style-name="Tabla21.1">
          <table:table-cell table:style-name="Tabla21.A4" office:value-type="string">
            <text:p text:style-name="P17"><text:tab/>Aquest mètode serveix per obtenir tots els nivells d'administració </text:p>
          </table:table-cell>
        </table:table-row>
        <table:table-row table:style-name="Tabla21.1">
          <table:table-cell table:style-name="Tabla21.A3" office:value-type="string">
            <text:p text:style-name="P32">Paràmetres:</text:p>
          </table:table-cell>
        </table:table-row>
        <table:table-row table:style-name="Tabla21.1">
          <table:table-cell table:style-name="Tabla21.A4" office:value-type="string">
            <text:p text:style-name="P17"/>
          </table:table-cell>
        </table:table-row>
        <table:table-row table:style-name="Tabla21.7">
          <table:table-cell table:style-name="Tabla21.A7" office:value-type="string">
            <text:p text:style-name="P32">Resposta:</text:p>
          </table:table-cell>
        </table:table-row>
        <table:table-row table:style-name="Tabla21.1">
          <table:table-cell table:style-name="Tabla21.A4" office:value-type="string">
            <text:list xml:id="list32351619" text:continue-numbering="true" text:style-name="L9">
              <text:list-item>
                <text:list>
                  <text:list-item>
                    <text:list>
                      <text:list-item>
                        <text:list>
                          <text:list-item>
                            <text:p text:style-name="P105"><text:span text:style-name="T27">Llista de </text:span><text:span text:style-name="T28">CatNivelAdministracion</text:span><text:span text:style-name="T27"> , la descripció del bean CatNivelAdministracion es pot veure a l'apartat </text:span><text:span text:style-name="T27"><text:bookmark-ref text:reference-format="number-all-superior" text:ref-name="__RefHeading__6938_1236556764">5.2.-</text:bookmark-ref></text:span><text:span text:style-name="T27"><text:bookmark-ref text:reference-format="text" text:ref-name="__RefHeading__6938_1236556764">Classe CatNivelAdministracion</text:bookmark-ref></text:span></text:p>
                          </text:list-item>
                        </text:list>
                      </text:list-item>
                    </text:list>
                  </text:list-item>
                </text:list>
              </text:list-item>
            </text:list>
          </table:table-cell>
        </table:table-row>
      </table:table>
      <text:h text:style-name="P118" text:outline-level="3">obtenerCatEstadoEntidad()</text:h>
      <text:p text:style-name="Standard"/>
      <text:p text:style-name="Standard"/>
      <table:table table:name="Tabla22" table:style-name="Tabla22">
        <table:table-column table:style-name="Tabla22.A"/>
        <table:table-row table:style-name="Tabla22.1">
          <table:table-cell table:style-name="Tabla22.A1" office:value-type="string">
            <text:p text:style-name="P32">Prototipus:</text:p>
          </table:table-cell>
        </table:table-row>
        <table:table-row table:style-name="Tabla22.1">
          <table:table-cell table:style-name="Tabla22.A2" office:value-type="string">
            <text:p text:style-name="P66"><text:s/>@RolesAllowed({ DIR_ADMIN })</text:p>
            <text:p text:style-name="P66"><text:s text:c="2"/>public List&lt;CatEstadoEntidad&gt; obtenerCatEstadoEntidad() throws Exception;</text:p>
          </table:table-cell>
        </table:table-row>
        <table:table-row table:style-name="Tabla22.1">
          <table:table-cell table:style-name="Tabla22.A3" office:value-type="string">
            <text:p text:style-name="P32">Descripció:</text:p>
          </table:table-cell>
        </table:table-row>
        <table:table-row table:style-name="Tabla22.1">
          <table:table-cell table:style-name="Tabla22.A4" office:value-type="string">
            <text:p text:style-name="P17"><text:tab/>Aquest mètode serveix per obtenir tots els estats que pot tenir una entitat.</text:p>
          </table:table-cell>
        </table:table-row>
        <table:table-row table:style-name="Tabla22.1">
          <table:table-cell table:style-name="Tabla22.A3" office:value-type="string">
            <text:p text:style-name="P32">Paràmetres:</text:p>
          </table:table-cell>
        </table:table-row>
        <table:table-row table:style-name="Tabla22.1">
          <table:table-cell table:style-name="Tabla22.A4" office:value-type="string">
            <text:p text:style-name="P17"/>
          </table:table-cell>
        </table:table-row>
        <table:table-row table:style-name="Tabla22.1">
          <table:table-cell table:style-name="Tabla22.A4" office:value-type="string">
            <text:p text:style-name="P32">Resposta:</text:p>
          </table:table-cell>
        </table:table-row>
        <table:table-row table:style-name="Tabla22.1">
          <table:table-cell table:style-name="Tabla22.A4" office:value-type="string">
            <text:list xml:id="list32323695" text:continue-numbering="true" text:style-name="L9">
              <text:list-item>
                <text:list>
                  <text:list-item>
                    <text:list>
                      <text:list-item>
                        <text:list>
                          <text:list-item>
                            <text:p text:style-name="P105"><text:span text:style-name="T27">Llista de </text:span><text:span text:style-name="T28">CatEstadoEntidad</text:span><text:span text:style-name="T27"> , la descripció del bean CatEstadoEntidad es pot veure a l'apartat </text:span><text:span text:style-name="T27"><text:bookmark-ref text:reference-format="number-all-superior" text:ref-name="__RefHeading__6940_1236556764">5.1.-</text:bookmark-ref></text:span><text:span text:style-name="T27"><text:bookmark-ref text:reference-format="text" text:ref-name="__RefHeading__6940_1236556764">Classe CatEstadoEntidad</text:bookmark-ref></text:span></text:p>
                          </text:list-item>
                        </text:list>
                      </text:list-item>
                    </text:list>
                  </text:list-item>
                </text:list>
              </text:list-item>
            </text:list>
          </table:table-cell>
        </table:table-row>
      </table:table>
      <text:h text:style-name="P122" text:outline-level="3">obtenerCatPais()</text:h>
      <text:p text:style-name="Standard"/>
      <text:p text:style-name="Standard"/>
      <table:table table:name="Tabla23" table:style-name="Tabla23">
        <table:table-column table:style-name="Tabla23.A"/>
        <text:soft-page-break/>
        <table:table-row table:style-name="Tabla23.1">
          <table:table-cell table:style-name="Tabla23.A1" office:value-type="string">
            <text:p text:style-name="P32">Prototipus:</text:p>
          </table:table-cell>
        </table:table-row>
        <table:table-row table:style-name="Tabla23.1">
          <table:table-cell table:style-name="Tabla23.A2" office:value-type="string">
            <text:p text:style-name="P66">@RolesAllowed({DIR_ADMIN })</text:p>
            <text:p text:style-name="P66"><text:s text:c="2"/>public List&lt;CatPais&gt; obtenerCatPais() throws Exception;</text:p>
          </table:table-cell>
        </table:table-row>
        <table:table-row table:style-name="Tabla23.1">
          <table:table-cell table:style-name="Tabla23.A3" office:value-type="string">
            <text:p text:style-name="P32">Descripció:</text:p>
          </table:table-cell>
        </table:table-row>
        <table:table-row table:style-name="Tabla23.1">
          <table:table-cell table:style-name="Tabla23.A4" office:value-type="string">
            <text:p text:style-name="P17"><text:tab/>Aquest mètode serveix per obtenir tots els països.</text:p>
          </table:table-cell>
        </table:table-row>
        <table:table-row table:style-name="Tabla23.1">
          <table:table-cell table:style-name="Tabla23.A3" office:value-type="string">
            <text:p text:style-name="P32">Paràmetres:</text:p>
          </table:table-cell>
        </table:table-row>
        <table:table-row table:style-name="Tabla23.1">
          <table:table-cell table:style-name="Tabla23.A4" office:value-type="string">
            <text:p text:style-name="P17"/>
          </table:table-cell>
        </table:table-row>
        <table:table-row table:style-name="Tabla23.7">
          <table:table-cell table:style-name="Tabla23.A7" office:value-type="string">
            <text:p text:style-name="P32">Resposta:</text:p>
          </table:table-cell>
        </table:table-row>
        <table:table-row table:style-name="Tabla23.1">
          <table:table-cell table:style-name="Tabla23.A4" office:value-type="string">
            <text:list xml:id="list32342814" text:continue-numbering="true" text:style-name="L9">
              <text:list-item>
                <text:list>
                  <text:list-item>
                    <text:list>
                      <text:list-item>
                        <text:list>
                          <text:list-item>
                            <text:p text:style-name="P105"><text:span text:style-name="T27">Llista de </text:span><text:span text:style-name="T28">CatPais</text:span><text:span text:style-name="T27"> , la descripció del bean CatPais es pot veure a l'apartat </text:span><text:span text:style-name="T27"><text:bookmark-ref text:reference-format="number-all-superior" text:ref-name="__RefHeading__6942_1236556764">5.3.-</text:bookmark-ref></text:span><text:span text:style-name="T27"><text:bookmark-ref text:reference-format="text" text:ref-name="__RefHeading__6942_1236556764">Classe CatPais</text:bookmark-ref></text:span></text:p>
                          </text:list-item>
                        </text:list>
                      </text:list-item>
                    </text:list>
                  </text:list-item>
                </text:list>
              </text:list-item>
            </text:list>
          </table:table-cell>
        </table:table-row>
      </table:table>
      <text:h text:style-name="P118" text:outline-level="3" text:is-list-header="true"/>
      <text:h text:style-name="Heading_20_1" text:outline-level="1">API D'Unitats</text:h>
      <text:p text:style-name="P21"/>
      <text:p text:style-name="P21"><text:tab/>Aquesta API permet obtenir un arbre d'unitats a partir d'una arrel i obtenir informació d'unitats. El llistat de mètodes que conté aquesta API són:</text:p>
      <text:p text:style-name="P21"/>
      <text:list xml:id="list5469431527453749059" text:style-name="L10">
        <text:list-item>
          <text:p text:style-name="P98">obtenerArbolUnidades</text:p>
        </text:list-item>
        <text:list-item>
          <text:p text:style-name="P98">obtenerUnidad</text:p>
        </text:list-item>
      </text:list>
      <text:p text:style-name="P21"/>
      <text:p text:style-name="P21"/>
      <text:h text:style-name="P112" text:outline-level="2">obtenerArbolUnidades</text:h>
      <text:p text:style-name="Standard"/>
      <text:h text:style-name="P119" text:outline-level="3" text:is-list-header="true"><text:soft-page-break/></text:h>
      <table:table table:name="Tabla25" table:style-name="Tabla25">
        <table:table-column table:style-name="Tabla25.A"/>
        <table:table-row table:style-name="Tabla25.1">
          <table:table-cell table:style-name="Tabla25.A1" office:value-type="string">
            <text:p text:style-name="P32">Prototipus:</text:p>
          </table:table-cell>
        </table:table-row>
        <table:table-row table:style-name="Tabla25.1">
          <table:table-cell table:style-name="Tabla25.A2" office:value-type="string">
            <text:p text:style-name="P66">@RolesAllowed({ DIR_ADMIN })</text:p>
            <text:p text:style-name="P71"><text:span text:style-name="T20">public </text:span><text:span text:style-name="T30">List&lt;UnidadTF&gt; obtenerArbolUnidades(String codigo, Date fechaActualizacion, Date fechaSincronizacion)</text:span><text:span text:style-name="T19">throws </text:span><text:span text:style-name="T29">Exception;</text:span></text:p>
            <text:p text:style-name="P68"/>
          </table:table-cell>
        </table:table-row>
        <table:table-row table:style-name="Tabla25.1">
          <table:table-cell table:style-name="Tabla25.A3" office:value-type="string">
            <text:p text:style-name="P32">Descripció:</text:p>
          </table:table-cell>
        </table:table-row>
        <table:table-row table:style-name="Tabla25.1">
          <table:table-cell table:style-name="Tabla25.A4" office:value-type="string">
            <text:p text:style-name="P21">Mètode que retorna l 'arbre d'unitats de la unitat indicada pel codi, partint de la data de la darrera <text:s/>actualització que indiquen i la data de la sincronització indicada també. Si no s'indica data d'actualització es considera que és una sincronització i et retorna tot l'arbre d'unitats vigents.</text:p>
            <text:p text:style-name="P21">Si s'indica data d'actualització, retorna les unitats que han estat actualitzades dins el període de temps indicat tenint en compte també la data de la darrera importació des de dir3 Madrid.</text:p>
            <text:p text:style-name="P21"><text:s text:c="6"/>S'empra per a <text:s/>la sincronització i actualització amb regweb</text:p>
            <text:p text:style-name="P21">El valor que retorna és l'arbre en forma de llista. </text:p>
          </table:table-cell>
        </table:table-row>
        <table:table-row table:style-name="Tabla25.1">
          <table:table-cell table:style-name="Tabla25.A3" office:value-type="string">
            <text:p text:style-name="P32">Paràmetres:</text:p>
          </table:table-cell>
        </table:table-row>
        <table:table-row table:style-name="Tabla25.1">
          <table:table-cell table:style-name="Tabla25.A4" office:value-type="string">
            <text:list xml:id="list32327282" text:continue-list="list173585949322632871" text:style-name="L8">
              <text:list-item>
                <text:p text:style-name="P89"><text:span text:style-name="T1">String codigo</text:span>: codi de la unitat arrel</text:p>
              </text:list-item>
              <text:list-item>
                <text:p text:style-name="P89"><text:span text:style-name="T1">Date fechaActualizacion</text:span>: data de la darrera actualització</text:p>
              </text:list-item>
              <text:list-item>
                <text:p text:style-name="P89"><text:span text:style-name="T1">Date fechaSincronizacion</text:span>: data en la que es va fer la primera sincronització amb dir3caib.</text:p>
              </text:list-item>
            </text:list>
          </table:table-cell>
        </table:table-row>
        <table:table-row table:style-name="Tabla25.1">
          <table:table-cell table:style-name="Tabla25.A3" office:value-type="string">
            <text:p text:style-name="P32">Resposta:</text:p>
          </table:table-cell>
        </table:table-row>
        <table:table-row table:style-name="Tabla25.1">
          <table:table-cell table:style-name="Tabla25.A4" office:value-type="string">
            <text:list xml:id="list32328003" text:continue-list="list32342814" text:style-name="L9">
              <text:list-item>
                <text:list>
                  <text:list-item>
                    <text:list>
                      <text:list-item>
                        <text:list>
                          <text:list-item>
                            <text:p text:style-name="P99">Llista d'UnidadTF , la descripció del bean UnidadTF es pot veure a l'apartat <text:bookmark-ref text:reference-format="number-all-superior" text:ref-name="__RefHeading__6818_1236556764"/><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1"/>
      <text:h text:style-name="P112" text:outline-level="2">obtenerUnidad</text:h>
      <table:table table:name="Tabla24" table:style-name="Tabla24">
        <table:table-column table:style-name="Tabla24.A"/>
        <table:table-row table:style-name="Tabla24.1">
          <table:table-cell table:style-name="Tabla24.A1" office:value-type="string">
            <text:p text:style-name="P32">Prototipus:</text:p>
          </table:table-cell>
        </table:table-row>
        <table:table-row table:style-name="Tabla24.1">
          <table:table-cell table:style-name="Tabla24.A2" office:value-type="string">
            <text:p text:style-name="P68"><text:s/><text:span text:style-name="T23">@RolesAllowed({ DIR_ADMIN })</text:span></text:p>
            <text:p text:style-name="P69"><text:s text:c="2"/><text:span text:style-name="T1">public</text:span> UnidadTF obtenerUnidad(String codigo, Date fechaActualizacion, Date fechaSincronizacion) <text:span text:style-name="T1">throws</text:span> Exception;</text:p>
          </table:table-cell>
        </table:table-row>
        <table:table-row table:style-name="Tabla24.1">
          <table:table-cell table:style-name="Tabla24.A3" office:value-type="string">
            <text:p text:style-name="P32">Descripció:</text:p>
          </table:table-cell>
        </table:table-row>
        <table:table-row table:style-name="Tabla24.1">
          <table:table-cell table:style-name="Tabla24.A4" office:value-type="string">
            <text:p text:style-name="P21"><text:s/>Mètode que retorna una UnidadTF a partir del codi indicat <text:s/>en funció de la data d'actualització i la de sincronització ( indica quan es va fer la primera sincronització). Si la data d'actualització és posterior a la d'importació amb dir3 de Madrid es suposa que <text:s/>ha canviat i s' envia. </text:p>
            <text:p text:style-name="P21"><text:s text:c="2"/></text:p>
          </table:table-cell>
        </table:table-row>
        <table:table-row table:style-name="Tabla24.1">
          <table:table-cell table:style-name="Tabla24.A3" office:value-type="string">
            <text:p text:style-name="P32">Paràmetres:</text:p>
          </table:table-cell>
        </table:table-row>
        <table:table-row table:style-name="Tabla24.1">
          <table:table-cell table:style-name="Tabla24.A4" office:value-type="string">
            <text:list xml:id="list32339352" text:continue-list="list32327282" text:style-name="L8">
              <text:list-item>
                <text:p text:style-name="P89"><text:span text:style-name="T1">String codigo</text:span>: codi de la unitat arrel</text:p>
              </text:list-item>
              <text:list-item>
                <text:p text:style-name="P89"><text:span text:style-name="T1">Date fechaActualizacion</text:span>: data de la darrera actualització amb dir3caib.</text:p>
              </text:list-item>
              <text:list-item>
                <text:p text:style-name="P89"><text:span text:style-name="T1">Date fechaSincronizacion</text:span>: data en la que es va fer la primera sincronització amb dir3caib.</text:p>
              </text:list-item>
            </text:list>
          </table:table-cell>
        </table:table-row>
        <table:table-row table:style-name="Tabla24.1">
          <table:table-cell table:style-name="Tabla24.A3" office:value-type="string">
            <text:p text:style-name="P32">Resposta:</text:p>
          </table:table-cell>
        </table:table-row>
        <table:table-row table:style-name="Tabla24.1">
          <table:table-cell table:style-name="Tabla24.A4" office:value-type="string">
            <text:list xml:id="list4510065526348108367" text:style-name="L11">
              <text:list-item>
                <text:list>
                  <text:list-item>
                    <text:list>
                      <text:list-item>
                        <text:list>
                          <text:list-item>
                            <text:p text:style-name="P100">UnidadTF (la unitat en qüestió). La descripció del bean UnidadTF es pot veure a l'apartat <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1"/>
      <text:p text:style-name="P21"><text:soft-page-break/></text:p>
      <text:p text:style-name="P22"/>
      <text:p text:style-name="P19"/>
      <text:p text:style-name="P19"/>
      <text:h text:style-name="Heading_20_1" text:outline-level="1"><text:bookmark-start text:name="__RefNumPara__7462_2083463020"/>API d'Oficines<text:bookmark-end text:name="__RefNumPara__7462_2083463020"/></text:h>
      <text:p text:style-name="P19"/>
      <text:p text:style-name="P17"><text:span text:style-name="T28"><text:tab/>La següent API permet obtenir les oficines relacionades amb unitats depenent de certs criteris. </text:span><text:span text:style-name="T27">El llistat de mètodes que conté aquesta API són:</text:span></text:p>
      <text:p text:style-name="P19"/>
      <text:list xml:id="list32325809" text:continue-list="list5469431527453749059" text:style-name="L10">
        <text:list-item>
          <text:p text:style-name="P98">obtenerOficina</text:p>
        </text:list-item>
        <text:list-item>
          <text:p text:style-name="P98">obtenerArbolOficinas</text:p>
        </text:list-item>
        <text:list-item>
          <text:p text:style-name="P98">obtenerOficinasSIRUnidad</text:p>
        </text:list-item>
      </text:list>
      <text:h text:style-name="P113" text:outline-level="2" text:is-list-header="true"/>
      <text:h text:style-name="P112" text:outline-level="2">obtenerOficina</text:h>
      <text:p text:style-name="P19"/>
      <text:list xml:id="list6600591724393528834" text:style-name="L12">
        <text:list-header>
          <text:p text:style-name="P90"/>
        </text:list-header>
      </text:list>
      <text:p text:style-name="P19"/>
      <table:table table:name="Tabla95" table:style-name="Tabla95">
        <table:table-column table:style-name="Tabla95.A"/>
        <table:table-row table:style-name="Tabla95.1">
          <table:table-cell table:style-name="Tabla95.A1" office:value-type="string">
            <text:p text:style-name="P32">Prototipus:</text:p>
          </table:table-cell>
        </table:table-row>
        <table:table-row table:style-name="Tabla95.1">
          <table:table-cell table:style-name="Tabla95.A2" office:value-type="string">
            <text:p text:style-name="P12">@RolesAllowed({ DIR_ADMIN })</text:p>
            <text:p text:style-name="P8"><text:span text:style-name="T10">public</text:span><text:span text:style-name="T6"> OficinaTF obtenerOficina(String codigo, Date fechaActualizacion, Date fechaSincronizacion) </text:span><text:span text:style-name="T10">throws</text:span><text:span text:style-name="T6"> Exception;</text:span></text:p>
          </table:table-cell>
        </table:table-row>
        <table:table-row table:style-name="Tabla95.1">
          <table:table-cell table:style-name="Tabla95.A3" office:value-type="string">
            <text:p text:style-name="P32">Descripció:</text:p>
          </table:table-cell>
        </table:table-row>
        <table:table-row table:style-name="Tabla95.1">
          <table:table-cell table:style-name="Tabla95.A4" office:value-type="string">
            <text:p text:style-name="P19"/>
            <text:p text:style-name="P19"><text:s text:c="6"/>Obté les dades d'una oficina en funció del codi i la data d'actualització i la data de la primera sincronització. Si la data d'actualització és posterior a la d'importació amb dir3 <text:s/>de Madrid se suposa que <text:s/>ha canviat i s'envia. </text:p>
          </table:table-cell>
        </table:table-row>
        <table:table-row table:style-name="Tabla95.1">
          <table:table-cell table:style-name="Tabla95.A3" office:value-type="string">
            <text:p text:style-name="P32">Paràmetres:</text:p>
          </table:table-cell>
        </table:table-row>
        <table:table-row table:style-name="Tabla95.1">
          <table:table-cell table:style-name="Tabla95.A4" office:value-type="string">
            <text:list xml:id="list32334807" text:continue-list="list32339352" text:style-name="L8">
              <text:list-item>
                <text:p text:style-name="P115"><text:span text:style-name="T1">String codigo</text:span>: <text:span text:style-name="T28">Codi de l'oficina</text:span><text:span text:style-name="T27">.</text:span></text:p>
              </text:list-item>
              <text:list-item>
                <text:p text:style-name="P115"><text:span text:style-name="T1">Date </text:span><text:span text:style-name="T2">fechaActualizacion</text:span>: <text:s/>data <text:span text:style-name="T28"><text:s/>en la que es fa l'actualització.</text:span></text:p>
              </text:list-item>
              <text:list-item>
                <text:p text:style-name="P115"><text:span text:style-name="T2">Date fechaSincronizacion</text:span><text:span text:style-name="T28">: data en la que es va fer la primera sincronització.</text:span></text:p>
              </text:list-item>
            </text:list>
          </table:table-cell>
        </table:table-row>
        <table:table-row table:style-name="Tabla95.1">
          <table:table-cell table:style-name="Tabla95.A3" office:value-type="string">
            <text:p text:style-name="P32">Resposta:</text:p>
          </table:table-cell>
        </table:table-row>
        <table:table-row table:style-name="Tabla95.1">
          <table:table-cell table:style-name="Tabla95.A4" office:value-type="string">
            <text:list xml:id="list4383496294951175394" text:style-name="L13">
              <text:list-item>
                <text:p text:style-name="P116"><text:span text:style-name="T1">OficinaTF</text:span>: Les dades de l'oficina en qüestió. El bean que la descriu es pot consultar a <text:span text:style-name="T26">l'apartat </text:span><text:span text:style-name="T26"><text:bookmark-ref text:reference-format="number-all-superior" text:ref-name="__RefHeading__7106_1236556764">5.9.-</text:bookmark-ref></text:span><text:span text:style-name="T26"><text:bookmark-ref text:reference-format="text" text:ref-name="__RefHeading__7106_1236556764">Classe OficinaTF</text:bookmark-ref></text:span></text:p>
              </text:list-item>
            </text:list>
          </table:table-cell>
        </table:table-row>
      </table:table>
      <text:p text:style-name="P19"/>
      <text:h text:style-name="P112" text:outline-level="2">obtenerArbolOficinas</text:h>
      <text:p text:style-name="P19"/>
      <table:table table:name="Tabla94" table:style-name="Tabla94">
        <table:table-column table:style-name="Tabla94.A"/>
        <text:soft-page-break/>
        <table:table-row table:style-name="Tabla94.1">
          <table:table-cell table:style-name="Tabla94.A1" office:value-type="string">
            <text:p text:style-name="P32">Prototipus:</text:p>
          </table:table-cell>
        </table:table-row>
        <table:table-row table:style-name="Tabla94.1">
          <table:table-cell table:style-name="Tabla94.A2" office:value-type="string">
            <text:p text:style-name="P12">@RolesAllowed({ DIR_ADMIN })</text:p>
            <text:p text:style-name="P8"><text:span text:style-name="T10">public</text:span><text:span text:style-name="T6"> List&lt;OficinaTF&gt; obtenerArbolOficinas(String codigo, Date fechaActualizacion, Date fechaSincronizacion) </text:span><text:span text:style-name="T10">throws</text:span><text:span text:style-name="T6"> Exception;</text:span></text:p>
          </table:table-cell>
        </table:table-row>
        <table:table-row table:style-name="Tabla94.1">
          <table:table-cell table:style-name="Tabla94.A3" office:value-type="string">
            <text:p text:style-name="P32">Descripció:</text:p>
          </table:table-cell>
        </table:table-row>
        <table:table-row table:style-name="Tabla94.1">
          <table:table-cell table:style-name="Tabla94.A4" office:value-type="string">
            <text:p text:style-name="P19"><text:tab/><text:span text:style-name="T26">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21">Si s'indica data d'actualització, retorna les oficines que han estat actualitzades dins el període de temps indicat considerant també la data de la darrera importació des de dir3 Madrid.</text:p>
            <text:p text:style-name="P21"><text:s text:c="6"/>S'empra per a <text:s/>la sincronització i actualització amb regweb</text:p>
            <text:p text:style-name="P21">El valor que retorna és l'arbre en forma de llista. </text:p>
          </table:table-cell>
        </table:table-row>
        <table:table-row table:style-name="Tabla94.1">
          <table:table-cell table:style-name="Tabla94.A3" office:value-type="string">
            <text:p text:style-name="P32">Paràmetres:</text:p>
          </table:table-cell>
        </table:table-row>
        <table:table-row table:style-name="Tabla94.1">
          <table:table-cell table:style-name="Tabla94.A4" office:value-type="string">
            <text:list xml:id="list32329478" text:continue-list="list32334807" text:style-name="L8">
              <text:list-item>
                <text:p text:style-name="P89"><text:span text:style-name="T1">String codigo</text:span>: codi de la unitat</text:p>
              </text:list-item>
              <text:list-item>
                <text:p text:style-name="P89"><text:span text:style-name="T1">Date <text:s/>fechaActualizacion</text:span>: data de la darrera actualització amb dir3caib.</text:p>
              </text:list-item>
              <text:list-item>
                <text:p text:style-name="P89"><text:span text:style-name="T1">Date fechaSincronizacion</text:span>: data en la que es va fer la primera sincronització amb dir3caib.</text:p>
              </text:list-item>
            </text:list>
          </table:table-cell>
        </table:table-row>
        <table:table-row table:style-name="Tabla94.1">
          <table:table-cell table:style-name="Tabla94.A3" office:value-type="string">
            <text:p text:style-name="P32">Resposta:</text:p>
          </table:table-cell>
        </table:table-row>
        <table:table-row table:style-name="Tabla94.8">
          <table:table-cell table:style-name="Tabla94.A4" office:value-type="string">
            <text:list xml:id="list917411746340508056" text:style-name="L14">
              <text:list-item>
                <text:p text:style-name="P91"><text:span text:style-name="T24">Llista d'OficinaTF , la descripció del bean OficinaTF es pot veure a l'apartat </text:span><text:span text:style-name="T24"><text:bookmark-ref text:reference-format="number-all-superior" text:ref-name="__RefHeading__6818_1236556764"/></text:span><text:span text:style-name="T24"><text:bookmark-ref text:reference-format="number-all-superior" text:ref-name="__RefHeading__7018_1236556764">5.8.-</text:bookmark-ref></text:span><text:span text:style-name="T24"><text:bookmark-ref text:reference-format="text" text:ref-name="__RefHeading__7018_1236556764">Classe UnidadTF</text:bookmark-ref></text:span></text:p>
              </text:list-item>
            </text:list>
          </table:table-cell>
        </table:table-row>
      </table:table>
      <text:p text:style-name="P19"/>
      <text:p text:style-name="P19"/>
      <text:h text:style-name="P112" text:outline-level="2"><text:bookmark-start text:name="__RefNumPara__8584_1137365102"/>obtenerOficinasSIRUnidad<text:bookmark-end text:name="__RefNumPara__8584_1137365102"/></text:h>
      <text:p text:style-name="P53"/>
      <table:table table:name="Tabla30" table:style-name="Tabla30">
        <table:table-column table:style-name="Tabla30.A"/>
        <table:table-row table:style-name="Tabla30.1">
          <table:table-cell table:style-name="Tabla30.A1" office:value-type="string">
            <text:p text:style-name="P32">Prototipus:</text:p>
          </table:table-cell>
        </table:table-row>
        <table:table-row table:style-name="Tabla30.1">
          <table:table-cell table:style-name="Tabla30.A2" office:value-type="string">
            <text:p text:style-name="P12">@RolesAllowed({ DIR_ADMIN })</text:p>
            <text:p text:style-name="P8"><text:span text:style-name="T10">public</text:span><text:span text:style-name="T6"> List&lt;OficinaTF&gt; obtenerOficinasSIRUnidad(String codigoUnidad) </text:span><text:span text:style-name="T10">throws</text:span><text:span text:style-name="T6"> Exception;</text:span></text:p>
          </table:table-cell>
        </table:table-row>
        <table:table-row table:style-name="Tabla30.1">
          <table:table-cell table:style-name="Tabla30.A3" office:value-type="string">
            <text:p text:style-name="P32">Descripció:</text:p>
          </table:table-cell>
        </table:table-row>
        <table:table-row table:style-name="Tabla30.1">
          <table:table-cell table:style-name="Tabla30.A4" office:value-type="string">
            <text:p text:style-name="P19"><text:tab/><text:span text:style-name="T26">Obté el llistat d'oficines integrades en SIR de la unitat indicada pel codi.</text:span></text:p>
          </table:table-cell>
        </table:table-row>
        <table:table-row table:style-name="Tabla30.1">
          <table:table-cell table:style-name="Tabla30.A3" office:value-type="string">
            <text:p text:style-name="P32">Paràmetres:</text:p>
          </table:table-cell>
        </table:table-row>
        <table:table-row table:style-name="Tabla30.1">
          <table:table-cell table:style-name="Tabla30.A4" office:value-type="string">
            <text:list xml:id="list32352713" text:continue-list="list32329478" text:style-name="L8">
              <text:list-item>
                <text:p text:style-name="P89"><text:span text:style-name="T1">String codigoUnidad</text:span>: codi de la unitat</text:p>
              </text:list-item>
            </text:list>
          </table:table-cell>
        </table:table-row>
        <table:table-row table:style-name="Tabla30.1">
          <table:table-cell table:style-name="Tabla30.A3" office:value-type="string">
            <text:p text:style-name="P32">Resposta:</text:p>
          </table:table-cell>
        </table:table-row>
        <table:table-row table:style-name="Tabla30.1">
          <table:table-cell table:style-name="Tabla30.A4" office:value-type="string">
            <text:list xml:id="list7662056616339295311" text:style-name="L15">
              <text:list-item>
                <text:p text:style-name="P92"><text:span text:style-name="T24">Llista d'OficinaTF, la descripció del bean OficinaTF es pot veure a l'apartat </text:span><text:span text:style-name="T24"><text:bookmark-ref text:reference-format="number-all-superior" text:ref-name="__RefHeading__7106_1236556764">5.9.-</text:bookmark-ref></text:span><text:span text:style-name="T24"><text:bookmark-ref text:reference-format="text" text:ref-name="__RefHeading__7106_1236556764">Classe OficinaTF</text:bookmark-ref></text:span></text:p>
              </text:list-item>
            </text:list>
          </table:table-cell>
        </table:table-row>
      </table:table>
      <text:p text:style-name="P19"/>
      <text:p text:style-name="P19"/>
      <text:h text:style-name="Heading_20_2" text:outline-level="2">Exemples</text:h>
      <text:p text:style-name="P19"/>
      <text:p text:style-name="P19"><text:tab/>El següent exemple mostra la petició de les comunitats autònomes de dir3caib. </text:p>
      <text:p text:style-name="P19"><text:soft-page-break/></text:p>
      <table:table table:name="Tabla108" table:style-name="Tabla108">
        <table:table-column table:style-name="Tabla108.A"/>
        <table:table-row>
          <table:table-cell table:style-name="Tabla108.A1" office:value-type="string">
            <text:p text:style-name="P14">package es.caib.dir3caib.ws.api.test;</text:p>
            <text:p text:style-name="P14"/>
            <text:p text:style-name="P14">import java.io.FileInputStream;</text:p>
            <text:p text:style-name="P14">import java.net.URL;</text:p>
            <text:p text:style-name="P14">import java.util.List;</text:p>
            <text:p text:style-name="P14">import java.util.Map;</text:p>
            <text:p text:style-name="P14">import java.util.Properties;</text:p>
            <text:p text:style-name="P14"/>
            <text:p text:style-name="P14">import javax.xml.ws.BindingProvider;</text:p>
            <text:p text:style-name="P14"/>
            <text:p text:style-name="P14">import org.junit.Test;</text:p>
            <text:p text:style-name="P14"/>
            <text:p text:style-name="P14">import es.caib.dir3caib.ws.api.catalogo.CatComunidadAutonomaTF;</text:p>
            <text:p text:style-name="P14">import es.caib.dir3caib.ws.api.catalogo.Dir3CaibObtenerCatalogosWs;</text:p>
            <text:p text:style-name="P14">import es.caib.dir3caib.ws.api.catalogo.Dir3CaibObtenerCatalogosWsService;</text:p>
            <text:p text:style-name="P14"/>
            <text:p text:style-name="P14">/**</text:p>
            <text:p text:style-name="P14"><text:s/>* </text:p>
            <text:p text:style-name="P14"><text:s/>* @author anadal</text:p>
            <text:p text:style-name="P14"><text:s/>* </text:p>
            <text:p text:style-name="P14"><text:s/>*/</text:p>
            <text:p text:style-name="P14">public class TestWs {</text:p>
            <text:p text:style-name="P14"/>
            <text:p text:style-name="P14"><text:s text:c="2"/>public static final String OBTENERCATALOGOS = "Dir3CaibObtenerCatalogos";</text:p>
            <text:p text:style-name="P14"/>
            <text:p text:style-name="P14"><text:s text:c="2"/>private static Properties testProperties = new Properties();</text:p>
            <text:p text:style-name="P14"/>
            <text:p text:style-name="P14"><text:s text:c="2"/>static {</text:p>
            <text:p text:style-name="P14"><text:s text:c="4"/>// Propietats del Servidor</text:p>
            <text:p text:style-name="P14"><text:s text:c="4"/>try {</text:p>
            <text:p text:style-name="P14"><text:s text:c="6"/>testProperties.load(new FileInputStream("test.properties"));</text:p>
            <text:p text:style-name="P14"><text:s text:c="4"/>} catch (Exception e) {</text:p>
            <text:p text:style-name="P14"><text:s text:c="6"/>e.printStackTrace();</text:p>
            <text:p text:style-name="P14"><text:s text:c="4"/>}</text:p>
            <text:p text:style-name="P14"><text:s text:c="2"/>}</text:p>
            <text:p text:style-name="P14"/>
            <text:p text:style-name="P14"><text:s text:c="2"/>public static String getEndPoint(String api) {</text:p>
            <text:p text:style-name="P14"><text:s text:c="4"/>return testProperties.getProperty("test_host") + api;</text:p>
            <text:p text:style-name="P14"><text:s text:c="2"/>}</text:p>
            <text:p text:style-name="P14"/>
            <text:p text:style-name="P14"><text:s text:c="2"/>public static String getTestAppUserName() {</text:p>
            <text:p text:style-name="P14"><text:s text:c="4"/>return testProperties.getProperty("test_usr");</text:p>
            <text:p text:style-name="P14"><text:s text:c="2"/>}</text:p>
            <text:p text:style-name="P14"/>
            <text:p text:style-name="P14"><text:s text:c="2"/>public static String getTestAppPassword() {</text:p>
            <text:p text:style-name="P14"/>
            <text:p text:style-name="P14"><text:s text:c="4"/>return testProperties.getProperty("test_pwd");</text:p>
            <text:p text:style-name="P14"><text:s text:c="2"/>}</text:p>
            <text:p text:style-name="P14"/>
            <text:p text:style-name="P14"><text:s text:c="2"/>@Test</text:p>
            <text:p text:style-name="P14"><text:s text:c="2"/>public void test() {</text:p>
            <text:p text:style-name="P14"><text:s text:c="4"/>main(new String[] {});</text:p>
            <text:p text:style-name="P14"><text:s text:c="2"/>}</text:p>
            <text:p text:style-name="P14"/>
            <text:p text:style-name="P14"><text:s text:c="2"/>public static Dir3CaibObtenerCatalogosWs getObtenerCatalogosApi(boolean setUsrPwd)throws Exception {</text:p>
            <text:p text:style-name="P14"><text:soft-page-break/><text:s text:c="4"/>final String endpoint = getEndPoint(OBTENERCATALOGOS);</text:p>
            <text:p text:style-name="P14"/>
            <text:p text:style-name="P14"><text:s text:c="4"/>System.out.println("endPoint: " + endpoint);</text:p>
            <text:p text:style-name="P14"/>
            <text:p text:style-name="P14"><text:s text:c="4"/>URL wsdlLocation = new URL(endpoint + "?wsdl");</text:p>
            <text:p text:style-name="P14"><text:s text:c="4"/>System.out.println("WSDL: " + wsdlLocation);</text:p>
            <text:p text:style-name="P14"/>
            <text:p text:style-name="P14">Dir3CaibObtenerCatalogosWsService service= new Dir3CaibObtenerCatalogosWsService(wsdlLocation);</text:p>
            <text:p text:style-name="P14"/>
            <text:p text:style-name="P14"><text:s text:c="4"/>Dir3CaibObtenerCatalogosWs api = service.getDir3CaibObtenerCatalogosWs();</text:p>
            <text:p text:style-name="P14"/>
            <text:p text:style-name="P14"><text:s text:c="4"/>if (setUsrPwd) {</text:p>
            <text:p text:style-name="P14"><text:s text:c="6"/>configAddressUserPassword(getTestAppUserName(), getTestAppPassword(), endpoint, api);</text:p>
            <text:p text:style-name="P14"><text:s text:c="4"/>}</text:p>
            <text:p text:style-name="P14"/>
            <text:p text:style-name="P14"><text:s text:c="4"/>return api;</text:p>
            <text:p text:style-name="P14"><text:s text:c="2"/>}</text:p>
            <text:p text:style-name="P14"/>
            <text:p text:style-name="P14"><text:s text:c="2"/>public static void configAddressUserPassword(String usr, String pwd, String endpoint, Object api) {</text:p>
            <text:p text:style-name="P14"/>
            <text:p text:style-name="P14"><text:s text:c="2"/>Map&lt;String, Object&gt; reqContext = ((BindingProvider) api).getRequestContext();</text:p>
            <text:p text:style-name="P14"><text:s text:c="4"/>reqContext.put(BindingProvider.ENDPOINT_ADDRESS_PROPERTY, endpoint);</text:p>
            <text:p text:style-name="P14"><text:s text:c="4"/>reqContext.put(BindingProvider.USERNAME_PROPERTY, usr);</text:p>
            <text:p text:style-name="P14"><text:s text:c="4"/>reqContext.put(BindingProvider.PASSWORD_PROPERTY, pwd);</text:p>
            <text:p text:style-name="P14"><text:s text:c="2"/>}</text:p>
            <text:p text:style-name="P14"/>
            <text:p text:style-name="P14"><text:s text:c="2"/>public static void main(String[] args) {</text:p>
            <text:p text:style-name="P14"/>
            <text:p text:style-name="P14"><text:s text:c="4"/>try {</text:p>
            <text:p text:style-name="P14"/>
            <text:p text:style-name="P14"><text:s text:c="6"/>Dir3CaibObtenerCatalogosWs api = getObtenerCatalogosApi(true);</text:p>
            <text:p text:style-name="P14"/>
            <text:p text:style-name="P14"><text:s text:c="6"/>System.out.println("Versio: " + api.getVersion());</text:p>
            <text:p text:style-name="P14"/>
            <text:p text:style-name="P14"><text:s text:c="6"/>List&lt;CatComunidadAutonomaTF&gt; list = api.obtenerCatComunidadAutonoma();</text:p>
            <text:p text:style-name="P14"/>
            <text:p text:style-name="P14"><text:s text:c="6"/>for (CatComunidadAutonomaTF catComunidadAutonomaTF : list) {</text:p>
            <text:p text:style-name="P14"><text:s text:c="8"/>System.out.println(catComunidadAutonomaTF.getCodigoComunidad() + "\t\t"</text:p>
            <text:p text:style-name="P14"><text:s text:c="12"/>+ catComunidadAutonomaTF.getDescripcionComunidad());</text:p>
            <text:p text:style-name="P14"><text:s text:c="6"/>}</text:p>
            <text:p text:style-name="P14"/>
            <text:p text:style-name="P14"><text:s text:c="4"/>} catch (Exception e) {</text:p>
            <text:p text:style-name="P14"><text:s text:c="6"/>e.printStackTrace();</text:p>
            <text:p text:style-name="P14"><text:s text:c="4"/>}</text:p>
            <text:p text:style-name="P14"><text:s text:c="2"/>}</text:p>
            <text:p text:style-name="P14"/>
            <text:p text:style-name="P13">}</text:p>
          </table:table-cell>
        </table:table-row>
      </table:table>
      <text:p text:style-name="P19"/>
      <text:p text:style-name="P19"/>
      <text:p text:style-name="P19"/>
      <text:p text:style-name="P19"/>
      <text:p text:style-name="P19"/>
      <text:h text:style-name="Heading_20_1" text:outline-level="1" text:is-list-header="true"><text:soft-page-break/></text:h>
      <text:h text:style-name="P111" text:outline-level="1">Model de dades</text:h>
      <text:p text:style-name="P50">A continuació es descriuen les diferents classes que comporten el model de dades que es transfereix via Ws i que és un subconjunt de dades del model de dir3caib complet.</text:p>
      <text:h text:style-name="Heading_20_2" text:outline-level="2"><text:bookmark-start text:name="__RefNumPara__21616_489757514"/><text:bookmark-start text:name="__RefHeading__6940_1236556764"/>Classe CatEstadoEntidad<text:bookmark-end text:name="__RefNumPara__21616_489757514"/><text:bookmark-end text:name="__RefHeading__6940_1236556764"/></text:h>
      <text:p text:style-name="P50"><text:tab/>Classe que representa els possibles estats en els que es pot trobar una Entitat(Unidad, Oficina, etc)</text:p>
      <text:p text:style-name="P50"/>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46">Nom</text:p>
          </table:table-cell>
          <table:table-cell table:style-name="Tabla35.A1" office:value-type="string">
            <text:p text:style-name="P46">Tipus</text:p>
          </table:table-cell>
          <table:table-cell table:style-name="Tabla35.C1" office:value-type="string">
            <text:p text:style-name="Table_20_Contents">Descripció</text:p>
          </table:table-cell>
        </table:table-row>
        <table:table-row table:style-name="Tabla35.2">
          <table:table-cell table:style-name="Tabla35.A2" office:value-type="string">
            <text:p text:style-name="P46">codigoEstadoEntidad</text:p>
          </table:table-cell>
          <table:table-cell table:style-name="Tabla35.A2" office:value-type="string">
            <text:p text:style-name="P47">String</text:p>
          </table:table-cell>
          <table:table-cell table:style-name="Tabla35.C2" office:value-type="string">
            <text:p text:style-name="Table_20_Contents">Codi de l'estat de l'entitat (V,A,E,T)</text:p>
          </table:table-cell>
        </table:table-row>
        <table:table-row table:style-name="Tabla35.2">
          <table:table-cell table:style-name="Tabla35.A2" office:value-type="string">
            <text:p text:style-name="P46">descripcionEstadoEntidad</text:p>
          </table:table-cell>
          <table:table-cell table:style-name="Tabla35.A2" office:value-type="string">
            <text:p text:style-name="P46">String</text:p>
          </table:table-cell>
          <table:table-cell table:style-name="Tabla35.C2" office:value-type="string">
            <text:p text:style-name="Standard">Descripció de l'estat de l'entitat</text:p>
            <text:p text:style-name="Standard">V= Vigent</text:p>
            <text:p text:style-name="Standard">A=Anul·lat</text:p>
            <text:p text:style-name="Standard">E=Extingit</text:p>
            <text:p text:style-name="Standard">T=Transitori</text:p>
          </table:table-cell>
        </table:table-row>
      </table:table>
      <text:h text:style-name="P121" text:outline-level="3" text:is-list-header="true"/>
      <text:h text:style-name="Heading_20_2" text:outline-level="2"><text:bookmark-start text:name="__RefNumPara__21288_1766507305"/><text:bookmark-start text:name="__RefHeading__6938_1236556764"/>Classe CatNivelAdministracion<text:bookmark-end text:name="__RefNumPara__21288_1766507305"/><text:bookmark-end text:name="__RefHeading__6938_1236556764"/></text:h>
      <text:p text:style-name="P50"><text:tab/>C<text:span text:style-name="T27">lasse que representa els diferents nivells d'administració que hi ha a dir3Caib. Els valors són:</text:span></text:p>
      <text:list xml:id="list3055124058781481595" text:style-name="L16">
        <text:list-item>
          <text:p text:style-name="P124">Administración Autonómica</text:p>
        </text:list-item>
        <text:list-item>
          <text:p text:style-name="P124">Administración General del Estado</text:p>
        </text:list-item>
        <text:list-item>
          <text:p text:style-name="P124">Administración Institucional</text:p>
        </text:list-item>
        <text:list-item>
          <text:p text:style-name="P124">Administración Local</text:p>
        </text:list-item>
        <text:list-item>
          <text:p text:style-name="P124">Historicos AGE</text:p>
        </text:list-item>
        <text:list-item>
          <text:p text:style-name="P124">Historicos CCAA</text:p>
        </text:list-item>
        <text:list-item>
          <text:p text:style-name="P124">Historicos EELL</text:p>
        </text:list-item>
        <text:list-item>
          <text:p text:style-name="P124">Universidades</text:p>
        </text:list-item>
      </text:list>
      <text:p text:style-name="P50"/>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Table_20_Contents">Nom</text:p>
          </table:table-cell>
          <table:table-cell table:style-name="Tabla32.A1" office:value-type="string">
            <text:p text:style-name="Table_20_Contents">Tipus</text:p>
          </table:table-cell>
          <table:table-cell table:style-name="Tabla32.C1" office:value-type="string">
            <text:p text:style-name="Table_20_Contents">Descripció</text:p>
          </table:table-cell>
        </table:table-row>
        <table:table-row>
          <table:table-cell table:style-name="Tabla32.A2" office:value-type="string">
            <text:p text:style-name="P46">codigoNivelAdministracion</text:p>
          </table:table-cell>
          <table:table-cell table:style-name="Tabla32.A2" office:value-type="string">
            <text:p text:style-name="P46">String</text:p>
          </table:table-cell>
          <table:table-cell table:style-name="Tabla32.C2" office:value-type="string">
            <text:p text:style-name="Table_20_Contents">Codi del nivell d'administració</text:p>
          </table:table-cell>
        </table:table-row>
        <table:table-row>
          <table:table-cell table:style-name="Tabla32.A2" office:value-type="string">
            <text:p text:style-name="P46">descripcionNivelAdministracion</text:p>
          </table:table-cell>
          <table:table-cell table:style-name="Tabla32.A2" office:value-type="string">
            <text:p text:style-name="P46">String</text:p>
          </table:table-cell>
          <table:table-cell table:style-name="Tabla32.C2" office:value-type="string">
            <text:p text:style-name="Table_20_Contents">Descripció del nivell d'administració</text:p>
          </table:table-cell>
        </table:table-row>
      </table:table>
      <text:p text:style-name="P78"><text:line-break/></text:p>
      <text:h text:style-name="P114" text:outline-level="2"><text:bookmark-start text:name="__RefNumPara__21922_1766507305"/><text:bookmark-start text:name="__RefHeading__6942_1236556764"/><text:soft-page-break/>Classe CatPais<text:bookmark-end text:name="__RefNumPara__21922_1766507305"/><text:bookmark-end text:name="__RefHeading__6942_1236556764"/></text:h>
      <text:p text:style-name="P78"><text:tab/>Classe que representa un País.</text:p>
      <text:p text:style-name="P78"/>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46">Nom</text:p>
          </table:table-cell>
          <table:table-cell table:style-name="Tabla34.A1" office:value-type="string">
            <text:p text:style-name="P46">Tipus</text:p>
          </table:table-cell>
          <table:table-cell table:style-name="Tabla34.C1" office:value-type="string">
            <text:p text:style-name="Table_20_Contents">Descripció</text:p>
          </table:table-cell>
        </table:table-row>
        <table:table-row table:style-name="Tabla34.2">
          <table:table-cell table:style-name="Tabla34.A2" office:value-type="string">
            <text:p text:style-name="P79">codigoPais</text:p>
          </table:table-cell>
          <table:table-cell table:style-name="Tabla34.A2" office:value-type="string">
            <text:p text:style-name="P46">Long</text:p>
          </table:table-cell>
          <table:table-cell table:style-name="Tabla34.C2" office:value-type="string">
            <text:p text:style-name="Table_20_Contents">Numèric que indica el codi del País</text:p>
          </table:table-cell>
        </table:table-row>
        <table:table-row table:style-name="Tabla34.2">
          <table:table-cell table:style-name="Tabla34.A2" office:value-type="string">
            <text:p text:style-name="P79">descripcionPais</text:p>
          </table:table-cell>
          <table:table-cell table:style-name="Tabla34.A2" office:value-type="string">
            <text:p text:style-name="P46">String</text:p>
          </table:table-cell>
          <table:table-cell table:style-name="Tabla34.C2" office:value-type="string">
            <text:p text:style-name="Table_20_Contents">Descripció del país.</text:p>
          </table:table-cell>
        </table:table-row>
        <table:table-row table:style-name="Tabla34.2">
          <table:table-cell table:style-name="Tabla34.A2" office:value-type="string">
            <text:p text:style-name="P79">alfa3Pais</text:p>
          </table:table-cell>
          <table:table-cell table:style-name="Tabla34.A2" office:value-type="string">
            <text:p text:style-name="P46">String</text:p>
          </table:table-cell>
          <table:table-cell table:style-name="Tabla34.C2" office:value-type="string">
            <text:p text:style-name="Table_20_Contents">Codi alfa3 del País. </text:p>
          </table:table-cell>
        </table:table-row>
        <table:table-row table:style-name="Tabla34.2">
          <table:table-cell table:style-name="Tabla34.A2" office:value-type="string">
            <text:p text:style-name="P79">alfa2Pais</text:p>
          </table:table-cell>
          <table:table-cell table:style-name="Tabla34.A2" office:value-type="string">
            <text:p text:style-name="P46">String</text:p>
          </table:table-cell>
          <table:table-cell table:style-name="Tabla34.C2" office:value-type="string">
            <text:p text:style-name="Table_20_Contents">Codi alfa2 del País.</text:p>
          </table:table-cell>
        </table:table-row>
      </table:table>
      <text:p text:style-name="P78"/>
      <text:h text:style-name="P114" text:outline-level="2"><text:bookmark-start text:name="__RefNumPara__3862_250111148"/><text:bookmark-start text:name="__RefHeading__6766_1236556764"/>Classe CatComunidadAutonomaTF<text:bookmark-end text:name="__RefNumPara__3862_250111148"/><text:bookmark-end text:name="__RefHeading__6766_1236556764"/></text:h>
      <text:p text:style-name="P78"><text:tab/>Classe que representa una comunitat autònoma.</text:p>
      <text:p text:style-name="P78"/>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Table_20_Contents">Nom</text:p>
          </table:table-cell>
          <table:table-cell table:style-name="Tabla41.A1" office:value-type="string">
            <text:p text:style-name="Table_20_Contents">Tipus</text:p>
          </table:table-cell>
          <table:table-cell table:style-name="Tabla41.C1" office:value-type="string">
            <text:p text:style-name="Table_20_Contents">Descripció</text:p>
          </table:table-cell>
        </table:table-row>
        <table:table-row table:style-name="Tabla41.2">
          <table:table-cell table:style-name="Tabla41.A2" office:value-type="string">
            <text:p text:style-name="P79">codigoComunidad</text:p>
          </table:table-cell>
          <table:table-cell table:style-name="Tabla41.A2" office:value-type="string">
            <text:p text:style-name="P46">Long</text:p>
          </table:table-cell>
          <table:table-cell table:style-name="Tabla41.C2" office:value-type="string">
            <text:p text:style-name="Table_20_Contents">Codi de la comunitat.</text:p>
          </table:table-cell>
        </table:table-row>
        <table:table-row table:style-name="Tabla41.2">
          <table:table-cell table:style-name="Tabla41.A2" office:value-type="string">
            <text:p text:style-name="P79">descripcionComunidad</text:p>
          </table:table-cell>
          <table:table-cell table:style-name="Tabla41.A2" office:value-type="string">
            <text:p text:style-name="P46">String</text:p>
          </table:table-cell>
          <table:table-cell table:style-name="Tabla41.C2" office:value-type="string">
            <text:p text:style-name="Table_20_Contents">Descripció de la comunitat.</text:p>
          </table:table-cell>
        </table:table-row>
        <table:table-row table:style-name="Tabla41.2">
          <table:table-cell table:style-name="Tabla41.A2" office:value-type="string">
            <text:p text:style-name="P79">codigoPais</text:p>
          </table:table-cell>
          <table:table-cell table:style-name="Tabla41.A2" office:value-type="string">
            <text:p text:style-name="P46">Long</text:p>
          </table:table-cell>
          <table:table-cell table:style-name="Tabla41.C2" office:value-type="string">
            <text:p text:style-name="Table_20_Contents">Codi del país al que pertany la comunitat.</text:p>
          </table:table-cell>
        </table:table-row>
      </table:table>
      <text:p text:style-name="Standard"/>
      <text:h text:style-name="P114" text:outline-level="2"><text:bookmark-start text:name="__RefNumPara__5213_250111148"/><text:bookmark-start text:name="__RefHeading__6876_1236556764"/>Classe CatProvinciaTF<text:bookmark-end text:name="__RefNumPara__5213_250111148"/><text:bookmark-end text:name="__RefHeading__6876_1236556764"/></text:h>
      <text:p text:style-name="P78"><text:tab/>Classe que representa una província.</text:p>
      <text:p text:style-name="P78"/>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Table_20_Contents">Nom</text:p>
          </table:table-cell>
          <table:table-cell table:style-name="Tabla78.A1" office:value-type="string">
            <text:p text:style-name="Table_20_Contents">Tipus</text:p>
          </table:table-cell>
          <table:table-cell table:style-name="Tabla78.C1" office:value-type="string">
            <text:p text:style-name="Table_20_Contents">Descripció</text:p>
          </table:table-cell>
        </table:table-row>
        <table:table-row>
          <table:table-cell table:style-name="Tabla78.A2" office:value-type="string">
            <text:p text:style-name="P46">  codigoProvincia</text:p>
          </table:table-cell>
          <table:table-cell table:style-name="Tabla78.A2" office:value-type="string">
            <text:p text:style-name="P46">Long</text:p>
          </table:table-cell>
          <table:table-cell table:style-name="Tabla78.C2" office:value-type="string">
            <text:p text:style-name="Table_20_Contents">Codi de la província</text:p>
          </table:table-cell>
        </table:table-row>
        <table:table-row>
          <table:table-cell table:style-name="Tabla78.A2" office:value-type="string">
            <text:p text:style-name="P46">  codigoComunidadAutonoma</text:p>
          </table:table-cell>
          <table:table-cell table:style-name="Tabla78.A2" office:value-type="string">
            <text:p text:style-name="P46">Long</text:p>
          </table:table-cell>
          <table:table-cell table:style-name="Tabla78.C2" office:value-type="string">
            <text:p text:style-name="Table_20_Contents">Codi de la comunitat autònoma a la que pertany.</text:p>
          </table:table-cell>
        </table:table-row>
        <table:table-row>
          <table:table-cell table:style-name="Tabla78.A2" office:value-type="string">
            <text:p text:style-name="P46">  descripcionProvincia</text:p>
          </table:table-cell>
          <table:table-cell table:style-name="Tabla78.A2" office:value-type="string">
            <text:p text:style-name="P46">String</text:p>
          </table:table-cell>
          <table:table-cell table:style-name="Tabla78.C2" office:value-type="string">
            <text:p text:style-name="Table_20_Contents">Descripció de la província.</text:p>
          </table:table-cell>
        </table:table-row>
      </table:table>
      <text:p text:style-name="P78"/>
      <text:h text:style-name="P114" text:outline-level="2"><text:bookmark-start text:name="__RefNumPara__7779_1137365102"/><text:bookmark-start text:name="__RefHeading__6936_1236556764"/>Classe CatLocalidadTF<text:bookmark-end text:name="__RefNumPara__7779_1137365102"/><text:bookmark-end text:name="__RefHeading__6936_1236556764"/></text:h>
      <text:p text:style-name="P78"><text:tab/>Classe que representa una localitat.</text:p>
      <text:p text:style-name="P78"/>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Table_20_Contents">Camp</text:p>
          </table:table-cell>
          <table:table-cell table:style-name="Tabla97.A1" office:value-type="string">
            <text:p text:style-name="Table_20_Contents">Tipus</text:p>
          </table:table-cell>
          <table:table-cell table:style-name="Tabla97.C1" office:value-type="string">
            <text:p text:style-name="Table_20_Contents">Descripció</text:p>
          </table:table-cell>
        </table:table-row>
        <text:soft-page-break/>
        <table:table-row table:style-name="Tabla97.2">
          <table:table-cell table:style-name="Tabla97.A2" office:value-type="string">
            <text:p text:style-name="P79">codigoLocalidad</text:p>
          </table:table-cell>
          <table:table-cell table:style-name="Tabla97.A2" office:value-type="string">
            <text:p text:style-name="P46">Long</text:p>
          </table:table-cell>
          <table:table-cell table:style-name="Tabla97.C2" office:value-type="string">
            <text:p text:style-name="Table_20_Contents">Codi de la localitat.</text:p>
          </table:table-cell>
        </table:table-row>
        <table:table-row table:style-name="Tabla97.2">
          <table:table-cell table:style-name="Tabla97.A2" office:value-type="string">
            <text:p text:style-name="P79">codigoProvincia</text:p>
          </table:table-cell>
          <table:table-cell table:style-name="Tabla97.A2" office:value-type="string">
            <text:p text:style-name="P46">Long</text:p>
          </table:table-cell>
          <table:table-cell table:style-name="Tabla97.C2" office:value-type="string">
            <text:p text:style-name="Table_20_Contents">Codi de la província a la que pertany.</text:p>
          </table:table-cell>
        </table:table-row>
        <table:table-row table:style-name="Tabla97.2">
          <table:table-cell table:style-name="Tabla97.A2" office:value-type="string">
            <text:p text:style-name="P79">descripcionLocalidad</text:p>
          </table:table-cell>
          <table:table-cell table:style-name="Tabla97.A2" office:value-type="string">
            <text:p text:style-name="P46">String</text:p>
          </table:table-cell>
          <table:table-cell table:style-name="Tabla97.C2" office:value-type="string">
            <text:p text:style-name="Table_20_Contents">Descripció de la localitat.</text:p>
          </table:table-cell>
        </table:table-row>
        <table:table-row table:style-name="Tabla97.2">
          <table:table-cell table:style-name="Tabla97.A2" office:value-type="string">
            <text:p text:style-name="P79">codigoEntidadGeografica</text:p>
          </table:table-cell>
          <table:table-cell table:style-name="Tabla97.A2" office:value-type="string">
            <text:p text:style-name="P46">String</text:p>
          </table:table-cell>
          <table:table-cell table:style-name="Tabla97.C2" office:value-type="string">
            <text:p text:style-name="Table_20_Contents">Codi de l'entitat geogràfica a la que pertany.</text:p>
          </table:table-cell>
        </table:table-row>
      </table:table>
      <text:p text:style-name="P62"/>
      <text:h text:style-name="P114" text:outline-level="2"><text:bookmark-start text:name="__RefNumPara__7250_1137365102"/><text:bookmark-start text:name="__RefHeading__6820_1236556764"/>Classe CatEntidadGeograficaTF<text:bookmark-end text:name="__RefNumPara__7250_1137365102"/><text:bookmark-end text:name="__RefHeading__6820_1236556764"/></text:h>
      <text:p text:style-name="P78"><text:tab/>Classe<text:tab/>que representa una entitat geogràfica.</text:p>
      <text:p text:style-name="P78"/>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Table_20_Contents">Camp</text:p>
          </table:table-cell>
          <table:table-cell table:style-name="Tabla96.A1" office:value-type="string">
            <text:p text:style-name="Table_20_Contents">Tipus</text:p>
          </table:table-cell>
          <table:table-cell table:style-name="Tabla96.C1" office:value-type="string">
            <text:p text:style-name="Table_20_Contents">Descripció</text:p>
          </table:table-cell>
        </table:table-row>
        <table:table-row table:style-name="Tabla96.2">
          <table:table-cell table:style-name="Tabla96.A2" office:value-type="string">
            <text:p text:style-name="P46">codigoEntidadGeografica<text:tab/></text:p>
          </table:table-cell>
          <table:table-cell table:style-name="Tabla96.A2" office:value-type="string">
            <text:p text:style-name="P46">String</text:p>
          </table:table-cell>
          <table:table-cell table:style-name="Tabla96.C2" office:value-type="string">
            <text:p text:style-name="Table_20_Contents">Codi entitat geogràfica </text:p>
          </table:table-cell>
        </table:table-row>
        <table:table-row table:style-name="Tabla96.2">
          <table:table-cell table:style-name="Tabla96.A2" office:value-type="string">
            <text:p text:style-name="P79">descripcionEntidadGeografica</text:p>
          </table:table-cell>
          <table:table-cell table:style-name="Tabla96.A2" office:value-type="string">
            <text:p text:style-name="P46">String</text:p>
          </table:table-cell>
          <table:table-cell table:style-name="Tabla96.C2" office:value-type="string">
            <text:p text:style-name="Table_20_Contents">Descripció de l'entitat geogràfica.</text:p>
          </table:table-cell>
        </table:table-row>
      </table:table>
      <text:p text:style-name="P62"/>
      <text:h text:style-name="P114" text:outline-level="2"><text:bookmark-start text:name="__RefNumPara__7350_1137365102"/><text:bookmark-start text:name="__RefHeading__7018_1236556764"/>Classe UnidadTF<text:bookmark-end text:name="__RefNumPara__7350_1137365102"/><text:bookmark-end text:name="__RefHeading__7018_1236556764"/></text:h>
      <text:p text:style-name="P78"><text:tab/>Classe que representa el conjunt de dades d'una unitat que són transferides via WS.</text:p>
      <text:p text:style-name="P78"/>
      <table:table table:name="Tabla79" table:style-name="Tabla79">
        <table:table-column table:style-name="Tabla79.A"/>
        <table:table-column table:style-name="Tabla79.B"/>
        <table:table-column table:style-name="Tabla79.C"/>
        <table:table-column table:style-name="Tabla79.D"/>
        <table:table-row table:style-name="Tabla79.1">
          <table:table-cell table:style-name="Tabla79.A1" office:value-type="string">
            <text:p text:style-name="Table_20_Contents">Camp</text:p>
          </table:table-cell>
          <table:table-cell table:style-name="Tabla79.A1" office:value-type="string">
            <text:p text:style-name="Table_20_Contents">Tipus</text:p>
          </table:table-cell>
          <table:table-cell table:style-name="Tabla79.A1" office:value-type="string">
            <text:p text:style-name="Table_20_Contents">Cardinalitat</text:p>
          </table:table-cell>
          <table:table-cell table:style-name="Tabla79.D1" office:value-type="string">
            <text:p text:style-name="Table_20_Contents">Descripció</text:p>
          </table:table-cell>
        </table:table-row>
        <table:table-row table:style-name="Tabla79.2">
          <table:table-cell table:style-name="Tabla79.A2" office:value-type="string">
            <text:p text:style-name="P79">codigo</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 la unitat.</text:p>
          </table:table-cell>
        </table:table-row>
        <table:table-row table:style-name="Tabla79.2">
          <table:table-cell table:style-name="Tabla79.A2" office:value-type="string">
            <text:p text:style-name="P79">denominacion</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Denominació de la unitat.</text:p>
          </table:table-cell>
        </table:table-row>
        <table:table-row table:style-name="Tabla79.2">
          <table:table-cell table:style-name="Tabla79.A2" office:value-type="string">
            <text:p text:style-name="P79">codigoEstadoEntidad</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l estat de la unitat.</text:p>
          </table:table-cell>
        </table:table-row>
        <table:table-row table:style-name="Tabla79.2">
          <table:table-cell table:style-name="Tabla79.A2" office:value-type="string">
            <text:p text:style-name="P79">nivelJerarquico</text:p>
          </table:table-cell>
          <table:table-cell table:style-name="Tabla79.A2" office:value-type="string">
            <text:p text:style-name="P18">Long</text:p>
          </table:table-cell>
          <table:table-cell table:style-name="Tabla79.A2" office:value-type="string">
            <text:p text:style-name="P18">0..1</text:p>
          </table:table-cell>
          <table:table-cell table:style-name="Tabla79.D2" office:value-type="string">
            <text:p text:style-name="Table_20_Contents">Nivell jeràrquic de la unitat.</text:p>
          </table:table-cell>
        </table:table-row>
        <table:table-row table:style-name="Tabla79.2">
          <table:table-cell table:style-name="Tabla79.A2" office:value-type="string">
            <text:p text:style-name="P79">codUnidadSuperior</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 la seva unitat superior</text:p>
          </table:table-cell>
        </table:table-row>
        <table:table-row table:style-name="Tabla79.2">
          <table:table-cell table:style-name="Tabla79.A2" office:value-type="string">
            <text:p text:style-name="P79">codUnidadRaiz</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 la seva unitat arrel.</text:p>
          </table:table-cell>
        </table:table-row>
        <table:table-row table:style-name="Tabla79.2">
          <table:table-cell table:style-name="Tabla79.A2" office:value-type="string">
            <text:p text:style-name="P79">competencias</text:p>
          </table:table-cell>
          <table:table-cell table:style-name="Tabla79.A2" office:value-type="string">
            <text:p text:style-name="P18">String</text:p>
          </table:table-cell>
          <table:table-cell table:style-name="Tabla79.A2" office:value-type="string">
            <text:p text:style-name="P18">0..1</text:p>
          </table:table-cell>
          <table:table-cell table:style-name="Tabla79.D2" office:value-type="string">
            <text:p text:style-name="Table_20_Contents">Descripció de les competències de la unitat. </text:p>
          </table:table-cell>
        </table:table-row>
        <table:table-row table:style-name="Tabla79.2">
          <table:table-cell table:style-name="Tabla79.A2" office:value-type="string">
            <text:p text:style-name="P79">fechaAltaOficial</text:p>
          </table:table-cell>
          <table:table-cell table:style-name="Tabla79.A2" office:value-type="string">
            <text:p text:style-name="P18">Date</text:p>
          </table:table-cell>
          <table:table-cell table:style-name="Tabla79.C2" office:value-type="float" office:value="1">
            <text:p text:style-name="P18">1</text:p>
          </table:table-cell>
          <table:table-cell table:style-name="Tabla79.D2" office:value-type="string">
            <text:p text:style-name="Table_20_Contents">Data en la que es va donar d'alta per primera vegada la unitat.</text:p>
          </table:table-cell>
        </table:table-row>
        <table:table-row table:style-name="Tabla79.2">
          <table:table-cell table:style-name="Tabla79.A2" office:value-type="string">
            <text:p text:style-name="P79">fechaBajaOficial</text:p>
          </table:table-cell>
          <table:table-cell table:style-name="Tabla79.A2" office:value-type="string">
            <text:p text:style-name="P18">Date</text:p>
          </table:table-cell>
          <table:table-cell table:style-name="Tabla79.A2" office:value-type="string">
            <text:p text:style-name="P18">0..1</text:p>
          </table:table-cell>
          <table:table-cell table:style-name="Tabla79.D2" office:value-type="string">
            <text:p text:style-name="Table_20_Contents">Data en la que es va donar de baixa.</text:p>
          </table:table-cell>
        </table:table-row>
        <table:table-row table:style-name="Tabla79.2">
          <table:table-cell table:style-name="Tabla79.A2" office:value-type="string">
            <text:p text:style-name="P79">fechaExtincion</text:p>
          </table:table-cell>
          <table:table-cell table:style-name="Tabla79.A2" office:value-type="string">
            <text:p text:style-name="P18">Date</text:p>
          </table:table-cell>
          <table:table-cell table:style-name="Tabla79.A2" office:value-type="string">
            <text:p text:style-name="P18">0..1</text:p>
          </table:table-cell>
          <table:table-cell table:style-name="Tabla79.D2" office:value-type="string">
            <text:p text:style-name="Table_20_Contents">Data en la que es va extingir.</text:p>
          </table:table-cell>
        </table:table-row>
        <table:table-row table:style-name="Tabla79.2">
          <table:table-cell table:style-name="Tabla79.A2" office:value-type="string">
            <text:p text:style-name="P79">fechaAnulacion</text:p>
          </table:table-cell>
          <table:table-cell table:style-name="Tabla79.A2" office:value-type="string">
            <text:p text:style-name="P24">Date</text:p>
          </table:table-cell>
          <table:table-cell table:style-name="Tabla79.A2" office:value-type="string">
            <text:p text:style-name="P24">0..1</text:p>
          </table:table-cell>
          <table:table-cell table:style-name="Tabla79.D2" office:value-type="string">
            <text:p text:style-name="Table_20_Contents">Data en la que es va anul·lar</text:p>
          </table:table-cell>
        </table:table-row>
        <table:table-row table:style-name="Tabla79.2">
          <table:table-cell table:style-name="Tabla79.A2" office:value-type="string">
            <text:p text:style-name="P79">nivelAdministracion</text:p>
          </table:table-cell>
          <table:table-cell table:style-name="Tabla79.A2" office:value-type="string">
            <text:p text:style-name="P18">Long</text:p>
          </table:table-cell>
          <table:table-cell table:style-name="Tabla79.C2" office:value-type="float" office:value="1">
            <text:p text:style-name="P18">1</text:p>
          </table:table-cell>
          <table:table-cell table:style-name="Tabla79.D2" office:value-type="string">
            <text:p text:style-name="Table_20_Contents">Nivell d'administració al que pertany</text:p>
          </table:table-cell>
        </table:table-row>
        <text:soft-page-break/>
        <table:table-row table:style-name="Tabla79.2">
          <table:table-cell table:style-name="Tabla79.A2" office:value-type="string">
            <text:p text:style-name="P79">codAmbProvincia</text:p>
          </table:table-cell>
          <table:table-cell table:style-name="Tabla79.A2" office:value-type="string">
            <text:p text:style-name="P18">Long</text:p>
          </table:table-cell>
          <table:table-cell table:style-name="Tabla79.A2" office:value-type="string">
            <text:p text:style-name="P18">0..1</text:p>
          </table:table-cell>
          <table:table-cell table:style-name="Tabla79.D2" office:value-type="string">
            <text:p text:style-name="Standard">Codi de la província a la que pertany.</text:p>
          </table:table-cell>
        </table:table-row>
        <table:table-row table:style-name="Tabla79.2">
          <table:table-cell table:style-name="Tabla79.A2" office:value-type="string">
            <text:p text:style-name="P79">codAmbComunidad</text:p>
          </table:table-cell>
          <table:table-cell table:style-name="Tabla79.A2" office:value-type="string">
            <text:p text:style-name="P18">Long</text:p>
          </table:table-cell>
          <table:table-cell table:style-name="Tabla79.A2" office:value-type="string">
            <text:p text:style-name="P18">0..1</text:p>
          </table:table-cell>
          <table:table-cell table:style-name="Tabla79.D2" office:value-type="string">
            <text:p text:style-name="Table_20_Contents">Codi de la comunitat autònoma a la que pertany.</text:p>
          </table:table-cell>
        </table:table-row>
        <table:table-row table:style-name="Tabla79.2">
          <table:table-cell table:style-name="Tabla79.A2" office:value-type="string">
            <text:p text:style-name="P79">historicosUO</text:p>
          </table:table-cell>
          <table:table-cell table:style-name="Tabla79.A2" office:value-type="string">
            <text:p text:style-name="P18">Set&lt;String&gt;</text:p>
          </table:table-cell>
          <table:table-cell table:style-name="Tabla79.A2" office:value-type="string">
            <text:p text:style-name="P18">0..n</text:p>
          </table:table-cell>
          <table:table-cell table:style-name="Tabla79.D2" office:value-type="string">
            <text:p text:style-name="Table_20_Contents">Conjunt dels codis de les unitats que formen el conjunt d'històrics de la unitat. Aquests codis indiquen les unitats antigues a les que substitueix ara aquesta unitat.</text:p>
          </table:table-cell>
        </table:table-row>
      </table:table>
      <text:p text:style-name="P78"/>
      <text:p text:style-name="P78"/>
      <text:h text:style-name="Heading_20_2" text:outline-level="2"><text:bookmark-start text:name="__RefNumPara__9009_1137365102"/><text:bookmark-start text:name="__RefHeading__7106_1236556764"/>Classe OficinaTF<text:bookmark-end text:name="__RefNumPara__9009_1137365102"/><text:bookmark-end text:name="__RefHeading__7106_1236556764"/></text:h>
      <text:p text:style-name="Text_20_body"><text:tab/>Classe que representa el conjunt de dades d'una oficina que són transferides via WS.</text:p>
      <text:p text:style-name="Text_20_body"/>
      <table:table table:name="Tabla98" table:style-name="Tabla98">
        <table:table-column table:style-name="Tabla98.A"/>
        <table:table-column table:style-name="Tabla98.B"/>
        <table:table-column table:style-name="Tabla98.C"/>
        <table:table-column table:style-name="Tabla98.D"/>
        <table:table-row table:style-name="Tabla98.1">
          <table:table-cell table:style-name="Tabla98.A1" office:value-type="string">
            <text:p text:style-name="Table_20_Contents">Camp</text:p>
          </table:table-cell>
          <table:table-cell table:style-name="Tabla98.A1" office:value-type="string">
            <text:p text:style-name="Table_20_Contents">Tipus</text:p>
          </table:table-cell>
          <table:table-cell table:style-name="Tabla98.A1" office:value-type="string">
            <text:p text:style-name="Table_20_Contents">Cardinalitat</text:p>
          </table:table-cell>
          <table:table-cell table:style-name="Tabla98.D1" office:value-type="string">
            <text:p text:style-name="Table_20_Contents">Descripció</text:p>
          </table:table-cell>
        </table:table-row>
        <table:table-row table:style-name="Tabla98.2">
          <table:table-cell table:style-name="Tabla98.A2" office:value-type="string">
            <text:p text:style-name="P55">codigo</text:p>
          </table:table-cell>
          <table:table-cell table:style-name="Tabla98.A2" office:value-type="string">
            <text:p text:style-name="P46">String</text:p>
          </table:table-cell>
          <table:table-cell table:style-name="Tabla98.C2" office:value-type="float" office:value="1">
            <text:p text:style-name="P46">1</text:p>
          </table:table-cell>
          <table:table-cell table:style-name="Tabla98.D2" office:value-type="string">
            <text:p text:style-name="Table_20_Contents">Codi de l'oficina.</text:p>
          </table:table-cell>
        </table:table-row>
        <table:table-row table:style-name="Tabla98.2">
          <table:table-cell table:style-name="Tabla98.A2" office:value-type="string">
            <text:p text:style-name="P55">denominacion</text:p>
          </table:table-cell>
          <table:table-cell table:style-name="Tabla98.A2" office:value-type="string">
            <text:p text:style-name="P46">String</text:p>
          </table:table-cell>
          <table:table-cell table:style-name="Tabla98.C2" office:value-type="float" office:value="1">
            <text:p text:style-name="P46">1</text:p>
          </table:table-cell>
          <table:table-cell table:style-name="Tabla98.D2" office:value-type="string">
            <text:p text:style-name="Table_20_Contents">Denominació de l'oficina.</text:p>
          </table:table-cell>
        </table:table-row>
        <table:table-row table:style-name="Tabla98.2">
          <table:table-cell table:style-name="Tabla98.A2" office:value-type="string">
            <text:p text:style-name="P46">estado</text:p>
          </table:table-cell>
          <table:table-cell table:style-name="Tabla98.A2" office:value-type="string">
            <text:p text:style-name="P46">String</text:p>
          </table:table-cell>
          <table:table-cell table:style-name="Tabla98.C2" office:value-type="float" office:value="1">
            <text:p text:style-name="P46">1</text:p>
          </table:table-cell>
          <table:table-cell table:style-name="Tabla98.D2" office:value-type="string">
            <text:p text:style-name="Table_20_Contents">Estat de l'oficina.</text:p>
          </table:table-cell>
        </table:table-row>
        <table:table-row table:style-name="Tabla98.2">
          <table:table-cell table:style-name="Tabla98.A2" office:value-type="string">
            <text:p text:style-name="P55">nivelAdministracion</text:p>
          </table:table-cell>
          <table:table-cell table:style-name="Tabla98.A2" office:value-type="string">
            <text:p text:style-name="P46">Long</text:p>
          </table:table-cell>
          <table:table-cell table:style-name="Tabla98.C2" office:value-type="float" office:value="1">
            <text:p text:style-name="P46">1</text:p>
          </table:table-cell>
          <table:table-cell table:style-name="Tabla98.D2" office:value-type="string">
            <text:p text:style-name="Table_20_Contents">Nivell d'administració de l'oficina.</text:p>
          </table:table-cell>
        </table:table-row>
        <table:table-row table:style-name="Tabla98.2">
          <table:table-cell table:style-name="Tabla98.A2" office:value-type="string">
            <text:p text:style-name="P55">tipoOficina</text:p>
          </table:table-cell>
          <table:table-cell table:style-name="Tabla98.A2" office:value-type="string">
            <text:p text:style-name="P46">Long</text:p>
          </table:table-cell>
          <table:table-cell table:style-name="Tabla98.A2" office:value-type="string">
            <text:p text:style-name="P46">0..1</text:p>
          </table:table-cell>
          <table:table-cell table:style-name="Tabla98.D2" office:value-type="string">
            <text:p text:style-name="Table_20_Contents">Tipus d'oficina (auxiliar o general)</text:p>
          </table:table-cell>
        </table:table-row>
        <table:table-row table:style-name="Tabla98.2">
          <table:table-cell table:style-name="Tabla98.A2" office:value-type="string">
            <text:p text:style-name="P55">codUoResponsable</text:p>
          </table:table-cell>
          <table:table-cell table:style-name="Tabla98.A2" office:value-type="string">
            <text:p text:style-name="P46">String</text:p>
          </table:table-cell>
          <table:table-cell table:style-name="Tabla98.A2" office:value-type="string">
            <text:p text:style-name="P46">0..1</text:p>
          </table:table-cell>
          <table:table-cell table:style-name="Tabla98.D2" office:value-type="string">
            <text:p text:style-name="Table_20_Contents">Codi de la seva unitat responsable (relació Funcional).</text:p>
          </table:table-cell>
        </table:table-row>
        <table:table-row table:style-name="Tabla98.2">
          <table:table-cell table:style-name="Tabla98.A2" office:value-type="string">
            <text:p text:style-name="P55">codOfiResponsable</text:p>
          </table:table-cell>
          <table:table-cell table:style-name="Tabla98.A2" office:value-type="string">
            <text:p text:style-name="P46">String</text:p>
          </table:table-cell>
          <table:table-cell table:style-name="Tabla98.A2" office:value-type="string">
            <text:p text:style-name="P46">0..1</text:p>
          </table:table-cell>
          <table:table-cell table:style-name="Tabla98.D2" office:value-type="string">
            <text:p text:style-name="Table_20_Contents">Codi de la seva oficina responsable.</text:p>
          </table:table-cell>
        </table:table-row>
        <table:table-row table:style-name="Tabla98.2">
          <table:table-cell table:style-name="Tabla98.A2" office:value-type="string">
            <text:p text:style-name="P55">sirOfi</text:p>
          </table:table-cell>
          <table:table-cell table:style-name="Tabla98.A2" office:value-type="string">
            <text:p text:style-name="P55">List&lt;RelacionSirOfiTF&gt;</text:p>
          </table:table-cell>
          <table:table-cell table:style-name="Tabla98.A2" office:value-type="string">
            <text:p text:style-name="P55">1..n</text:p>
          </table:table-cell>
          <table:table-cell table:style-name="Tabla98.D2" office:value-type="string">
            <text:p text:style-name="Table_20_Contents">Llistat de les relacions amb les unitats a les que dona servei via SIR.</text:p>
          </table:table-cell>
        </table:table-row>
        <table:table-row table:style-name="Tabla98.2">
          <table:table-cell table:style-name="Tabla98.A2" office:value-type="string">
            <text:p text:style-name="P55">organizativasOfi</text:p>
          </table:table-cell>
          <table:table-cell table:style-name="Tabla98.A2" office:value-type="string">
            <text:p text:style-name="P55">List&lt;RelacionOrganizativaOfiTF&gt; </text:p>
          </table:table-cell>
          <table:table-cell table:style-name="Tabla98.A2" office:value-type="string">
            <text:p text:style-name="P55">0..n</text:p>
          </table:table-cell>
          <table:table-cell table:style-name="Tabla98.D2" office:value-type="string">
            <text:p text:style-name="Table_20_Contents">Llistat de les relacions organitzatives de les unitats a les que dona servei.</text:p>
          </table:table-cell>
        </table:table-row>
      </table:table>
      <text:p text:style-name="Text_20_body"/>
      <text:p text:style-name="Text_20_body"/>
      <text:p text:style-name="Text_20_body"/>
      <text:h text:style-name="Heading_20_2" text:outline-level="2"><text:bookmark-start text:name="__RefNumPara__10486_1137365102"/>Classe RelacionSirOfiTF<text:bookmark-end text:name="__RefNumPara__10486_1137365102"/></text:h>
      <text:p text:style-name="Standard"><text:tab/>Classe que representa la relació SIR entre una Oficina i una Unitat. Ens permet sabre quina és l'oficina de la unitat que es troba adherida a la plataforma d'intercanvi registral del SIR</text:p>
      <text:p text:style-name="Standard"/>
      <text:p text:style-name="Standard"/>
      <table:table table:name="Tabla106" table:style-name="Tabla106">
        <table:table-column table:style-name="Tabla106.A"/>
        <table:table-column table:style-name="Tabla106.B"/>
        <table:table-column table:style-name="Tabla106.C"/>
        <text:soft-page-break/>
        <table:table-row table:style-name="Tabla106.1">
          <table:table-cell table:style-name="Tabla106.A1" office:value-type="string">
            <text:p text:style-name="Table_20_Contents">Camp</text:p>
          </table:table-cell>
          <table:table-cell table:style-name="Tabla106.B1" office:value-type="string">
            <text:p text:style-name="Table_20_Contents">Tipus</text:p>
          </table:table-cell>
          <table:table-cell table:style-name="Tabla106.C1" office:value-type="string">
            <text:p text:style-name="Table_20_Contents">Descripció</text:p>
          </table:table-cell>
        </table:table-row>
        <table:table-row>
          <table:table-cell table:style-name="Tabla106.A2" office:value-type="string">
            <text:p text:style-name="P18">oficina</text:p>
          </table:table-cell>
          <table:table-cell table:style-name="Tabla106.A2" office:value-type="string">
            <text:p text:style-name="P46">String</text:p>
          </table:table-cell>
          <table:table-cell table:style-name="Tabla106.C2" office:value-type="string">
            <text:p text:style-name="Table_20_Contents">Codi de l'oficina</text:p>
          </table:table-cell>
        </table:table-row>
        <table:table-row>
          <table:table-cell table:style-name="Tabla106.A2" office:value-type="string">
            <text:p text:style-name="P18">unidad</text:p>
          </table:table-cell>
          <table:table-cell table:style-name="Tabla106.A2" office:value-type="string">
            <text:p text:style-name="P48">String</text:p>
          </table:table-cell>
          <table:table-cell table:style-name="Tabla106.C2" office:value-type="string">
            <text:p text:style-name="Table_20_Contents">Codi de la unitat</text:p>
          </table:table-cell>
        </table:table-row>
        <table:table-row>
          <table:table-cell table:style-name="Tabla106.A2" office:value-type="string">
            <text:p text:style-name="P18">estado</text:p>
          </table:table-cell>
          <table:table-cell table:style-name="Tabla106.A2" office:value-type="string">
            <text:p text:style-name="P48">String</text:p>
          </table:table-cell>
          <table:table-cell table:style-name="Tabla106.C2" office:value-type="string">
            <text:p text:style-name="Table_20_Contents">Estat de la relació.</text:p>
          </table:table-cell>
        </table:table-row>
      </table:table>
      <text:p text:style-name="Standard"/>
      <text:h text:style-name="Heading_20_2" text:outline-level="2">Classe RelacionOrganizativaOfiTF</text:h>
      <text:p text:style-name="Standard"><text:tab/>Classe que representa la dependència funcional entre una Oficina i una Unitat.</text:p>
      <text:p text:style-name="Standard"/>
      <text:p text:style-name="Standard"/>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Table_20_Contents">Camp</text:p>
          </table:table-cell>
          <table:table-cell table:style-name="Tabla31.B1" office:value-type="string">
            <text:p text:style-name="Table_20_Contents">Tipus</text:p>
          </table:table-cell>
          <table:table-cell table:style-name="Tabla31.C1" office:value-type="string">
            <text:p text:style-name="Table_20_Contents">Descripció</text:p>
          </table:table-cell>
        </table:table-row>
        <table:table-row>
          <table:table-cell table:style-name="Tabla31.A2" office:value-type="string">
            <text:p text:style-name="P18">oficina</text:p>
          </table:table-cell>
          <table:table-cell table:style-name="Tabla31.A2" office:value-type="string">
            <text:p text:style-name="P46">String</text:p>
          </table:table-cell>
          <table:table-cell table:style-name="Tabla31.C2" office:value-type="string">
            <text:p text:style-name="Table_20_Contents">Codi de l'oficina</text:p>
          </table:table-cell>
        </table:table-row>
        <table:table-row>
          <table:table-cell table:style-name="Tabla31.A2" office:value-type="string">
            <text:p text:style-name="P18">unidad</text:p>
          </table:table-cell>
          <table:table-cell table:style-name="Tabla31.A2" office:value-type="string">
            <text:p text:style-name="P48">String</text:p>
          </table:table-cell>
          <table:table-cell table:style-name="Tabla31.C2" office:value-type="string">
            <text:p text:style-name="Table_20_Contents">Codi de la unitat</text:p>
          </table:table-cell>
        </table:table-row>
        <table:table-row>
          <table:table-cell table:style-name="Tabla31.A2" office:value-type="string">
            <text:p text:style-name="P18">estado</text:p>
          </table:table-cell>
          <table:table-cell table:style-name="Tabla31.A2" office:value-type="string">
            <text:p text:style-name="P48">String</text:p>
          </table:table-cell>
          <table:table-cell table:style-name="Tabla31.C2" office:value-type="string">
            <text:p text:style-name="Table_20_Contents">Estat de la relació.</text:p>
          </table:table-cell>
        </table:table-row>
      </table:table>
      <text:p text:style-name="Standard"/>
      <text:p text:style-name="Standard"/>
      <text:h text:style-name="Heading_20_1" text:outline-level="1">Descripció dels serveis REST</text:h>
      <text:p text:style-name="Text_20_body">A continuació es descriuen els serveis REST que proporciona Dir3Caib.</text:p>
      <text:h text:style-name="Heading_20_2" text:outline-level="2">Serveis</text:h>
      <text:h text:style-name="Heading_20_3" text:outline-level="3">busquedaOrganismos</text:h>
      <text:p text:style-name="Text_20_body"/>
      <table:table table:name="Tabla38" table:style-name="Tabla38">
        <table:table-column table:style-name="Tabla38.A"/>
        <text:soft-page-break/>
        <table:table-row table:style-name="Tabla38.1">
          <table:table-cell table:style-name="Tabla38.A1" office:value-type="string">
            <text:p text:style-name="P32">Prototipus:</text:p>
          </table:table-cell>
        </table:table-row>
        <table:table-row table:style-name="Tabla38.1">
          <table:table-cell table:style-name="Tabla38.A2" office:value-type="string">
            <text:p text:style-name="P66">public @ResponseBody</text:p>
            <text:p text:style-name="P66">ResponseEntity&lt;List&lt;Unidad&gt;&gt; busquedaOrganismos(@RequestParam String codigo, @RequestParam String denominacion, @RequestParam Long codNivelAdministracion, <text:s/>@RequestParam Long codComunidadAutonoma) throws Exception;</text:p>
          </table:table-cell>
        </table:table-row>
        <table:table-row table:style-name="Tabla38.1">
          <table:table-cell table:style-name="Tabla38.A3" office:value-type="string">
            <text:p text:style-name="P32">Descripció:</text:p>
          </table:table-cell>
        </table:table-row>
        <table:table-row table:style-name="Tabla38.1">
          <table:table-cell table:style-name="Tabla38.A4" office:value-type="string">
            <text:p text:style-name="P17"><text:tab/>Aquest servei permet fer una cerca d'organismes dins dir3 en funció dels paràmetres indicats. S'empra per cercar organismes externs destinataris quan es fa un registre d'entrada/sortida</text:p>
          </table:table-cell>
        </table:table-row>
        <table:table-row table:style-name="Tabla38.1">
          <table:table-cell table:style-name="Tabla38.A3" office:value-type="string">
            <text:p text:style-name="P32">Paràmetres:</text:p>
          </table:table-cell>
        </table:table-row>
        <table:table-row table:style-name="Tabla38.1">
          <table:table-cell table:style-name="Tabla38.A4" office:value-type="string">
            <text:p text:style-name="P17"/>
            <text:list xml:id="list32323086" text:continue-list="list32352713" text:style-name="L8">
              <text:list-item>
                <text:p text:style-name="P106">String codigo: codi de l'organisme que cercam.</text:p>
              </text:list-item>
              <text:list-item>
                <text:p text:style-name="P107">String denominacion: denominació de l'organisme que cercam</text:p>
              </text:list-item>
              <text:list-item>
                <text:p text:style-name="P104">Long codNivelAdministracion: codi del nivell d'administració dels organismes que cercam</text:p>
              </text:list-item>
              <text:list-item>
                <text:p text:style-name="P104">Long codComunidadAutonoma: codi de la comunitat autònoma per la qual cercam.</text:p>
              </text:list-item>
            </text:list>
          </table:table-cell>
        </table:table-row>
        <table:table-row table:style-name="Tabla38.7">
          <table:table-cell table:style-name="Tabla38.A7" office:value-type="string">
            <text:p text:style-name="P32">Resposta:</text:p>
          </table:table-cell>
        </table:table-row>
        <table:table-row table:style-name="Tabla38.1">
          <table:table-cell table:style-name="Tabla38.A4" office:value-type="string">
            <text:list xml:id="list7946497868452231889" text:style-name="L17">
              <text:list-item>
                <text:list>
                  <text:list-item>
                    <text:list>
                      <text:list-item>
                        <text:list>
                          <text:list-item>
                            <text:p text:style-name="P108"><text:span text:style-name="T27">Llista &lt;Unidad&gt;, la descripció del bean Unidad es pot veure a l'apartat </text:span><text:span text:style-name="T27"><text:bookmark-ref text:reference-format="number-all-superior" text:ref-name="__RefHeading__7310_1236556764">6.2.1.-</text:bookmark-ref></text:span><text:span text:style-name="T27"><text:bookmark-ref text:reference-format="text" text:ref-name="__RefHeading__7310_1236556764">Unidad</text:bookmark-ref></text:span></text:p>
                          </text:list-item>
                        </text:list>
                      </text:list-item>
                    </text:list>
                  </text:list-item>
                </text:list>
              </text:list-item>
            </text:list>
          </table:table-cell>
        </table:table-row>
      </table:table>
      <text:h text:style-name="Heading_20_3" text:outline-level="3">busquedaOficinas</text:h>
      <text:p text:style-name="Text_20_body"/>
      <table:table table:name="Tabla39" table:style-name="Tabla39">
        <table:table-column table:style-name="Tabla39.A"/>
        <table:table-row table:style-name="Tabla39.1">
          <table:table-cell table:style-name="Tabla39.A1" office:value-type="string">
            <text:p text:style-name="P32">Prototipus:</text:p>
          </table:table-cell>
        </table:table-row>
        <table:table-row table:style-name="Tabla39.1">
          <table:table-cell table:style-name="Tabla39.A2" office:value-type="string">
            <text:p text:style-name="P66"><text:s/>public @ResponseBody</text:p>
            <text:p text:style-name="P66"><text:s text:c="5"/>ResponseEntity&lt;List&lt;Oficina&gt;&gt; busquedaOficinas(@RequestParam String codigo, @RequestParam String denominacion, @RequestParam Long codNivelAdministracion, <text:s/>@RequestParam Long codComunidadAutonoma) throws Exception;</text:p>
          </table:table-cell>
        </table:table-row>
        <table:table-row table:style-name="Tabla39.1">
          <table:table-cell table:style-name="Tabla39.A3" office:value-type="string">
            <text:p text:style-name="P32">Descripció:</text:p>
          </table:table-cell>
        </table:table-row>
        <table:table-row table:style-name="Tabla39.1">
          <table:table-cell table:style-name="Tabla39.A4" office:value-type="string">
            <text:p text:style-name="P17"><text:tab/>Aquest servei permet fer una cerca d'oficines origen dins dir3 en funció dels paràmetres indicats. S'empra per cercar oficines d'origen externes quan es fa un registre d'entrada/sortida</text:p>
          </table:table-cell>
        </table:table-row>
        <table:table-row table:style-name="Tabla39.1">
          <table:table-cell table:style-name="Tabla39.A3" office:value-type="string">
            <text:p text:style-name="P32">Paràmetres:</text:p>
          </table:table-cell>
        </table:table-row>
        <table:table-row table:style-name="Tabla39.1">
          <table:table-cell table:style-name="Tabla39.A4" office:value-type="string">
            <text:list xml:id="list32352113" text:continue-list="list32323086" text:style-name="L8">
              <text:list-item>
                <text:p text:style-name="P106">String codigo: codi de <text:s/>l'oficina que cercam.</text:p>
              </text:list-item>
              <text:list-item>
                <text:p text:style-name="P107">String denominacion: denominació de l'oficina que cercam</text:p>
              </text:list-item>
              <text:list-item>
                <text:p text:style-name="P104">Long codNivelAdministracion: codi del nivell d'administració de les oficines que cercam</text:p>
              </text:list-item>
              <text:list-item>
                <text:p text:style-name="P104">Long codComunidadAutonoma: codi de la comunitat autònoma per la qual cercam.</text:p>
              </text:list-item>
            </text:list>
          </table:table-cell>
        </table:table-row>
        <table:table-row table:style-name="Tabla39.7">
          <table:table-cell table:style-name="Tabla39.A7" office:value-type="string">
            <text:p text:style-name="P32">Resposta:</text:p>
          </table:table-cell>
        </table:table-row>
        <table:table-row table:style-name="Tabla39.1">
          <table:table-cell table:style-name="Tabla39.A4" office:value-type="string">
            <text:list xml:id="list2820473048794519823" text:style-name="L18">
              <text:list-item>
                <text:list>
                  <text:list-item>
                    <text:list>
                      <text:list-item>
                        <text:list>
                          <text:list-item>
                            <text:p text:style-name="P109"><text:span text:style-name="T27">Llista&lt;Oficina&gt;, la descripció del bean Oficina es pot veure a l'apartat </text:span><text:span text:style-name="T27"><text:bookmark-ref text:reference-format="number-all-superior" text:ref-name="__RefHeading__7312_1236556764">6.2.2.-</text:bookmark-ref></text:span><text:span text:style-name="T27"><text:bookmark-ref text:reference-format="text" text:ref-name="__RefHeading__7312_1236556764">Oficina</text:bookmark-ref></text:span></text:p>
                          </text:list-item>
                        </text:list>
                      </text:list-item>
                    </text:list>
                  </text:list-item>
                </text:list>
              </text:list-item>
            </text:list>
          </table:table-cell>
        </table:table-row>
      </table:table>
      <text:p text:style-name="Standard"/>
      <text:h text:style-name="Heading_20_3" text:outline-level="3">unidadDenominacion</text:h>
      <text:p text:style-name="Text_20_body"/>
      <table:table table:name="Tabla15" table:style-name="Tabla15">
        <table:table-column table:style-name="Tabla15.A"/>
        <text:soft-page-break/>
        <table:table-row table:style-name="Tabla15.1">
          <table:table-cell table:style-name="Tabla15.A1" office:value-type="string">
            <text:p text:style-name="P32">Prototipus:</text:p>
          </table:table-cell>
        </table:table-row>
        <table:table-row table:style-name="Tabla15.1">
          <table:table-cell table:style-name="Tabla15.A2" office:value-type="string">
            <text:p text:style-name="P66">public @ResponseBody ResponseEntity&lt;String&gt; unidadDenominacion(@RequestParam String codigo) throws Exception;</text:p>
          </table:table-cell>
        </table:table-row>
        <table:table-row table:style-name="Tabla15.1">
          <table:table-cell table:style-name="Tabla15.A3" office:value-type="string">
            <text:p text:style-name="P32">Descripció:</text:p>
          </table:table-cell>
        </table:table-row>
        <table:table-row table:style-name="Tabla15.1">
          <table:table-cell table:style-name="Tabla15.A4" office:value-type="string">
            <text:p text:style-name="P17"><text:tab/>Aquest servei permet obtenir la denominació d'una unitat a partir del seu codi dir3.</text:p>
          </table:table-cell>
        </table:table-row>
        <table:table-row table:style-name="Tabla15.1">
          <table:table-cell table:style-name="Tabla15.A3" office:value-type="string">
            <text:p text:style-name="P32">Paràmetres:</text:p>
          </table:table-cell>
        </table:table-row>
        <table:table-row table:style-name="Tabla15.1">
          <table:table-cell table:style-name="Tabla15.A4" office:value-type="string">
            <text:list xml:id="list32345579" text:continue-list="list32352113" text:style-name="L8">
              <text:list-item>
                <text:p text:style-name="P106">String codigo: codi de <text:s/>la unitat que cercam.</text:p>
              </text:list-item>
            </text:list>
          </table:table-cell>
        </table:table-row>
        <table:table-row table:style-name="Tabla15.7">
          <table:table-cell table:style-name="Tabla15.A7" office:value-type="string">
            <text:p text:style-name="P32">Resposta:</text:p>
          </table:table-cell>
        </table:table-row>
        <table:table-row table:style-name="Tabla15.1">
          <table:table-cell table:style-name="Tabla15.A4" office:value-type="string">
            <text:list xml:id="list7151618989724077564" text:style-name="L19">
              <text:list-item>
                <text:list>
                  <text:list-item>
                    <text:list>
                      <text:list-item>
                        <text:list>
                          <text:list-item>
                            <text:p text:style-name="P101">String: <text:s/>la denominació de la unitat.</text:p>
                            <text:p text:style-name="P101"/>
                          </text:list-item>
                        </text:list>
                      </text:list-item>
                    </text:list>
                  </text:list-item>
                </text:list>
              </text:list-item>
            </text:list>
          </table:table-cell>
        </table:table-row>
      </table:table>
      <text:p text:style-name="Standard"/>
      <text:h text:style-name="Heading_20_3" text:outline-level="3">oficinaDenominacion</text:h>
      <text:p text:style-name="Text_20_body"/>
      <table:table table:name="Tabla16" table:style-name="Tabla16">
        <table:table-column table:style-name="Tabla16.A"/>
        <table:table-row table:style-name="Tabla16.1">
          <table:table-cell table:style-name="Tabla16.A1" office:value-type="string">
            <text:p text:style-name="P32">Prototipus:</text:p>
          </table:table-cell>
        </table:table-row>
        <table:table-row table:style-name="Tabla16.1">
          <table:table-cell table:style-name="Tabla16.A2" office:value-type="string">
            <text:p text:style-name="P66">public @ResponseBody ResponseEntity&lt;String&gt; oficinaDenominacion(@RequestParam String codigo) throws Exception;</text:p>
          </table:table-cell>
        </table:table-row>
        <table:table-row table:style-name="Tabla16.1">
          <table:table-cell table:style-name="Tabla16.A3" office:value-type="string">
            <text:p text:style-name="P32">Descripció:</text:p>
          </table:table-cell>
        </table:table-row>
        <table:table-row table:style-name="Tabla16.1">
          <table:table-cell table:style-name="Tabla16.A4" office:value-type="string">
            <text:p text:style-name="P17"><text:tab/>Aquest servei permet obtenir la denominació d'una oficina a partir del seu codi dir3.</text:p>
          </table:table-cell>
        </table:table-row>
        <table:table-row table:style-name="Tabla16.1">
          <table:table-cell table:style-name="Tabla16.A3" office:value-type="string">
            <text:p text:style-name="P32">Paràmetres:</text:p>
          </table:table-cell>
        </table:table-row>
        <table:table-row table:style-name="Tabla16.1">
          <table:table-cell table:style-name="Tabla16.A4" office:value-type="string">
            <text:list xml:id="list32338892" text:continue-list="list32345579" text:style-name="L8">
              <text:list-item>
                <text:p text:style-name="P106">String codigo: codi de <text:s/>l'oficina que cercam.</text:p>
              </text:list-item>
            </text:list>
          </table:table-cell>
        </table:table-row>
        <table:table-row table:style-name="Tabla16.7">
          <table:table-cell table:style-name="Tabla16.A7" office:value-type="string">
            <text:p text:style-name="P32">Resposta:</text:p>
          </table:table-cell>
        </table:table-row>
        <table:table-row table:style-name="Tabla16.1">
          <table:table-cell table:style-name="Tabla16.A4" office:value-type="string">
            <text:list xml:id="list1748155014692248103" text:style-name="L20">
              <text:list-item>
                <text:list>
                  <text:list-item>
                    <text:list>
                      <text:list-item>
                        <text:list>
                          <text:list-item>
                            <text:p text:style-name="P102">String: <text:s/>la denominació de l'oficina.</text:p>
                            <text:p text:style-name="P102"/>
                          </text:list-item>
                        </text:list>
                      </text:list-item>
                    </text:list>
                  </text:list-item>
                </text:list>
              </text:list-item>
            </text:list>
          </table:table-cell>
        </table:table-row>
      </table:table>
      <text:p text:style-name="Standard"/>
      <text:p text:style-name="Text_20_body"/>
      <text:p text:style-name="Text_20_body"/>
      <text:h text:style-name="Heading_20_2" text:outline-level="2">Model de dades dels serveis REST</text:h>
      <text:h text:style-name="Heading_20_3" text:outline-level="3"><text:bookmark-start text:name="__RefHeading__7310_1236556764"/>Unidad<text:bookmark-end text:name="__RefHeading__7310_1236556764"/></text:h>
      <text:p text:style-name="Text_20_body"/>
      <table:table table:name="Tabla33" table:style-name="Tabla33">
        <table:table-column table:style-name="Tabla33.A"/>
        <table:table-column table:style-name="Tabla33.B"/>
        <table:table-column table:style-name="Tabla33.C"/>
        <table:table-column table:style-name="Tabla33.D"/>
        <table:table-row table:style-name="Tabla33.1">
          <table:table-cell table:style-name="Tabla33.A1" office:value-type="string">
            <text:p text:style-name="Table_20_Contents">Camp</text:p>
          </table:table-cell>
          <table:table-cell table:style-name="Tabla33.A1" office:value-type="string">
            <text:p text:style-name="Table_20_Contents">Tipus</text:p>
          </table:table-cell>
          <table:table-cell table:style-name="Tabla33.A1" office:value-type="string">
            <text:p text:style-name="Table_20_Contents"><office:annotation><dc:creator>Marilen Gonzalez del Amo</dc:creator><dc:date>2015-01-13T10:32:00.26</dc:date><text:p text:style-name="P125"><text:span text:style-name="T34">Valores obtenidos del manual de atributos.</text:span></text:p></office:annotation>Cardinalitat</text:p>
          </table:table-cell>
          <table:table-cell table:style-name="Tabla33.D1" office:value-type="string">
            <text:p text:style-name="Table_20_Contents">Descripció</text:p>
          </table:table-cell>
        </table:table-row>
        <table:table-row table:style-name="Tabla33.2">
          <table:table-cell table:style-name="Tabla33.A2" office:value-type="string">
            <text:p text:style-name="P79">codigo</text:p>
          </table:table-cell>
          <table:table-cell table:style-name="Tabla33.A2" office:value-type="string">
            <text:p text:style-name="P18">String</text:p>
          </table:table-cell>
          <table:table-cell table:style-name="Tabla33.C2" office:value-type="float" office:value="1">
            <text:p text:style-name="P18">1</text:p>
          </table:table-cell>
          <table:table-cell table:style-name="Tabla33.D2" office:value-type="string">
            <text:p text:style-name="Table_20_Contents">Codi de la unitat.</text:p>
          </table:table-cell>
        </table:table-row>
        <table:table-row table:style-name="Tabla33.2">
          <table:table-cell table:style-name="Tabla33.A2" office:value-type="string">
            <text:p text:style-name="P79">denominacion</text:p>
          </table:table-cell>
          <table:table-cell table:style-name="Tabla33.A2" office:value-type="string">
            <text:p text:style-name="P18">String</text:p>
          </table:table-cell>
          <table:table-cell table:style-name="Tabla33.C2" office:value-type="float" office:value="1">
            <text:p text:style-name="P18">1</text:p>
          </table:table-cell>
          <table:table-cell table:style-name="Tabla33.D2" office:value-type="string">
            <text:p text:style-name="Table_20_Contents">Denominació de la unitat.</text:p>
          </table:table-cell>
        </table:table-row>
        <table:table-row table:style-name="Tabla33.2">
          <table:table-cell table:style-name="Tabla33.A2" office:value-type="string">
            <text:p text:style-name="P79">estado</text:p>
          </table:table-cell>
          <table:table-cell table:style-name="Tabla33.A2" office:value-type="string">
            <text:p text:style-name="P18">CatEstadoEntidad</text:p>
          </table:table-cell>
          <table:table-cell table:style-name="Tabla33.C2" office:value-type="float" office:value="1">
            <text:p text:style-name="P18">1</text:p>
          </table:table-cell>
          <table:table-cell table:style-name="Tabla33.D2" office:value-type="string">
            <text:p text:style-name="Table_20_Contents">Estat de la unitat.</text:p>
          </table:table-cell>
        </table:table-row>
        <text:soft-page-break/>
        <table:table-row table:style-name="Tabla33.2">
          <table:table-cell table:style-name="Tabla33.A2" office:value-type="string">
            <text:p text:style-name="P72">nifcif</text:p>
          </table:table-cell>
          <table:table-cell table:style-name="Tabla33.A2" office:value-type="string">
            <text:p text:style-name="P24">String</text:p>
          </table:table-cell>
          <table:table-cell table:style-name="Tabla33.A2" office:value-type="string">
            <text:p text:style-name="P24">0..1</text:p>
          </table:table-cell>
          <table:table-cell table:style-name="Tabla33.D2" office:value-type="string">
            <text:p text:style-name="Table_20_Contents">Nif o CIF de la unitat.</text:p>
          </table:table-cell>
        </table:table-row>
        <table:table-row table:style-name="Tabla33.2">
          <table:table-cell table:style-name="Tabla33.A2" office:value-type="string">
            <text:p text:style-name="P79">siglas</text:p>
          </table:table-cell>
          <table:table-cell table:style-name="Tabla33.A2" office:value-type="string">
            <text:p text:style-name="P18"/>
          </table:table-cell>
          <table:table-cell table:style-name="Tabla33.A2" office:value-type="string">
            <text:p text:style-name="P18">0..1</text:p>
          </table:table-cell>
          <table:table-cell table:style-name="Tabla33.D2" office:value-type="string">
            <text:p text:style-name="Table_20_Contents">Sigles de la unitat.</text:p>
          </table:table-cell>
        </table:table-row>
        <table:table-row table:style-name="Tabla33.2">
          <table:table-cell table:style-name="Tabla33.A2" office:value-type="string">
            <text:p text:style-name="P72">nivelAdministracion</text:p>
          </table:table-cell>
          <table:table-cell table:style-name="Tabla33.A2" office:value-type="string">
            <text:p text:style-name="P72">CatNivelAdministracion</text:p>
          </table:table-cell>
          <table:table-cell table:style-name="Tabla33.C2" office:value-type="float" office:value="1">
            <text:p text:style-name="P72">1</text:p>
          </table:table-cell>
          <table:table-cell table:style-name="Tabla33.D2" office:value-type="string">
            <text:p text:style-name="Table_20_Contents">Nivell d'administració de la unitat</text:p>
          </table:table-cell>
        </table:table-row>
        <table:table-row table:style-name="Tabla33.2">
          <table:table-cell table:style-name="Tabla33.A2" office:value-type="string">
            <text:p text:style-name="P79">nivelJerarquico</text:p>
          </table:table-cell>
          <table:table-cell table:style-name="Tabla33.A2" office:value-type="string">
            <text:p text:style-name="P18">Long</text:p>
          </table:table-cell>
          <table:table-cell table:style-name="Tabla33.A2" office:value-type="string">
            <text:p text:style-name="P18">0..1</text:p>
          </table:table-cell>
          <table:table-cell table:style-name="Tabla33.D2" office:value-type="string">
            <text:p text:style-name="Table_20_Contents">Nivell jeràrquic de la unitat.</text:p>
          </table:table-cell>
        </table:table-row>
        <table:table-row table:style-name="Tabla33.2">
          <table:table-cell table:style-name="Tabla33.A2" office:value-type="string">
            <text:p text:style-name="P79">codUnidadSuperior</text:p>
          </table:table-cell>
          <table:table-cell table:style-name="Tabla33.A2" office:value-type="string">
            <text:p text:style-name="P18">Unidad</text:p>
          </table:table-cell>
          <table:table-cell table:style-name="Tabla33.C2" office:value-type="float" office:value="1">
            <text:p text:style-name="P18">1</text:p>
          </table:table-cell>
          <table:table-cell table:style-name="Tabla33.D2" office:value-type="string">
            <text:p text:style-name="Table_20_Contents">unitat superior de la que depèn.</text:p>
          </table:table-cell>
        </table:table-row>
        <table:table-row table:style-name="Tabla33.2">
          <table:table-cell table:style-name="Tabla33.A2" office:value-type="string">
            <text:p text:style-name="P79">codUnidadRaiz</text:p>
          </table:table-cell>
          <table:table-cell table:style-name="Tabla33.A2" office:value-type="string">
            <text:p text:style-name="P18">Unidad</text:p>
          </table:table-cell>
          <table:table-cell table:style-name="Tabla33.C2" office:value-type="float" office:value="1">
            <text:p text:style-name="P18">1</text:p>
          </table:table-cell>
          <table:table-cell table:style-name="Tabla33.D2" office:value-type="string">
            <text:p text:style-name="Table_20_Contents">Unitat arrel de la que depèn.</text:p>
          </table:table-cell>
        </table:table-row>
        <table:table-row table:style-name="Tabla33.2">
          <table:table-cell table:style-name="Tabla33.A2" office:value-type="string">
            <text:p text:style-name="P72">esEdp</text:p>
          </table:table-cell>
          <table:table-cell table:style-name="Tabla33.A2" office:value-type="string">
            <text:p text:style-name="P72">boolean </text:p>
          </table:table-cell>
          <table:table-cell table:style-name="Tabla33.C2" office:value-type="float" office:value="1">
            <text:p text:style-name="P72">1</text:p>
          </table:table-cell>
          <table:table-cell table:style-name="Tabla33.D2" office:value-type="string">
            <text:p text:style-name="Table_20_Contents">Indica si és Entitat de dret públic</text:p>
          </table:table-cell>
        </table:table-row>
        <table:table-row table:style-name="Tabla33.2">
          <table:table-cell table:style-name="Tabla33.A2" office:value-type="string">
            <text:p text:style-name="P72">codEdpPrincipal</text:p>
          </table:table-cell>
          <table:table-cell table:style-name="Tabla33.A2" office:value-type="string">
            <text:p text:style-name="P72">Unidad </text:p>
          </table:table-cell>
          <table:table-cell table:style-name="Tabla33.A2" office:value-type="string">
            <text:p text:style-name="P72">condicionada</text:p>
          </table:table-cell>
          <table:table-cell table:style-name="Tabla33.D2" office:value-type="string">
            <text:p text:style-name="Table_20_Contents">Unitat Edp principal de la que depèn.</text:p>
          </table:table-cell>
        </table:table-row>
        <table:table-row table:style-name="Tabla33.2">
          <table:table-cell table:style-name="Tabla33.A2" office:value-type="string">
            <text:p text:style-name="P72">codTipoEntPublica</text:p>
          </table:table-cell>
          <table:table-cell table:style-name="Tabla33.A2" office:value-type="string">
            <text:p text:style-name="P72">CatTipoEntidadPublica</text:p>
          </table:table-cell>
          <table:table-cell table:style-name="Tabla33.A2" office:value-type="string">
            <text:p text:style-name="P72">0..1</text:p>
          </table:table-cell>
          <table:table-cell table:style-name="Tabla33.D2" office:value-type="string">
            <text:p text:style-name="Table_20_Contents">Tipus d'entitat pública</text:p>
          </table:table-cell>
        </table:table-row>
        <table:table-row table:style-name="Tabla33.2">
          <table:table-cell table:style-name="Tabla33.A2" office:value-type="string">
            <text:p text:style-name="P72">codTipoUnidad</text:p>
          </table:table-cell>
          <table:table-cell table:style-name="Tabla33.A2" office:value-type="string">
            <text:p text:style-name="P72">CatTipoUnidadOrganica</text:p>
          </table:table-cell>
          <table:table-cell table:style-name="Tabla33.A2" office:value-type="string">
            <text:p text:style-name="P72">0..1</text:p>
          </table:table-cell>
          <table:table-cell table:style-name="Tabla33.D2" office:value-type="string">
            <text:p text:style-name="Table_20_Contents">Tipus d'unitat orgànica.</text:p>
          </table:table-cell>
        </table:table-row>
        <table:table-row table:style-name="Tabla33.2">
          <table:table-cell table:style-name="Tabla33.A2" office:value-type="string">
            <text:p text:style-name="P72">codAmbitoTerritorial</text:p>
          </table:table-cell>
          <table:table-cell table:style-name="Tabla33.A2" office:value-type="string">
            <text:p text:style-name="P72">CatAmbitoTerritorial</text:p>
          </table:table-cell>
          <table:table-cell table:style-name="Tabla33.C2" office:value-type="float" office:value="1">
            <text:p text:style-name="P72">1</text:p>
          </table:table-cell>
          <table:table-cell table:style-name="Tabla33.D2" office:value-type="string">
            <text:p text:style-name="Table_20_Contents">Àmbit territorial de la unitat</text:p>
          </table:table-cell>
        </table:table-row>
        <table:table-row table:style-name="Tabla33.2">
          <table:table-cell table:style-name="Tabla33.A2" office:value-type="string">
            <text:p text:style-name="P72">codAmbEntGeografica</text:p>
          </table:table-cell>
          <table:table-cell table:style-name="Tabla33.A2" office:value-type="string">
            <text:p text:style-name="P72">CatEntidadGeografica</text:p>
          </table:table-cell>
          <table:table-cell table:style-name="Tabla33.C2" office:value-type="float" office:value="1">
            <text:p text:style-name="P72">1</text:p>
          </table:table-cell>
          <table:table-cell table:style-name="Tabla33.D2" office:value-type="string">
            <text:p text:style-name="Table_20_Contents">Entitat geogràfica de la unitat.</text:p>
          </table:table-cell>
        </table:table-row>
        <table:table-row table:style-name="Tabla33.2">
          <table:table-cell table:style-name="Tabla33.A2" office:value-type="string">
            <text:p text:style-name="P72">codAmbPais</text:p>
          </table:table-cell>
          <table:table-cell table:style-name="Tabla33.A2" office:value-type="string">
            <text:p text:style-name="P72">CatPais </text:p>
          </table:table-cell>
          <table:table-cell table:style-name="Tabla33.A2" office:value-type="string">
            <text:p text:style-name="P72">0..1</text:p>
          </table:table-cell>
          <table:table-cell table:style-name="Tabla33.D2" office:value-type="string">
            <text:p text:style-name="Table_20_Contents">País de la unitat.</text:p>
          </table:table-cell>
        </table:table-row>
        <table:table-row table:style-name="Tabla33.2">
          <table:table-cell table:style-name="Tabla33.A2" office:value-type="string">
            <text:p text:style-name="P72">codAmbComunidad</text:p>
          </table:table-cell>
          <table:table-cell table:style-name="Tabla33.A2" office:value-type="string">
            <text:p text:style-name="P72">CatComunidadAutonoma</text:p>
          </table:table-cell>
          <table:table-cell table:style-name="Tabla33.A2" office:value-type="string">
            <text:p text:style-name="P72">0..1</text:p>
          </table:table-cell>
          <table:table-cell table:style-name="Tabla33.D2" office:value-type="string">
            <text:p text:style-name="Table_20_Contents">Comunitat autònoma de la unitat.</text:p>
          </table:table-cell>
        </table:table-row>
        <table:table-row table:style-name="Tabla33.2">
          <table:table-cell table:style-name="Tabla33.A2" office:value-type="string">
            <text:p text:style-name="P72">codAmbProvincia</text:p>
          </table:table-cell>
          <table:table-cell table:style-name="Tabla33.A2" office:value-type="string">
            <text:p text:style-name="P72">CatProvincia</text:p>
          </table:table-cell>
          <table:table-cell table:style-name="Tabla33.A2" office:value-type="string">
            <text:p text:style-name="P72">0..1</text:p>
          </table:table-cell>
          <table:table-cell table:style-name="Tabla33.D2" office:value-type="string">
            <text:p text:style-name="Table_20_Contents">Província de la unitat.</text:p>
          </table:table-cell>
        </table:table-row>
        <table:table-row table:style-name="Tabla33.2">
          <table:table-cell table:style-name="Tabla33.A2" office:value-type="string">
            <text:p text:style-name="P72">catLocalidad</text:p>
          </table:table-cell>
          <table:table-cell table:style-name="Tabla33.A2" office:value-type="string">
            <text:p text:style-name="P72">CatLocalidad </text:p>
          </table:table-cell>
          <table:table-cell table:style-name="Tabla33.A2" office:value-type="string">
            <text:p text:style-name="P72">0..1</text:p>
          </table:table-cell>
          <table:table-cell table:style-name="Tabla33.D2" office:value-type="string">
            <text:p text:style-name="Table_20_Contents">Localitat de la unitat.</text:p>
          </table:table-cell>
        </table:table-row>
        <table:table-row table:style-name="Tabla33.2">
          <table:table-cell table:style-name="Tabla33.A2" office:value-type="string">
            <text:p text:style-name="P72">codAmbIsla</text:p>
          </table:table-cell>
          <table:table-cell table:style-name="Tabla33.A2" office:value-type="string">
            <text:p text:style-name="P72">CatIsla</text:p>
          </table:table-cell>
          <table:table-cell table:style-name="Tabla33.A2" office:value-type="string">
            <text:p text:style-name="P72">condicionada</text:p>
          </table:table-cell>
          <table:table-cell table:style-name="Tabla33.D2" office:value-type="string">
            <text:p text:style-name="Table_20_Contents">Illa a la que pertany la unitat.</text:p>
          </table:table-cell>
        </table:table-row>
        <table:table-row table:style-name="Tabla33.2">
          <table:table-cell table:style-name="Tabla33.A2" office:value-type="string">
            <text:p text:style-name="P72">codAmbElm</text:p>
          </table:table-cell>
          <table:table-cell table:style-name="Tabla33.A2" office:value-type="string">
            <text:p text:style-name="P72">Long </text:p>
          </table:table-cell>
          <table:table-cell table:style-name="Tabla33.A2" office:value-type="string">
            <text:p text:style-name="P72">condicionada</text:p>
          </table:table-cell>
          <table:table-cell table:style-name="Tabla33.D2" office:value-type="string">
            <text:p text:style-name="Table_20_Contents">Si és entitat local.</text:p>
          </table:table-cell>
        </table:table-row>
        <table:table-row table:style-name="Tabla33.2">
          <table:table-cell table:style-name="Tabla33.A2" office:value-type="string">
            <text:p text:style-name="P72">codAmbLocExtranjera</text:p>
          </table:table-cell>
          <table:table-cell table:style-name="Tabla33.A2" office:value-type="string">
            <text:p text:style-name="P72">String</text:p>
          </table:table-cell>
          <table:table-cell table:style-name="Tabla33.A2" office:value-type="string">
            <text:p text:style-name="P72">0..1</text:p>
          </table:table-cell>
          <table:table-cell table:style-name="Tabla33.D2" office:value-type="string">
            <text:p text:style-name="Table_20_Contents">Localitat estrangera</text:p>
          </table:table-cell>
        </table:table-row>
        <table:table-row table:style-name="Tabla33.2">
          <table:table-cell table:style-name="Tabla33.A2" office:value-type="string">
            <text:p text:style-name="P79">competencias</text:p>
          </table:table-cell>
          <table:table-cell table:style-name="Tabla33.A2" office:value-type="string">
            <text:p text:style-name="P18">String</text:p>
          </table:table-cell>
          <table:table-cell table:style-name="Tabla33.A2" office:value-type="string">
            <text:p text:style-name="P18">0..1</text:p>
          </table:table-cell>
          <table:table-cell table:style-name="Tabla33.D2" office:value-type="string">
            <text:p text:style-name="Table_20_Contents">Descripció de les competències de la unitat. </text:p>
          </table:table-cell>
        </table:table-row>
        <table:table-row table:style-name="Tabla33.2">
          <table:table-cell table:style-name="Tabla33.A2" office:value-type="string">
            <text:p text:style-name="P72">disposicionLegal</text:p>
          </table:table-cell>
          <table:table-cell table:style-name="Tabla33.A2" office:value-type="string">
            <text:p text:style-name="P18">String</text:p>
          </table:table-cell>
          <table:table-cell table:style-name="Tabla33.A2" office:value-type="string">
            <text:p text:style-name="P18">0..1</text:p>
          </table:table-cell>
          <table:table-cell table:style-name="Tabla33.D2" office:value-type="string">
            <text:p text:style-name="Table_20_Contents"/>
          </table:table-cell>
        </table:table-row>
        <table:table-row table:style-name="Tabla33.2">
          <table:table-cell table:style-name="Tabla33.A2" office:value-type="string">
            <text:p text:style-name="P79">fechaAltaOficial</text:p>
          </table:table-cell>
          <table:table-cell table:style-name="Tabla33.A2" office:value-type="string">
            <text:p text:style-name="P18">Date</text:p>
          </table:table-cell>
          <table:table-cell table:style-name="Tabla33.C2" office:value-type="float" office:value="1">
            <text:p text:style-name="P18">1</text:p>
          </table:table-cell>
          <table:table-cell table:style-name="Tabla33.D2" office:value-type="string">
            <text:p text:style-name="Table_20_Contents">Data en la que es va donar d'alta per primera vegada la unitat.</text:p>
          </table:table-cell>
        </table:table-row>
        <table:table-row table:style-name="Tabla33.2">
          <table:table-cell table:style-name="Tabla33.A2" office:value-type="string">
            <text:p text:style-name="P79">fechaBajaOficial</text:p>
          </table:table-cell>
          <table:table-cell table:style-name="Tabla33.A2" office:value-type="string">
            <text:p text:style-name="P18">Date</text:p>
          </table:table-cell>
          <table:table-cell table:style-name="Tabla33.C2" office:value-type="float" office:value="1">
            <text:p text:style-name="P18">1</text:p>
          </table:table-cell>
          <table:table-cell table:style-name="Tabla33.D2" office:value-type="string">
            <text:p text:style-name="Table_20_Contents">Data en la que es va donar de baixa.</text:p>
          </table:table-cell>
        </table:table-row>
        <table:table-row table:style-name="Tabla33.2">
          <table:table-cell table:style-name="Tabla33.A2" office:value-type="string">
            <text:p text:style-name="P79">fechaExtincion</text:p>
          </table:table-cell>
          <table:table-cell table:style-name="Tabla33.A2" office:value-type="string">
            <text:p text:style-name="P18">Date</text:p>
          </table:table-cell>
          <table:table-cell table:style-name="Tabla33.A2" office:value-type="string">
            <text:p text:style-name="P18">condicionada</text:p>
          </table:table-cell>
          <table:table-cell table:style-name="Tabla33.D2" office:value-type="string">
            <text:p text:style-name="Table_20_Contents">Data en la que es va extingir.</text:p>
          </table:table-cell>
        </table:table-row>
        <table:table-row table:style-name="Tabla33.2">
          <table:table-cell table:style-name="Tabla33.A2" office:value-type="string">
            <text:p text:style-name="P79">fechaAnulacion</text:p>
          </table:table-cell>
          <table:table-cell table:style-name="Tabla33.A2" office:value-type="string">
            <text:p text:style-name="P24">Date</text:p>
          </table:table-cell>
          <table:table-cell table:style-name="Tabla33.A2" office:value-type="string">
            <text:p text:style-name="P24">condicionada</text:p>
          </table:table-cell>
          <table:table-cell table:style-name="Tabla33.D2" office:value-type="string">
            <text:p text:style-name="Table_20_Contents">Data en la que es va anul·lar</text:p>
          </table:table-cell>
        </table:table-row>
        <table:table-row table:style-name="Tabla33.2">
          <table:table-cell table:style-name="Tabla33.A2" office:value-type="string">
            <text:p text:style-name="P72">fechaImportacion</text:p>
          </table:table-cell>
          <table:table-cell table:style-name="Tabla33.A2" office:value-type="string">
            <text:p text:style-name="P74">Date </text:p>
          </table:table-cell>
          <table:table-cell table:style-name="Tabla33.C2" office:value-type="float" office:value="1">
            <text:p text:style-name="P74">1</text:p>
          </table:table-cell>
          <table:table-cell table:style-name="Tabla33.D2" office:value-type="string">
            <text:p text:style-name="Table_20_Contents">Data en la que es va importar des de Madrid</text:p>
          </table:table-cell>
        </table:table-row>
        <text:soft-page-break/>
        <table:table-row table:style-name="Tabla33.2">
          <table:table-cell table:style-name="Tabla33.A2" office:value-type="string">
            <text:p text:style-name="P72">codExterno</text:p>
          </table:table-cell>
          <table:table-cell table:style-name="Tabla33.A2" office:value-type="string">
            <text:p text:style-name="P72">String </text:p>
          </table:table-cell>
          <table:table-cell table:style-name="Tabla33.A2" office:value-type="string">
            <text:p text:style-name="P72">0..1</text:p>
          </table:table-cell>
          <table:table-cell table:style-name="Tabla33.D2" office:value-type="string">
            <text:p text:style-name="P36">Codi extern que designa a la Unitat segons la codificació pròpia de la font de provisió.</text:p>
            <text:p text:style-name="P36"/>
          </table:table-cell>
        </table:table-row>
        <table:table-row table:style-name="Tabla33.2">
          <table:table-cell table:style-name="Tabla33.A2" office:value-type="string">
            <text:p text:style-name="P72">observGenerales</text:p>
          </table:table-cell>
          <table:table-cell table:style-name="Tabla33.A2" office:value-type="string">
            <text:p text:style-name="P18">String</text:p>
          </table:table-cell>
          <table:table-cell table:style-name="Tabla33.A2" office:value-type="string">
            <text:p text:style-name="P18">0..1</text:p>
          </table:table-cell>
          <table:table-cell table:style-name="Tabla33.D2" office:value-type="string">
            <text:p text:style-name="P36">Observacions generals.</text:p>
          </table:table-cell>
        </table:table-row>
        <table:table-row table:style-name="Tabla33.2">
          <table:table-cell table:style-name="Tabla33.A2" office:value-type="string">
            <text:p text:style-name="P72">observBaja</text:p>
          </table:table-cell>
          <table:table-cell table:style-name="Tabla33.A2" office:value-type="string">
            <text:p text:style-name="P72">String </text:p>
          </table:table-cell>
          <table:table-cell table:style-name="Tabla33.A2" office:value-type="string">
            <text:p text:style-name="P72">condicionada</text:p>
          </table:table-cell>
          <table:table-cell table:style-name="Tabla33.D2" office:value-type="string">
            <text:p text:style-name="Table_20_Contents">Observacions quan es dona de baixa</text:p>
          </table:table-cell>
        </table:table-row>
        <table:table-row table:style-name="Tabla33.2">
          <table:table-cell table:style-name="Tabla33.A2" office:value-type="string">
            <text:p text:style-name="P72">tipoVia</text:p>
          </table:table-cell>
          <table:table-cell table:style-name="Tabla33.A2" office:value-type="string">
            <text:p text:style-name="P72">CatTipoVia</text:p>
          </table:table-cell>
          <table:table-cell table:style-name="Tabla33.A2" office:value-type="string">
            <text:p text:style-name="P72"><office:annotation><dc:creator>Marilen Gonzalez del Amo</dc:creator><dc:date>2015-01-13T10:32:34.27</dc:date><text:p text:style-name="P125"><text:span text:style-name="T35">Aquests valors son segons manual de integración dir comun. Segons Manual de Atributos no es igual i a mes no coincideixen els atributs amb lo que ve dels CSV. </text:span></text:p></office:annotation>0..1</text:p>
          </table:table-cell>
          <table:table-cell table:style-name="Tabla33.D2" office:value-type="string">
            <text:p text:style-name="Table_20_Contents">Tipus de via.</text:p>
          </table:table-cell>
        </table:table-row>
        <table:table-row table:style-name="Tabla33.2">
          <table:table-cell table:style-name="Tabla33.A2" office:value-type="string">
            <text:p text:style-name="P72">nombreVia</text:p>
          </table:table-cell>
          <table:table-cell table:style-name="Tabla33.A2" office:value-type="string">
            <text:p text:style-name="P72">String </text:p>
          </table:table-cell>
          <table:table-cell table:style-name="Tabla33.A2" office:value-type="string">
            <text:p text:style-name="P72">0..1</text:p>
          </table:table-cell>
          <table:table-cell table:style-name="Tabla33.D2" office:value-type="string">
            <text:p text:style-name="Table_20_Contents">Nom de la via.</text:p>
          </table:table-cell>
        </table:table-row>
        <table:table-row table:style-name="Tabla33.2">
          <table:table-cell table:style-name="Tabla33.A2" office:value-type="string">
            <text:p text:style-name="P72">numVia</text:p>
          </table:table-cell>
          <table:table-cell table:style-name="Tabla33.A2" office:value-type="string">
            <text:p text:style-name="P72">String </text:p>
          </table:table-cell>
          <table:table-cell table:style-name="Tabla33.A2" office:value-type="string">
            <text:p text:style-name="P72">0..1</text:p>
          </table:table-cell>
          <table:table-cell table:style-name="Tabla33.D2" office:value-type="string">
            <text:p text:style-name="Table_20_Contents">Nombre de la via.</text:p>
          </table:table-cell>
        </table:table-row>
        <table:table-row table:style-name="Tabla33.2">
          <table:table-cell table:style-name="Tabla33.A2" office:value-type="string">
            <text:p text:style-name="P72">complemento</text:p>
          </table:table-cell>
          <table:table-cell table:style-name="Tabla33.A2" office:value-type="string">
            <text:p text:style-name="P72">String </text:p>
          </table:table-cell>
          <table:table-cell table:style-name="Tabla33.A2" office:value-type="string">
            <text:p text:style-name="P72">0..1</text:p>
          </table:table-cell>
          <table:table-cell table:style-name="Tabla33.D2" office:value-type="string">
            <text:p text:style-name="P25"/>
            <text:p text:style-name="P36">Resta de dades que completen l'adreça d'àmbit nacional.</text:p>
          </table:table-cell>
        </table:table-row>
        <table:table-row table:style-name="Tabla33.2">
          <table:table-cell table:style-name="Tabla33.A2" office:value-type="string">
            <text:p text:style-name="P72">codPostal</text:p>
          </table:table-cell>
          <table:table-cell table:style-name="Tabla33.A2" office:value-type="string">
            <text:p text:style-name="P72">String </text:p>
          </table:table-cell>
          <table:table-cell table:style-name="Tabla33.A2" office:value-type="string">
            <text:p text:style-name="P72">0..1</text:p>
          </table:table-cell>
          <table:table-cell table:style-name="Tabla33.D2" office:value-type="string">
            <text:p text:style-name="Table_20_Contents">Codi postal.</text:p>
          </table:table-cell>
        </table:table-row>
        <table:table-row table:style-name="Tabla33.2">
          <table:table-cell table:style-name="Tabla33.A2" office:value-type="string">
            <text:p text:style-name="P72">codPais</text:p>
          </table:table-cell>
          <table:table-cell table:style-name="Tabla33.A2" office:value-type="string">
            <text:p text:style-name="P72">CatPais </text:p>
          </table:table-cell>
          <table:table-cell table:style-name="Tabla33.A2" office:value-type="string">
            <text:p text:style-name="P72">0..1</text:p>
          </table:table-cell>
          <table:table-cell table:style-name="Tabla33.D2" office:value-type="string">
            <text:p text:style-name="Table_20_Contents">Codi del país.</text:p>
          </table:table-cell>
        </table:table-row>
        <table:table-row table:style-name="Tabla33.2">
          <table:table-cell table:style-name="Tabla33.A2" office:value-type="string">
            <text:p text:style-name="P72">codComunidad</text:p>
          </table:table-cell>
          <table:table-cell table:style-name="Tabla33.A2" office:value-type="string">
            <text:p text:style-name="P72">CatComunidadAutonoma</text:p>
          </table:table-cell>
          <table:table-cell table:style-name="Tabla33.A2" office:value-type="string">
            <text:p text:style-name="P72">0..1</text:p>
          </table:table-cell>
          <table:table-cell table:style-name="Tabla33.D2" office:value-type="string">
            <text:p text:style-name="Table_20_Contents">Codi de la comunitat autònoma de l'adreça.</text:p>
          </table:table-cell>
        </table:table-row>
        <table:table-row table:style-name="Tabla33.2">
          <table:table-cell table:style-name="Tabla33.A2" office:value-type="string">
            <text:p text:style-name="P72">codLocalidad</text:p>
          </table:table-cell>
          <table:table-cell table:style-name="Tabla33.A2" office:value-type="string">
            <text:p text:style-name="P72">CatLocalidad</text:p>
          </table:table-cell>
          <table:table-cell table:style-name="Tabla33.A2" office:value-type="string">
            <text:p text:style-name="P72">0..1</text:p>
          </table:table-cell>
          <table:table-cell table:style-name="Tabla33.D2" office:value-type="string">
            <text:p text:style-name="Table_20_Contents">Codi de la localitat de l'adreça.</text:p>
          </table:table-cell>
        </table:table-row>
        <table:table-row table:style-name="Tabla33.2">
          <table:table-cell table:style-name="Tabla33.A2" office:value-type="string">
            <text:p text:style-name="P72">dirExtranjera</text:p>
          </table:table-cell>
          <table:table-cell table:style-name="Tabla33.A2" office:value-type="string">
            <text:p text:style-name="P72">String </text:p>
          </table:table-cell>
          <table:table-cell table:style-name="Tabla33.A2" office:value-type="string">
            <text:p text:style-name="P72">0..1</text:p>
          </table:table-cell>
          <table:table-cell table:style-name="Tabla33.D2" office:value-type="string">
            <text:p text:style-name="P36">Adreça no normalitzada per Unitats amb seu ubicada a l'estranger.</text:p>
          </table:table-cell>
        </table:table-row>
        <table:table-row table:style-name="Tabla33.2">
          <table:table-cell table:style-name="Tabla33.A2" office:value-type="string">
            <text:p text:style-name="P72">locExtranjera</text:p>
          </table:table-cell>
          <table:table-cell table:style-name="Tabla33.A2" office:value-type="string">
            <text:p text:style-name="P72">String </text:p>
          </table:table-cell>
          <table:table-cell table:style-name="Tabla33.A2" office:value-type="string">
            <text:p text:style-name="P72">0..1</text:p>
          </table:table-cell>
          <table:table-cell table:style-name="Tabla33.D2" office:value-type="string">
            <text:p text:style-name="P36">Localitat en la que exerceix les competències la Unitat, quan el país no és Espanya.</text:p>
          </table:table-cell>
        </table:table-row>
        <table:table-row table:style-name="Tabla33.2">
          <table:table-cell table:style-name="Tabla33.A2" office:value-type="string">
            <text:p text:style-name="P72">observaciones</text:p>
          </table:table-cell>
          <table:table-cell table:style-name="Tabla33.A2" office:value-type="string">
            <text:p text:style-name="P72">String </text:p>
          </table:table-cell>
          <table:table-cell table:style-name="Tabla33.A2" office:value-type="string">
            <text:p text:style-name="P72">0..1</text:p>
          </table:table-cell>
          <table:table-cell table:style-name="Tabla33.D2" office:value-type="string">
            <text:p text:style-name="Table_20_Contents">Observacions sobre l'adreça.</text:p>
          </table:table-cell>
        </table:table-row>
        <table:table-row table:style-name="Tabla33.2">
          <table:table-cell table:style-name="Tabla33.A2" office:value-type="string">
            <text:p text:style-name="P72">contactos</text:p>
          </table:table-cell>
          <table:table-cell table:style-name="Tabla33.A2" office:value-type="string">
            <text:p text:style-name="P72">List&lt;ContactoUnidadOrganica&gt;</text:p>
          </table:table-cell>
          <table:table-cell table:style-name="Tabla33.A2" office:value-type="string">
            <text:p text:style-name="P72"><office:annotation><dc:creator>Marilen Gonzalez del Amo</dc:creator><dc:date>2015-01-13T10:32:52.28</dc:date><text:p text:style-name="P125"><text:span text:style-name="T34">Valors segons Manual de Atributos.</text:span></text:p></office:annotation>0..n</text:p>
          </table:table-cell>
          <table:table-cell table:style-name="Tabla33.D2" office:value-type="string">
            <text:p text:style-name="Table_20_Contents">Llista de contactes de la unitat.</text:p>
          </table:table-cell>
        </table:table-row>
        <table:table-row table:style-name="Tabla33.2">
          <table:table-cell table:style-name="Tabla33.A2" office:value-type="string">
            <text:p text:style-name="P72">organizativaOfi</text:p>
          </table:table-cell>
          <table:table-cell table:style-name="Tabla33.A2" office:value-type="string">
            <text:p text:style-name="P72">List&lt;RelacionOrganizativaOfi&gt;</text:p>
          </table:table-cell>
          <table:table-cell table:style-name="Tabla33.A2" office:value-type="string">
            <text:p text:style-name="P72">0..n</text:p>
          </table:table-cell>
          <table:table-cell table:style-name="Tabla33.D2" office:value-type="string">
            <text:p text:style-name="Table_20_Contents">Llista de les relacions organitzatives de la unitat. (Representa la dependència funcional)</text:p>
            <text:p text:style-name="Table_20_Contents">És una relació n:m</text:p>
          </table:table-cell>
        </table:table-row>
        <table:table-row table:style-name="Tabla33.2">
          <table:table-cell table:style-name="Tabla33.A2" office:value-type="string">
            <text:p text:style-name="P72">sirOfi</text:p>
          </table:table-cell>
          <table:table-cell table:style-name="Tabla33.A2" office:value-type="string">
            <text:p text:style-name="P72">List&lt;RelacionSirOfi&gt; </text:p>
          </table:table-cell>
          <table:table-cell table:style-name="Tabla33.A2" office:value-type="string">
            <text:p text:style-name="P72">1..n</text:p>
          </table:table-cell>
          <table:table-cell table:style-name="Tabla33.D2" office:value-type="string">
            <text:p text:style-name="Table_20_Contents">Llista de les relacions d'oficines que estan relacionades via SIR amb la unitat.</text:p>
          </table:table-cell>
        </table:table-row>
        <table:table-row table:style-name="Tabla33.2">
          <table:table-cell table:style-name="Tabla33.A2" office:value-type="string">
            <text:p text:style-name="P79">historicosUO</text:p>
          </table:table-cell>
          <table:table-cell table:style-name="Tabla33.A2" office:value-type="string">
            <text:p text:style-name="P18">Set&lt;Unidad&gt;</text:p>
          </table:table-cell>
          <table:table-cell table:style-name="Tabla33.A2" office:value-type="string">
            <text:p text:style-name="P18">0..n</text:p>
          </table:table-cell>
          <table:table-cell table:style-name="Tabla33.D2" office:value-type="string">
            <text:p text:style-name="Table_20_Contents">Conjunt de les unitats que formen el conjunt d'històrics de la unitat. Indiquen les unitats antigues a les que substitueix ara aquesta unitat.</text:p>
          </table:table-cell>
        </table:table-row>
      </table:table>
      <text:p text:style-name="Standard"/>
      <text:p text:style-name="Standard"><text:tab/></text:p>
      <text:p text:style-name="Standard"><office:annotation><dc:creator>Marilen Gonzalez del Amo</dc:creator><dc:date>2015-01-08T10:56:31.28</dc:date><text:p text:style-name="P125"><text:span text:style-name="T34">Ver si añadimos explicacion de RelacionSirOfi, etc.????</text:span></text:p></office:annotation><text:tab/></text:p>
      <text:p text:style-name="Standard"/>
      <text:p text:style-name="Standard"><text:soft-page-break/></text:p>
      <text:p text:style-name="Standard"/>
      <text:p text:style-name="Standard"/>
      <text:p text:style-name="Standard"/>
      <text:p text:style-name="Standard"/>
      <text:h text:style-name="Heading_20_3" text:outline-level="3"><text:bookmark-start text:name="__RefHeading__7312_1236556764"/>Oficina<text:bookmark-end text:name="__RefHeading__7312_1236556764"/></text:h>
      <text:p text:style-name="Text_20_body"/>
      <table:table table:name="Tabla36" table:style-name="Tabla36">
        <table:table-column table:style-name="Tabla36.A"/>
        <table:table-column table:style-name="Tabla36.B"/>
        <table:table-column table:style-name="Tabla36.C"/>
        <table:table-column table:style-name="Tabla36.D"/>
        <table:table-row table:style-name="Tabla36.1">
          <table:table-cell table:style-name="Tabla36.A1" office:value-type="string">
            <text:p text:style-name="Text_20_body">Camp</text:p>
          </table:table-cell>
          <table:table-cell table:style-name="Tabla36.A1" office:value-type="string">
            <text:p text:style-name="Text_20_body">Tipus</text:p>
          </table:table-cell>
          <table:table-cell table:style-name="Tabla36.A1" office:value-type="string">
            <text:p text:style-name="Text_20_body">Cardinalitat</text:p>
          </table:table-cell>
          <table:table-cell table:style-name="Tabla36.D1" office:value-type="string">
            <text:p text:style-name="Text_20_body">Descripció</text:p>
          </table:table-cell>
        </table:table-row>
        <table:table-row table:style-name="Tabla36.2">
          <table:table-cell table:style-name="Tabla36.A2" office:value-type="string">
            <text:p text:style-name="Text_20_body">codigo</text:p>
          </table:table-cell>
          <table:table-cell table:style-name="Tabla36.A2" office:value-type="string">
            <text:p text:style-name="Text_20_body">String</text:p>
          </table:table-cell>
          <table:table-cell table:style-name="Tabla36.C2" office:value-type="float" office:value="1">
            <text:p text:style-name="Text_20_body">1</text:p>
          </table:table-cell>
          <table:table-cell table:style-name="Tabla36.D2" office:value-type="string">
            <text:p text:style-name="Text_20_body">Codi de l'oficina.</text:p>
          </table:table-cell>
        </table:table-row>
        <table:table-row table:style-name="Tabla36.2">
          <table:table-cell table:style-name="Tabla36.A2" office:value-type="string">
            <text:p text:style-name="Text_20_body">denominacion</text:p>
          </table:table-cell>
          <table:table-cell table:style-name="Tabla36.A2" office:value-type="string">
            <text:p text:style-name="Text_20_body">String</text:p>
          </table:table-cell>
          <table:table-cell table:style-name="Tabla36.C2" office:value-type="float" office:value="1">
            <text:p text:style-name="Text_20_body">1</text:p>
          </table:table-cell>
          <table:table-cell table:style-name="Tabla36.D2" office:value-type="string">
            <text:p text:style-name="Text_20_body">Denominació de l'oficina.</text:p>
          </table:table-cell>
        </table:table-row>
        <table:table-row table:style-name="Tabla36.2">
          <table:table-cell table:style-name="Tabla36.A2" office:value-type="string">
            <text:p text:style-name="Text_20_body">estado</text:p>
          </table:table-cell>
          <table:table-cell table:style-name="Tabla36.A2" office:value-type="string">
            <text:p text:style-name="Text_20_body">CatEstadoEntidad</text:p>
          </table:table-cell>
          <table:table-cell table:style-name="Tabla36.C2" office:value-type="float" office:value="1">
            <text:p text:style-name="Text_20_body">1</text:p>
          </table:table-cell>
          <table:table-cell table:style-name="Tabla36.D2" office:value-type="string">
            <text:p text:style-name="Text_20_body">Estat de l'oficina.</text:p>
          </table:table-cell>
        </table:table-row>
        <table:table-row table:style-name="Tabla36.2">
          <table:table-cell table:style-name="Tabla36.A2" office:value-type="string">
            <text:p text:style-name="Text_20_body">nivelAdministracion</text:p>
          </table:table-cell>
          <table:table-cell table:style-name="Tabla36.A2" office:value-type="string">
            <text:p text:style-name="Text_20_body">CatNivelAdministracion</text:p>
          </table:table-cell>
          <table:table-cell table:style-name="Tabla36.C2" office:value-type="float" office:value="1">
            <text:p text:style-name="Text_20_body">1</text:p>
          </table:table-cell>
          <table:table-cell table:style-name="Tabla36.D2" office:value-type="string">
            <text:p text:style-name="Text_20_body">Nivell d'administració de l'oficina.</text:p>
          </table:table-cell>
        </table:table-row>
        <table:table-row table:style-name="Tabla36.2">
          <table:table-cell table:style-name="Tabla36.A2" office:value-type="string">
            <text:p text:style-name="Text_20_body">tipoOficina</text:p>
          </table:table-cell>
          <table:table-cell table:style-name="Tabla36.A2" office:value-type="string">
            <text:p text:style-name="Text_20_body">CatJerarquiaOficina</text:p>
          </table:table-cell>
          <table:table-cell table:style-name="Tabla36.A2" office:value-type="string">
            <text:p text:style-name="Text_20_body">0..1</text:p>
          </table:table-cell>
          <table:table-cell table:style-name="Tabla36.D2" office:value-type="string">
            <text:p text:style-name="Text_20_body">Tipus d'oficina.</text:p>
          </table:table-cell>
        </table:table-row>
        <table:table-row table:style-name="Tabla36.2">
          <table:table-cell table:style-name="Tabla36.A2" office:value-type="string">
            <text:p text:style-name="Text_20_body">codUoResponsable</text:p>
          </table:table-cell>
          <table:table-cell table:style-name="Tabla36.A2" office:value-type="string">
            <text:p text:style-name="Text_20_body">Unidad</text:p>
          </table:table-cell>
          <table:table-cell table:style-name="Tabla36.A2" office:value-type="string">
            <text:p text:style-name="Text_20_body">0..1</text:p>
          </table:table-cell>
          <table:table-cell table:style-name="Tabla36.D2" office:value-type="string">
            <text:p text:style-name="Text_20_body">Unitat responsable de l'oficina.</text:p>
          </table:table-cell>
        </table:table-row>
        <table:table-row table:style-name="Tabla36.2">
          <table:table-cell table:style-name="Tabla36.A2" office:value-type="string">
            <text:p text:style-name="Text_20_body">codOfiResponsable</text:p>
          </table:table-cell>
          <table:table-cell table:style-name="Tabla36.A2" office:value-type="string">
            <text:p text:style-name="Text_20_body">Oficina</text:p>
          </table:table-cell>
          <table:table-cell table:style-name="Tabla36.A2" office:value-type="string">
            <text:p text:style-name="Text_20_body">0..1</text:p>
          </table:table-cell>
          <table:table-cell table:style-name="Tabla36.D2" office:value-type="string">
            <text:p text:style-name="Text_20_body">Oficina responsable de l'oficina.</text:p>
          </table:table-cell>
        </table:table-row>
        <table:table-row table:style-name="Tabla36.2">
          <table:table-cell table:style-name="Tabla36.A2" office:value-type="string">
            <text:p text:style-name="Text_20_body">horarioAtencion</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Horari d'atenció al públic.</text:p>
          </table:table-cell>
        </table:table-row>
        <table:table-row table:style-name="Tabla36.2">
          <table:table-cell table:style-name="Tabla36.A2" office:value-type="string">
            <text:p text:style-name="Text_20_body">diasSinHabiles</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Designa els dies inhàbils.</text:p>
          </table:table-cell>
        </table:table-row>
        <table:table-row table:style-name="Tabla36.2">
          <table:table-cell table:style-name="Tabla36.A2" office:value-type="string">
            <text:p text:style-name="Text_20_body">observaciones</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Observacions generals de l'oficina.</text:p>
          </table:table-cell>
        </table:table-row>
        <table:table-row table:style-name="Tabla36.2">
          <table:table-cell table:style-name="Tabla36.A2" office:value-type="string">
            <text:p text:style-name="Text_20_body">fechaAltaOficial</text:p>
          </table:table-cell>
          <table:table-cell table:style-name="Tabla36.A2" office:value-type="string">
            <text:p text:style-name="Text_20_body">Date</text:p>
          </table:table-cell>
          <table:table-cell table:style-name="Tabla36.C2" office:value-type="float" office:value="1">
            <text:p text:style-name="Text_20_body">1</text:p>
          </table:table-cell>
          <table:table-cell table:style-name="Tabla36.D2" office:value-type="string">
            <text:p text:style-name="Text_20_body">Data en la que es va donar d'alta per primera vegada l'oficina.</text:p>
          </table:table-cell>
        </table:table-row>
        <table:table-row table:style-name="Tabla36.2">
          <table:table-cell table:style-name="Tabla36.A2" office:value-type="string">
            <text:p text:style-name="Text_20_body">fechaBajaOficial</text:p>
          </table:table-cell>
          <table:table-cell table:style-name="Tabla36.A2" office:value-type="string">
            <text:p text:style-name="Text_20_body">Date</text:p>
          </table:table-cell>
          <table:table-cell table:style-name="Tabla36.A2" office:value-type="string">
            <text:p text:style-name="Text_20_body">0..1</text:p>
          </table:table-cell>
          <table:table-cell table:style-name="Tabla36.D2" office:value-type="string">
            <text:p text:style-name="Text_20_body">Data en la que es va donar de baixa.</text:p>
          </table:table-cell>
        </table:table-row>
        <table:table-row table:style-name="Tabla36.2">
          <table:table-cell table:style-name="Tabla36.A2" office:value-type="string">
            <text:p text:style-name="Text_20_body">fechaExtincion</text:p>
          </table:table-cell>
          <table:table-cell table:style-name="Tabla36.A2" office:value-type="string">
            <text:p text:style-name="Text_20_body">Date</text:p>
          </table:table-cell>
          <table:table-cell table:style-name="Tabla36.A2" office:value-type="string">
            <text:p text:style-name="Text_20_body">0..1</text:p>
          </table:table-cell>
          <table:table-cell table:style-name="Tabla36.D2" office:value-type="string">
            <text:p text:style-name="Text_20_body">Data en la que es va extingir.</text:p>
          </table:table-cell>
        </table:table-row>
        <table:table-row table:style-name="Tabla36.2">
          <table:table-cell table:style-name="Tabla36.A2" office:value-type="string">
            <text:p text:style-name="Text_20_body">fechaAnulacion</text:p>
          </table:table-cell>
          <table:table-cell table:style-name="Tabla36.A2" office:value-type="string">
            <text:p text:style-name="Text_20_body">Date</text:p>
          </table:table-cell>
          <table:table-cell table:style-name="Tabla36.A2" office:value-type="string">
            <text:p text:style-name="Text_20_body">0..1</text:p>
          </table:table-cell>
          <table:table-cell table:style-name="Tabla36.D2" office:value-type="string">
            <text:p text:style-name="Text_20_body">Data en la que es va anul·lar</text:p>
          </table:table-cell>
        </table:table-row>
        <table:table-row table:style-name="Tabla36.2">
          <table:table-cell table:style-name="Tabla36.A2" office:value-type="string">
            <text:p text:style-name="Text_20_body">fechaImportacion</text:p>
          </table:table-cell>
          <table:table-cell table:style-name="Tabla36.A2" office:value-type="string">
            <text:p text:style-name="Text_20_body">Date </text:p>
          </table:table-cell>
          <table:table-cell table:style-name="Tabla36.C2" office:value-type="float" office:value="1">
            <text:p text:style-name="Text_20_body">1</text:p>
          </table:table-cell>
          <table:table-cell table:style-name="Tabla36.D2" office:value-type="string">
            <text:p text:style-name="Text_20_body">Data en la que es va importar des de Madrid</text:p>
          </table:table-cell>
        </table:table-row>
        <table:table-row table:style-name="Tabla36.2">
          <table:table-cell table:style-name="Tabla36.A2" office:value-type="string">
            <text:p text:style-name="Text_20_body">tipoVia</text:p>
          </table:table-cell>
          <table:table-cell table:style-name="Tabla36.A2" office:value-type="string">
            <text:p text:style-name="Text_20_body">CatTipoVia </text:p>
          </table:table-cell>
          <table:table-cell table:style-name="Tabla36.A2" office:value-type="string">
            <text:p text:style-name="Text_20_body">0..1</text:p>
          </table:table-cell>
          <table:table-cell table:style-name="Tabla36.D2" office:value-type="string">
            <text:p text:style-name="Text_20_body">Tipus de via de l'adreça de l'oficina.</text:p>
          </table:table-cell>
        </table:table-row>
        <table:table-row table:style-name="Tabla36.2">
          <table:table-cell table:style-name="Tabla36.A2" office:value-type="string">
            <text:p text:style-name="Text_20_body">nombreVia</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Nom de la via de l'oficina.</text:p>
          </table:table-cell>
        </table:table-row>
        <table:table-row table:style-name="Tabla36.2">
          <table:table-cell table:style-name="Tabla36.A2" office:value-type="string">
            <text:p text:style-name="Text_20_body">numVia</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Nombre de la via de l'oficina.</text:p>
          </table:table-cell>
        </table:table-row>
        <text:soft-page-break/>
        <table:table-row table:style-name="Tabla36.2">
          <table:table-cell table:style-name="Tabla36.A2" office:value-type="string">
            <text:p text:style-name="Text_20_body">complemento</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P56">Resta de dades que completen l'adreça d'àmbit nacional.</text:p>
          </table:table-cell>
        </table:table-row>
        <table:table-row table:style-name="Tabla36.2">
          <table:table-cell table:style-name="Tabla36.A2" office:value-type="string">
            <text:p text:style-name="Text_20_body">codPostal</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Codi postal.</text:p>
          </table:table-cell>
        </table:table-row>
        <table:table-row table:style-name="Tabla36.2">
          <table:table-cell table:style-name="Tabla36.A2" office:value-type="string">
            <text:p text:style-name="Text_20_body">codPais</text:p>
          </table:table-cell>
          <table:table-cell table:style-name="Tabla36.A2" office:value-type="string">
            <text:p text:style-name="Text_20_body">CatPais </text:p>
          </table:table-cell>
          <table:table-cell table:style-name="Tabla36.A2" office:value-type="string">
            <text:p text:style-name="Text_20_body">0..1</text:p>
          </table:table-cell>
          <table:table-cell table:style-name="Tabla36.D2" office:value-type="string">
            <text:p text:style-name="Text_20_body">País de l'oficina.</text:p>
          </table:table-cell>
        </table:table-row>
        <table:table-row table:style-name="Tabla36.2">
          <table:table-cell table:style-name="Tabla36.A2" office:value-type="string">
            <text:p text:style-name="Text_20_body">codComunidad</text:p>
          </table:table-cell>
          <table:table-cell table:style-name="Tabla36.A2" office:value-type="string">
            <text:p text:style-name="Text_20_body">CatComunidadAutonoma</text:p>
          </table:table-cell>
          <table:table-cell table:style-name="Tabla36.A2" office:value-type="string">
            <text:p text:style-name="Text_20_body">0..1</text:p>
          </table:table-cell>
          <table:table-cell table:style-name="Tabla36.D2" office:value-type="string">
            <text:p text:style-name="Text_20_body">Comunitat autònoma de l'oficina.</text:p>
          </table:table-cell>
        </table:table-row>
        <table:table-row table:style-name="Tabla36.2">
          <table:table-cell table:style-name="Tabla36.A2" office:value-type="string">
            <text:p text:style-name="Text_20_body">localidad</text:p>
          </table:table-cell>
          <table:table-cell table:style-name="Tabla36.A2" office:value-type="string">
            <text:p text:style-name="Text_20_body">CatLocalidad </text:p>
          </table:table-cell>
          <table:table-cell table:style-name="Tabla36.A2" office:value-type="string">
            <text:p text:style-name="Text_20_body">0..1</text:p>
          </table:table-cell>
          <table:table-cell table:style-name="Tabla36.D2" office:value-type="string">
            <text:p text:style-name="Text_20_body">Localitat de l'oficina.</text:p>
          </table:table-cell>
        </table:table-row>
        <table:table-row table:style-name="Tabla36.2">
          <table:table-cell table:style-name="Tabla36.A2" office:value-type="string">
            <text:p text:style-name="Text_20_body">dirExtranjera</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P57">Adreça no normalitzada per Unitats amb seu ubicada a l'estranger.</text:p>
          </table:table-cell>
        </table:table-row>
        <table:table-row table:style-name="Tabla36.2">
          <table:table-cell table:style-name="Tabla36.A2" office:value-type="string">
            <text:p text:style-name="Text_20_body">locExtranjera</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P57">Localitat en la que exerceix les competències la Unitat, quan el país no és Espanya.</text:p>
          </table:table-cell>
        </table:table-row>
        <table:table-row table:style-name="Tabla36.2">
          <table:table-cell table:style-name="Tabla36.A2" office:value-type="string">
            <text:p text:style-name="Text_20_body">direccionObservaciones</text:p>
          </table:table-cell>
          <table:table-cell table:style-name="Tabla36.A2" office:value-type="string">
            <text:p text:style-name="Text_20_body">String</text:p>
          </table:table-cell>
          <table:table-cell table:style-name="Tabla36.A2" office:value-type="string">
            <text:p text:style-name="Text_20_body">0..1</text:p>
          </table:table-cell>
          <table:table-cell table:style-name="Tabla36.D2" office:value-type="string">
            <text:p text:style-name="Text_20_body">Observacions de l'adreça.</text:p>
          </table:table-cell>
        </table:table-row>
        <table:table-row table:style-name="Tabla36.2">
          <table:table-cell table:style-name="Tabla36.A2" office:value-type="string">
            <text:p text:style-name="Text_20_body">organizativasOfi</text:p>
          </table:table-cell>
          <table:table-cell table:style-name="Tabla36.A2" office:value-type="string">
            <text:p text:style-name="Text_20_body">List&lt;RelacionOrganizativaOfi&gt;</text:p>
          </table:table-cell>
          <table:table-cell table:style-name="Tabla36.A2" office:value-type="string">
            <text:p text:style-name="Text_20_body">0..n</text:p>
          </table:table-cell>
          <table:table-cell table:style-name="Tabla36.D2" office:value-type="string">
            <text:p text:style-name="Text_20_body">Llista de les relacions organitzatives de l'oficina. (Representa la dependència funcional)</text:p>
            <text:p text:style-name="Text_20_body">És una relació n:m</text:p>
          </table:table-cell>
        </table:table-row>
        <table:table-row table:style-name="Tabla36.2">
          <table:table-cell table:style-name="Tabla36.A2" office:value-type="string">
            <text:p text:style-name="Text_20_body">sirOfi</text:p>
          </table:table-cell>
          <table:table-cell table:style-name="Tabla36.A2" office:value-type="string">
            <text:p text:style-name="Text_20_body">List&lt;RelacionSirOfi&gt; </text:p>
          </table:table-cell>
          <table:table-cell table:style-name="Tabla36.A2" office:value-type="string">
            <text:p text:style-name="Text_20_body">1..n</text:p>
          </table:table-cell>
          <table:table-cell table:style-name="Tabla36.D2" office:value-type="string">
            <text:p text:style-name="Text_20_body">Llista de les relacions d'unitats que estan relacionades via SIR amb l'oficina.</text:p>
          </table:table-cell>
        </table:table-row>
        <table:table-row table:style-name="Tabla36.2">
          <table:table-cell table:style-name="Tabla36.A2" office:value-type="string">
            <text:p text:style-name="Text_20_body">servicios</text:p>
          </table:table-cell>
          <table:table-cell table:style-name="Tabla36.A2" office:value-type="string">
            <text:p text:style-name="Text_20_body">Set&lt;Servicio&gt;</text:p>
          </table:table-cell>
          <table:table-cell table:style-name="Tabla36.A2" office:value-type="string">
            <text:p text:style-name="Text_20_body">0..n</text:p>
          </table:table-cell>
          <table:table-cell table:style-name="Tabla36.D2" office:value-type="string">
            <text:p text:style-name="Text_20_body">Conjunt de serveis de l'oficina.</text:p>
          </table:table-cell>
        </table:table-row>
        <table:table-row table:style-name="Tabla36.2">
          <table:table-cell table:style-name="Tabla36.A2" office:value-type="string">
            <text:p text:style-name="Text_20_body">contactos</text:p>
          </table:table-cell>
          <table:table-cell table:style-name="Tabla36.A2" office:value-type="string">
            <text:p text:style-name="Text_20_body">List&lt;ContactoOfi&gt;</text:p>
          </table:table-cell>
          <table:table-cell table:style-name="Tabla36.A2" office:value-type="string">
            <text:p text:style-name="Text_20_body">0..n</text:p>
          </table:table-cell>
          <table:table-cell table:style-name="Tabla36.D2" office:value-type="string">
            <text:p text:style-name="Text_20_body">Llista de contactes relacionats amb l'oficina.</text:p>
          </table:table-cell>
        </table:table-row>
        <table:table-row table:style-name="Tabla36.2">
          <table:table-cell table:style-name="Tabla36.A2" office:value-type="string">
            <text:p text:style-name="Text_20_body">historicosOfi</text:p>
          </table:table-cell>
          <table:table-cell table:style-name="Tabla36.A2" office:value-type="string">
            <text:p text:style-name="Text_20_body">Set&lt;Oficina&gt;</text:p>
          </table:table-cell>
          <table:table-cell table:style-name="Tabla36.A2" office:value-type="string">
            <text:p text:style-name="Text_20_body">0..n</text:p>
          </table:table-cell>
          <table:table-cell table:style-name="Tabla36.D2" office:value-type="string">
            <text:p text:style-name="Text_20_body">Conjunt de les oficines que formen el conjunt d'històrics de l'oficina. Indiquen les oficines antigues a les que substitueix ara aquesta oficina..</text:p>
          </table:table-cell>
        </table:table-row>
      </table:table>
      <text:p text:style-name="Text_20_body"/>
      <text:h text:style-name="Heading_20_2" text:outline-level="2">Exemple</text:h>
      <text:p text:style-name="Text_20_body">A continuació es mostra un exemple d'una cridada REST al mètode <text:span text:style-name="T3">busquedaOrganismos</text:span> mitjançant ajax: </text:p>
      <table:table table:name="Tabla14" table:style-name="Tabla14">
        <table:table-column table:style-name="Tabla14.A"/>
        <table:table-row>
          <table:table-cell table:style-name="Tabla14.A1" office:value-type="string">
            <text:p text:style-name="P77"><text:s/><text:span text:style-name="T8">$.ajax({</text:span></text:p>
            <text:p text:style-name="P66"><text:soft-page-break/><text:s text:c="7"/>async: false,</text:p>
            <text:p text:style-name="P66"><text:s text:c="7"/>crossDomain: true,</text:p>
            <text:p text:style-name="P66"><text:s text:c="7"/>url: “http://localhost:8080/dir3caib/rest/busqueda/organismos”,</text:p>
            <text:p text:style-name="P66"><text:s text:c="7"/>type: 'GET',</text:p>
            <text:p text:style-name="P66"><text:s text:c="7"/>dataType: 'json',</text:p>
            <text:p text:style-name="P66"><text:s text:c="7"/>data: { codigo: codigoOrganismo, denominacion: denominacion, <text:s text:c="3"/>codNivelAdministracion: codNivelAdministracion, codComunidadAutonoma: codComunidadAutonoma },</text:p>
            <text:p text:style-name="P66"><text:s text:c="12"/>success: function(result) { </text:p>
            <text:p text:style-name="P66"><text:s text:c="15"/>var len = result.length;</text:p>
            <text:p text:style-name="P66"><text:s text:c="15"/>for ( var i = 0; i &lt; len; i++) {</text:p>
            <text:p text:style-name="P66"><text:s text:c="18"/>var denominacion = result[i].denominacion;</text:p>
            <text:p text:style-name="P66"><text:s text:c="18"/>var codigo = resulto[i].codigo;</text:p>
            <text:p text:style-name="P66"><text:s text:c="18"/></text:p>
            <text:p text:style-name="P66"><text:s text:c="18"/>alert(codigo +”-” +denominacion);</text:p>
            <text:p text:style-name="P66"/>
            <text:p text:style-name="P66"><text:s text:c="15"/>}</text:p>
            <text:p text:style-name="P66"><text:s/>});</text:p>
            <text:p text:style-name="P29"><text:s text:c="27"/></text:p>
          </table:table-cell>
        </table:table-row>
      </table:table>
      <text:p text:style-name="Text_20_body"/>
      <text:h text:style-name="Heading_20_1" text:outline-level="1">Wsdl</text:h>
      <text:h text:style-name="Heading_20_2" text:outline-level="2">Catàleg</text:h>
      <text:p text:style-name="P58">&lt;?xml version="1.0" encoding="UTF-8"?&gt;</text:p>
      <text:p text:style-name="P58">&lt;wsdl:definitions name="Dir3CaibObtenerCatalogosWsService" targetNamespace="http://www.caib.es/dir3caib" xmlns:ns1="http://catalogo.ws.dir3caib.caib.es/" xmlns:ns2="http://schemas.xmlsoap.org/wsdl/soap/http" xmlns:soap="http://schemas.xmlsoap.org/wsdl/soap/" xmlns:tns="http://www.caib.es/dir3caib" xmlns:wsdl="http://schemas.xmlsoap.org/wsdl/" xmlns:xsd="http://www.w3.org/2001/XMLSchema"&gt;</text:p>
      <text:p text:style-name="P58"><text:s text:c="2"/>&lt;wsdl:import location="http://ibit157:8080/dir3caib/ws/Dir3CaibObtenerCatalogos?wsdl=Dir3CaibObtenerCatalogosWs.wsdl" namespace="http://catalogo.ws.dir3caib.caib.es/"&gt;</text:p>
      <text:p text:style-name="P58"><text:s text:c="4"/>&lt;/wsdl:import&gt;</text:p>
      <text:p text:style-name="P58"><text:s text:c="2"/>&lt;wsdl:binding name="Dir3CaibObtenerCatalogosWsServiceSoapBinding" type="ns1:Dir3CaibObtenerCatalogosWs"&gt;</text:p>
      <text:p text:style-name="P58"><text:s text:c="4"/>&lt;soap:binding style="document" transport="http://schemas.xmlsoap.org/soap/http"/&gt;</text:p>
      <text:p text:style-name="P58"><text:s text:c="4"/>&lt;wsdl:operation name="obtenerCatComunidadAutonoma"&gt;</text:p>
      <text:p text:style-name="P58"><text:s text:c="6"/>&lt;soap:operation soapAction="" style="document"/&gt;</text:p>
      <text:p text:style-name="P58"><text:s text:c="6"/>&lt;wsdl:input name="obtenerCatComunidadAutonoma"&gt;</text:p>
      <text:p text:style-name="P58"><text:s text:c="8"/>&lt;soap:body use="literal"/&gt;</text:p>
      <text:p text:style-name="P58"><text:s text:c="6"/>&lt;/wsdl:input&gt;</text:p>
      <text:p text:style-name="P58"><text:s text:c="6"/>&lt;wsdl:output name="obtenerCatComunidadAutonomaResponse"&gt;</text:p>
      <text:p text:style-name="P58"><text:soft-page-break/><text:s text:c="8"/>&lt;soap:body use="literal"/&gt;</text:p>
      <text:p text:style-name="P58"><text:s text:c="6"/>&lt;/wsdl:output&gt;</text:p>
      <text:p text:style-name="P58"><text:s text:c="4"/>&lt;/wsdl:operation&gt;</text:p>
      <text:p text:style-name="P58"><text:s text:c="4"/>&lt;wsdl:operation name="obtenerCatEntidadGeografica"&gt;</text:p>
      <text:p text:style-name="P58"><text:s text:c="6"/>&lt;soap:operation soapAction="" style="document"/&gt;</text:p>
      <text:p text:style-name="P58"><text:s text:c="6"/>&lt;wsdl:input name="obtenerCatEntidadGeografica"&gt;</text:p>
      <text:p text:style-name="P58"><text:s text:c="8"/>&lt;soap:body use="literal"/&gt;</text:p>
      <text:p text:style-name="P58"><text:s text:c="6"/>&lt;/wsdl:input&gt;</text:p>
      <text:p text:style-name="P58"><text:s text:c="6"/>&lt;wsdl:output name="obtenerCatEntidadGeograficaResponse"&gt;</text:p>
      <text:p text:style-name="P58"><text:s text:c="8"/>&lt;soap:body use="literal"/&gt;</text:p>
      <text:p text:style-name="P58"><text:s text:c="6"/>&lt;/wsdl:output&gt;</text:p>
      <text:p text:style-name="P58"><text:s text:c="4"/>&lt;/wsdl:operation&gt;</text:p>
      <text:p text:style-name="P58"><text:s text:c="4"/>&lt;wsdl:operation name="obtenerCatProvincia"&gt;</text:p>
      <text:p text:style-name="P58"><text:s text:c="6"/>&lt;soap:operation soapAction="" style="document"/&gt;</text:p>
      <text:p text:style-name="P58"><text:s text:c="6"/>&lt;wsdl:input name="obtenerCatProvincia"&gt;</text:p>
      <text:p text:style-name="P58"><text:s text:c="8"/>&lt;soap:body use="literal"/&gt;</text:p>
      <text:p text:style-name="P58"><text:s text:c="6"/>&lt;/wsdl:input&gt;</text:p>
      <text:p text:style-name="P58"><text:s text:c="6"/>&lt;wsdl:output name="obtenerCatProvinciaResponse"&gt;</text:p>
      <text:p text:style-name="P58"><text:s text:c="8"/>&lt;soap:body use="literal"/&gt;</text:p>
      <text:p text:style-name="P58"><text:s text:c="6"/>&lt;/wsdl:output&gt;</text:p>
      <text:p text:style-name="P58"><text:s text:c="4"/>&lt;/wsdl:operation&gt;</text:p>
      <text:p text:style-name="P58"><text:s text:c="4"/>&lt;wsdl:operation name="obtenerCatLocalidad"&gt;</text:p>
      <text:p text:style-name="P58"><text:s text:c="6"/>&lt;soap:operation soapAction="" style="document"/&gt;</text:p>
      <text:p text:style-name="P58"><text:s text:c="6"/>&lt;wsdl:input name="obtenerCatLocalidad"&gt;</text:p>
      <text:p text:style-name="P58"><text:s text:c="8"/>&lt;soap:body use="literal"/&gt;</text:p>
      <text:p text:style-name="P58"><text:s text:c="6"/>&lt;/wsdl:input&gt;</text:p>
      <text:p text:style-name="P58"><text:s text:c="6"/>&lt;wsdl:output name="obtenerCatLocalidadResponse"&gt;</text:p>
      <text:p text:style-name="P58"><text:s text:c="8"/>&lt;soap:body use="literal"/&gt;</text:p>
      <text:p text:style-name="P58"><text:s text:c="6"/>&lt;/wsdl:output&gt;</text:p>
      <text:p text:style-name="P58"><text:s text:c="4"/>&lt;/wsdl:operation&gt;</text:p>
      <text:p text:style-name="P58"><text:s text:c="4"/>&lt;wsdl:operation name="obtenerCatNivelAdministracion"&gt;</text:p>
      <text:p text:style-name="P58"><text:s text:c="6"/>&lt;soap:operation soapAction="" style="document"/&gt;</text:p>
      <text:p text:style-name="P58"><text:s text:c="6"/>&lt;wsdl:input name="obtenerCatNivelAdministracion"&gt;</text:p>
      <text:p text:style-name="P58"><text:s text:c="8"/>&lt;soap:body use="literal"/&gt;</text:p>
      <text:p text:style-name="P58"><text:s text:c="6"/>&lt;/wsdl:input&gt;</text:p>
      <text:p text:style-name="P58"><text:s text:c="6"/>&lt;wsdl:output name="obtenerCatNivelAdministracionResponse"&gt;</text:p>
      <text:p text:style-name="P58"><text:s text:c="8"/>&lt;soap:body use="literal"/&gt;</text:p>
      <text:p text:style-name="P58"><text:s text:c="6"/>&lt;/wsdl:output&gt;</text:p>
      <text:p text:style-name="P58"><text:soft-page-break/><text:s text:c="4"/>&lt;/wsdl:operation&gt;</text:p>
      <text:p text:style-name="P58"><text:s text:c="4"/>&lt;wsdl:operation name="obtenerCatEstadoEntidad"&gt;</text:p>
      <text:p text:style-name="P58"><text:s text:c="6"/>&lt;soap:operation soapAction="" style="document"/&gt;</text:p>
      <text:p text:style-name="P58"><text:s text:c="6"/>&lt;wsdl:input name="obtenerCatEstadoEntidad"&gt;</text:p>
      <text:p text:style-name="P58"><text:s text:c="8"/>&lt;soap:body use="literal"/&gt;</text:p>
      <text:p text:style-name="P58"><text:s text:c="6"/>&lt;/wsdl:input&gt;</text:p>
      <text:p text:style-name="P58"><text:s text:c="6"/>&lt;wsdl:output name="obtenerCatEstadoEntidadResponse"&gt;</text:p>
      <text:p text:style-name="P58"><text:s text:c="8"/>&lt;soap:body use="literal"/&gt;</text:p>
      <text:p text:style-name="P58"><text:s text:c="6"/>&lt;/wsdl:output&gt;</text:p>
      <text:p text:style-name="P58"><text:s text:c="4"/>&lt;/wsdl:operation&gt;</text:p>
      <text:p text:style-name="P58"><text:s text:c="4"/>&lt;wsdl:operation name="obtenerCatPais"&gt;</text:p>
      <text:p text:style-name="P58"><text:s text:c="6"/>&lt;soap:operation soapAction="" style="document"/&gt;</text:p>
      <text:p text:style-name="P58"><text:s text:c="6"/>&lt;wsdl:input name="obtenerCatPais"&gt;</text:p>
      <text:p text:style-name="P58"><text:s text:c="8"/>&lt;soap:body use="literal"/&gt;</text:p>
      <text:p text:style-name="P58"><text:s text:c="6"/>&lt;/wsdl:input&gt;</text:p>
      <text:p text:style-name="P58"><text:s text:c="6"/>&lt;wsdl:output name="obtenerCatPaisResponse"&gt;</text:p>
      <text:p text:style-name="P58"><text:s text:c="8"/>&lt;soap:body use="literal"/&gt;</text:p>
      <text:p text:style-name="P58"><text:s text:c="6"/>&lt;/wsdl:output&gt;</text:p>
      <text:p text:style-name="P58"><text:s text:c="4"/>&lt;/wsdl:operation&gt;</text:p>
      <text:p text:style-name="P58"><text:s text:c="4"/>&lt;wsdl:operation name="getVersionWs"&gt;</text:p>
      <text:p text:style-name="P58"><text:s text:c="6"/>&lt;soap:operation soapAction="" style="document"/&gt;</text:p>
      <text:p text:style-name="P58"><text:s text:c="6"/>&lt;wsdl:input name="getVersionWs"&gt;</text:p>
      <text:p text:style-name="P58"><text:s text:c="8"/>&lt;soap:body use="literal"/&gt;</text:p>
      <text:p text:style-name="P58"><text:s text:c="6"/>&lt;/wsdl:input&gt;</text:p>
      <text:p text:style-name="P58"><text:s text:c="6"/>&lt;wsdl:output name="getVersionWsResponse"&gt;</text:p>
      <text:p text:style-name="P58"><text:s text:c="8"/>&lt;soap:body use="literal"/&gt;</text:p>
      <text:p text:style-name="P58"><text:s text:c="6"/>&lt;/wsdl:output&gt;</text:p>
      <text:p text:style-name="P58"><text:s text:c="4"/>&lt;/wsdl:operation&gt;</text:p>
      <text:p text:style-name="P58"><text:s text:c="4"/>&lt;wsdl:operation name="getVersion"&gt;</text:p>
      <text:p text:style-name="P58"><text:s text:c="6"/>&lt;soap:operation soapAction="" style="document"/&gt;</text:p>
      <text:p text:style-name="P58"><text:s text:c="6"/>&lt;wsdl:input name="getVersion"&gt;</text:p>
      <text:p text:style-name="P58"><text:s text:c="8"/>&lt;soap:body use="literal"/&gt;</text:p>
      <text:p text:style-name="P58"><text:s text:c="6"/>&lt;/wsdl:input&gt;</text:p>
      <text:p text:style-name="P58"><text:s text:c="6"/>&lt;wsdl:output name="getVersionResponse"&gt;</text:p>
      <text:p text:style-name="P58"><text:s text:c="8"/>&lt;soap:body use="literal"/&gt;</text:p>
      <text:p text:style-name="P58"><text:s text:c="6"/>&lt;/wsdl:output&gt;</text:p>
      <text:p text:style-name="P58"><text:s text:c="4"/>&lt;/wsdl:operation&gt;</text:p>
      <text:p text:style-name="P58"><text:s text:c="2"/>&lt;/wsdl:binding&gt;</text:p>
      <text:p text:style-name="P58"><text:soft-page-break/><text:s text:c="2"/>&lt;wsdl:service name="Dir3CaibObtenerCatalogosWsService"&gt;</text:p>
      <text:p text:style-name="P58"><text:s text:c="4"/>&lt;wsdl:port binding="tns:Dir3CaibObtenerCatalogosWsServiceSoapBinding" name="Dir3CaibObtenerCatalogosWs"&gt;</text:p>
      <text:p text:style-name="P58"><text:s text:c="6"/>&lt;soap:address location="http://10.215.216.178:8080/dir3caib/ws/Dir3CaibObtenerCatalogos"/&gt;</text:p>
      <text:p text:style-name="P58"><text:s text:c="4"/>&lt;/wsdl:port&gt;</text:p>
      <text:p text:style-name="P58"><text:s text:c="2"/>&lt;/wsdl:service&gt;</text:p>
      <text:p text:style-name="P58">&lt;/wsdl:definitions&gt;</text:p>
      <text:p text:style-name="P58"/>
      <text:h text:style-name="Heading_20_2" text:outline-level="2">Unitats</text:h>
      <text:p text:style-name="P58">&lt;?xml version="1.0" encoding="UTF-8"?&gt;</text:p>
      <text:p text:style-name="P58">&lt;wsdl:definitions name="Dir3CaibObtenerUnidadesWsService" targetNamespace="http://www.caib.es/dir3caib" xmlns:ns1="http://unidad.ws.dir3caib.caib.es/" xmlns:ns2="http://schemas.xmlsoap.org/wsdl/soap/http" xmlns:soap="http://schemas.xmlsoap.org/wsdl/soap/" xmlns:tns="http://www.caib.es/dir3caib" xmlns:wsdl="http://schemas.xmlsoap.org/wsdl/" xmlns:xsd="http://www.w3.org/2001/XMLSchema"&gt;</text:p>
      <text:p text:style-name="P58"><text:s text:c="2"/>&lt;wsdl:import location="http://ibit157:8080/dir3caib/ws/Dir3CaibObtenerUnidades?wsdl=Dir3CaibObtenerUnidadesWs.wsdl" namespace="http://unidad.ws.dir3caib.caib.es/"&gt;</text:p>
      <text:p text:style-name="P58"><text:s text:c="4"/>&lt;/wsdl:import&gt;</text:p>
      <text:p text:style-name="P58"><text:s text:c="2"/>&lt;wsdl:binding name="Dir3CaibObtenerUnidadesWsServiceSoapBinding" type="ns1:Dir3CaibObtenerUnidadesWs"&gt;</text:p>
      <text:p text:style-name="P58"><text:s text:c="4"/>&lt;soap:binding style="document" transport="http://schemas.xmlsoap.org/soap/http"/&gt;</text:p>
      <text:p text:style-name="P58"><text:s text:c="4"/>&lt;wsdl:operation name="getVersionWs"&gt;</text:p>
      <text:p text:style-name="P58"><text:s text:c="6"/>&lt;soap:operation soapAction="" style="document"/&gt;</text:p>
      <text:p text:style-name="P58"><text:s text:c="6"/>&lt;wsdl:input name="getVersionWs"&gt;</text:p>
      <text:p text:style-name="P58"><text:s text:c="8"/>&lt;soap:body use="literal"/&gt;</text:p>
      <text:p text:style-name="P58"><text:s text:c="6"/>&lt;/wsdl:input&gt;</text:p>
      <text:p text:style-name="P58"><text:s text:c="6"/>&lt;wsdl:output name="getVersionWsResponse"&gt;</text:p>
      <text:p text:style-name="P58"><text:s text:c="8"/>&lt;soap:body use="literal"/&gt;</text:p>
      <text:p text:style-name="P58"><text:s text:c="6"/>&lt;/wsdl:output&gt;</text:p>
      <text:p text:style-name="P58"><text:s text:c="4"/>&lt;/wsdl:operation&gt;</text:p>
      <text:p text:style-name="P58"><text:s text:c="4"/>&lt;wsdl:operation name="getVersion"&gt;</text:p>
      <text:p text:style-name="P58"><text:s text:c="6"/>&lt;soap:operation soapAction="" style="document"/&gt;</text:p>
      <text:p text:style-name="P58"><text:s text:c="6"/>&lt;wsdl:input name="getVersion"&gt;</text:p>
      <text:p text:style-name="P58"><text:s text:c="8"/>&lt;soap:body use="literal"/&gt;</text:p>
      <text:p text:style-name="P58"><text:s text:c="6"/>&lt;/wsdl:input&gt;</text:p>
      <text:p text:style-name="P58"><text:soft-page-break/><text:s text:c="6"/>&lt;wsdl:output name="getVersionResponse"&gt;</text:p>
      <text:p text:style-name="P58"><text:s text:c="8"/>&lt;soap:body use="literal"/&gt;</text:p>
      <text:p text:style-name="P58"><text:s text:c="6"/>&lt;/wsdl:output&gt;</text:p>
      <text:p text:style-name="P58"><text:s text:c="4"/>&lt;/wsdl:operation&gt;</text:p>
      <text:p text:style-name="P58"><text:s text:c="4"/>&lt;wsdl:operation name="obtenerUnidad"&gt;</text:p>
      <text:p text:style-name="P58"><text:s text:c="6"/>&lt;soap:operation soapAction="" style="document"/&gt;</text:p>
      <text:p text:style-name="P58"><text:s text:c="6"/>&lt;wsdl:input name="obtenerUnidad"&gt;</text:p>
      <text:p text:style-name="P58"><text:s text:c="8"/>&lt;soap:body use="literal"/&gt;</text:p>
      <text:p text:style-name="P58"><text:s text:c="6"/>&lt;/wsdl:input&gt;</text:p>
      <text:p text:style-name="P58"><text:s text:c="6"/>&lt;wsdl:output name="obtenerUnidadResponse"&gt;</text:p>
      <text:p text:style-name="P58"><text:s text:c="8"/>&lt;soap:body use="literal"/&gt;</text:p>
      <text:p text:style-name="P58"><text:s text:c="6"/>&lt;/wsdl:output&gt;</text:p>
      <text:p text:style-name="P58"><text:s text:c="4"/>&lt;/wsdl:operation&gt;</text:p>
      <text:p text:style-name="P58"><text:s text:c="4"/>&lt;wsdl:operation name="obtenerArbolUnidades"&gt;</text:p>
      <text:p text:style-name="P58"><text:s text:c="6"/>&lt;soap:operation soapAction="" style="document"/&gt;</text:p>
      <text:p text:style-name="P58"><text:s text:c="6"/>&lt;wsdl:input name="obtenerArbolUnidades"&gt;</text:p>
      <text:p text:style-name="P58"><text:s text:c="8"/>&lt;soap:body use="literal"/&gt;</text:p>
      <text:p text:style-name="P58"><text:s text:c="6"/>&lt;/wsdl:input&gt;</text:p>
      <text:p text:style-name="P58"><text:s text:c="6"/>&lt;wsdl:output name="obtenerArbolUnidadesResponse"&gt;</text:p>
      <text:p text:style-name="P58"><text:s text:c="8"/>&lt;soap:body use="literal"/&gt;</text:p>
      <text:p text:style-name="P58"><text:s text:c="6"/>&lt;/wsdl:output&gt;</text:p>
      <text:p text:style-name="P58"><text:s text:c="4"/>&lt;/wsdl:operation&gt;</text:p>
      <text:p text:style-name="P58"><text:s text:c="2"/>&lt;/wsdl:binding&gt;</text:p>
      <text:p text:style-name="P58"><text:s text:c="2"/>&lt;wsdl:service name="Dir3CaibObtenerUnidadesWsService"&gt;</text:p>
      <text:p text:style-name="P58"><text:s text:c="4"/>&lt;wsdl:port binding="tns:Dir3CaibObtenerUnidadesWsServiceSoapBinding" name="Dir3CaibObtenerUnidadesWs"&gt;</text:p>
      <text:p text:style-name="P58"><text:s text:c="6"/>&lt;soap:address location="http://10.215.216.178:8080/dir3caib/ws/Dir3CaibObtenerUnidades"/&gt;</text:p>
      <text:p text:style-name="P58"><text:s text:c="4"/>&lt;/wsdl:port&gt;</text:p>
      <text:p text:style-name="P58"><text:s text:c="2"/>&lt;/wsdl:service&gt;</text:p>
      <text:p text:style-name="P58">&lt;/wsdl:definitions&gt;</text:p>
      <text:p text:style-name="P58"/>
      <text:h text:style-name="Heading_20_2" text:outline-level="2">Oficines</text:h>
      <text:p text:style-name="P58">&lt;?xml version="1.0" encoding="UTF-8"?&gt;</text:p>
      <text:p text:style-name="P58">&lt;wsdl:definitions name="Dir3CaibObtenerOficinasWsService" targetNamespace="http://www.caib.es/dir3caib" xmlns:ns1="http://oficina.ws.dir3caib.caib.es/" xmlns:ns2="http://schemas.xmlsoap.org/wsdl/soap/http" xmlns:soap="http://schemas.xmlsoap.org/wsdl/soap/" <text:soft-page-break/>xmlns:tns="http://www.caib.es/dir3caib" xmlns:wsdl="http://schemas.xmlsoap.org/wsdl/" xmlns:xsd="http://www.w3.org/2001/XMLSchema"&gt;</text:p>
      <text:p text:style-name="P58">&lt;wsdl:import location="http://ibit157:8080/dir3caib/ws/Dir3CaibObtenerOficinas?wsdl=Dir3CaibObtenerOficinasWs.wsdl" namespace="http://oficina.ws.dir3caib.caib.es/"&gt;</text:p>
      <text:p text:style-name="P58">&lt;/wsdl:import&gt;</text:p>
      <text:p text:style-name="P58">&lt;wsdl:binding name="Dir3CaibObtenerOficinasWsServiceSoapBinding" type="ns1:Dir3CaibObtenerOficinasWs"&gt;&lt;soap:binding style="document" transport="http://schemas.xmlsoap.org/soap/http"/&gt;</text:p>
      <text:p text:style-name="P58"><text:s text:c="4"/>&lt;wsdl:operation name="getVersionWs"&gt;</text:p>
      <text:p text:style-name="P58"><text:s text:c="6"/>&lt;soap:operation soapAction="" style="document"/&gt;</text:p>
      <text:p text:style-name="P58"><text:s text:c="6"/>&lt;wsdl:input name="getVersionWs"&gt;</text:p>
      <text:p text:style-name="P58"><text:s text:c="8"/>&lt;soap:body use="literal"/&gt;</text:p>
      <text:p text:style-name="P58"><text:s text:c="6"/>&lt;/wsdl:input&gt;</text:p>
      <text:p text:style-name="P58"><text:s text:c="6"/>&lt;wsdl:output name="getVersionWsResponse"&gt;</text:p>
      <text:p text:style-name="P58"><text:s text:c="8"/>&lt;soap:body use="literal"/&gt;</text:p>
      <text:p text:style-name="P58"><text:s text:c="6"/>&lt;/wsdl:output&gt;</text:p>
      <text:p text:style-name="P58"><text:s text:c="4"/>&lt;/wsdl:operation&gt;</text:p>
      <text:p text:style-name="P58"><text:s text:c="4"/>&lt;wsdl:operation name="obtenerOficinasSIRUnidad"&gt;</text:p>
      <text:p text:style-name="P58"><text:s text:c="6"/>&lt;soap:operation soapAction="" style="document"/&gt;</text:p>
      <text:p text:style-name="P58"><text:s text:c="6"/>&lt;wsdl:input name="obtenerOficinasSIRUnidad"&gt;</text:p>
      <text:p text:style-name="P58"><text:s text:c="8"/>&lt;soap:body use="literal"/&gt;</text:p>
      <text:p text:style-name="P58"><text:s text:c="6"/>&lt;/wsdl:input&gt;</text:p>
      <text:p text:style-name="P58"><text:s text:c="6"/>&lt;wsdl:output name="obtenerOficinasSIRUnidadResponse"&gt;</text:p>
      <text:p text:style-name="P58"><text:s text:c="8"/>&lt;soap:body use="literal"/&gt;</text:p>
      <text:p text:style-name="P58"><text:s text:c="6"/>&lt;/wsdl:output&gt;</text:p>
      <text:p text:style-name="P58"><text:s text:c="4"/>&lt;/wsdl:operation&gt;</text:p>
      <text:p text:style-name="P58"><text:s text:c="4"/>&lt;wsdl:operation name="getVersion"&gt;</text:p>
      <text:p text:style-name="P58"><text:s text:c="6"/>&lt;soap:operation soapAction="" style="document"/&gt;</text:p>
      <text:p text:style-name="P58"><text:s text:c="6"/>&lt;wsdl:input name="getVersion"&gt;</text:p>
      <text:p text:style-name="P58"><text:s text:c="8"/>&lt;soap:body use="literal"/&gt;</text:p>
      <text:p text:style-name="P58"><text:s text:c="6"/>&lt;/wsdl:input&gt;</text:p>
      <text:p text:style-name="P58"><text:s text:c="6"/>&lt;wsdl:output name="getVersionResponse"&gt;</text:p>
      <text:p text:style-name="P58"><text:s text:c="8"/>&lt;soap:body use="literal"/&gt;</text:p>
      <text:p text:style-name="P58"><text:s text:c="6"/>&lt;/wsdl:output&gt;</text:p>
      <text:p text:style-name="P58"><text:s text:c="4"/>&lt;/wsdl:operation&gt;</text:p>
      <text:p text:style-name="P58"><text:s text:c="4"/>&lt;wsdl:operation name="obtenerArbolOficinas"&gt;</text:p>
      <text:p text:style-name="P58"><text:s text:c="6"/>&lt;soap:operation soapAction="" style="document"/&gt;</text:p>
      <text:p text:style-name="P58"><text:s text:c="6"/>&lt;wsdl:input name="obtenerArbolOficinas"&gt;</text:p>
      <text:p text:style-name="P58"><text:soft-page-break/><text:s text:c="8"/>&lt;soap:body use="literal"/&gt;</text:p>
      <text:p text:style-name="P58"><text:s text:c="6"/>&lt;/wsdl:input&gt;</text:p>
      <text:p text:style-name="P58"><text:s text:c="6"/>&lt;wsdl:output name="obtenerArbolOficinasResponse"&gt;</text:p>
      <text:p text:style-name="P58"><text:s text:c="8"/>&lt;soap:body use="literal"/&gt;</text:p>
      <text:p text:style-name="P58"><text:s text:c="6"/>&lt;/wsdl:output&gt;</text:p>
      <text:p text:style-name="P58"><text:s text:c="4"/>&lt;/wsdl:operation&gt;</text:p>
      <text:p text:style-name="P58"><text:s text:c="4"/>&lt;wsdl:operation name="obtenerOficina"&gt;</text:p>
      <text:p text:style-name="P58"><text:s text:c="6"/>&lt;soap:operation soapAction="" style="document"/&gt;</text:p>
      <text:p text:style-name="P58"><text:s text:c="6"/>&lt;wsdl:input name="obtenerOficina"&gt;</text:p>
      <text:p text:style-name="P58"><text:s text:c="8"/>&lt;soap:body use="literal"/&gt;</text:p>
      <text:p text:style-name="P58"><text:s text:c="6"/>&lt;/wsdl:input&gt;</text:p>
      <text:p text:style-name="P58"><text:s text:c="6"/>&lt;wsdl:output name="obtenerOficinaResponse"&gt;</text:p>
      <text:p text:style-name="P58"><text:s text:c="8"/>&lt;soap:body use="literal"/&gt;</text:p>
      <text:p text:style-name="P58"><text:s text:c="6"/>&lt;/wsdl:output&gt;</text:p>
      <text:p text:style-name="P58"><text:s text:c="4"/>&lt;/wsdl:operation&gt;</text:p>
      <text:p text:style-name="P58"><text:s text:c="2"/>&lt;/wsdl:binding&gt;</text:p>
      <text:p text:style-name="P58"><text:s text:c="2"/>&lt;wsdl:service name="Dir3CaibObtenerOficinasWsService"&gt;&lt;wsdl:port binding="tns:Dir3CaibObtenerOficinasWsServiceSoapBinding" name="Dir3CaibObtenerOficinasWs"&gt;</text:p>
      <text:p text:style-name="P58"><text:s text:c="6"/>&lt;soap:address location="http://10.215.216.178:8080/dir3caib/ws/Dir3CaibObtenerOficinas"/&gt;</text:p>
      <text:p text:style-name="P58"><text:s text:c="4"/>&lt;/wsdl:port&gt;</text:p>
      <text:p text:style-name="P58"><text:s text:c="2"/>&lt;/wsdl:service&gt;</text:p>
      <text:p text:style-name="P58">&lt;/wsdl:definition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pitch="variable" style:font-charset="x-symbol"/>
    <style:font-face style:name="Courier New1" svg:font-family="'Courier New'"/>
    <style:font-face style:name="OpenSymbol" svg:font-family="OpenSymbol"/>
    <style:font-face style:name="OpenSymbol1" svg:font-family="OpenSymbol, 'Arial Unicode MS'"/>
    <style:font-face style:name="Tahoma3" svg:font-family="Tahoma"/>
    <style:font-face style:name="Calibri" svg:font-family="Calibri" style:font-family-generic="swiss"/>
    <style:font-face style:name="Segoe UI" svg:font-family="'Segoe UI'" style:font-family-generic="swiss"/>
    <style:font-face style:name="Tahoma" svg:font-family="Tahoma"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Web Services de Dir3Caib</text:p>
            </table:table-cell>
            <table:table-cell table:style-name="Tabla20.B1" office:value-type="string">
              <text:p text:style-name="MP2"><draw:frame draw:style-name="Mfr1" draw:name="gráficos1" text:anchor-type="as-char" svg:width="0.905cm" svg:height="0.93cm" draw:z-index="25"><draw:image xlink:href="Pictures/100000000000026000000271752384E9.jpg" xlink:type="simple" xlink:show="embed" xlink:actuate="onLoad"/></draw:frame></text:p>
            </table:table-cell>
          </table:table-row>
        </table:table>
        <text:p text:style-name="MP1"/>
      </style:header>
      <style:footer>
        <text:p text:style-name="MP3"><draw:line text:anchor-type="paragraph" draw:z-index="74" draw:style-name="Mgr1" draw:text-style-name="MP4" svg:x1="0.062cm" svg:y1="0.056cm" svg:x2="16.995cm" svg:y2="0.03cm"><text:p/></draw:line></text:p>
        <text:p text:style-name="MP3"><text:page-number text:select-page="current">38</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536</meta:editing-cycles>
    <meta:editing-duration>P22DT4H6M45S</meta:editing-duration>
    <meta:initial-creator>Antoni Nadal</meta:initial-creator>
    <dc:date>2016-05-30T12:16:18.95</dc:date>
    <dc:creator>Marilen Gonzalez</dc:creator>
    <meta:printed-by>Marilen Gonzalez del Amo</meta:printed-by>
    <meta:print-date>2014-12-10T09:22:36.89</meta:print-date>
    <meta:keyword>PortaFIB</meta:keyword>
    <meta:keyword>Fundacio Bit</meta:keyword>
    <dc:title>Manual_de_WebServices_de_PortaFIB</dc:title>
    <meta:document-statistic meta:table-count="48" meta:image-count="5" meta:object-count="0" meta:page-count="38" meta:paragraph-count="1280" meta:word-count="4911" meta:character-count="43802"/>
    <meta:user-defined meta:name="Información 1"/>
    <meta:user-defined meta:name="Información 2"/>
    <meta:user-defined meta:name="Información 3"/>
    <meta:user-defined meta:name="Información 4"/>
  </office:meta>
</office:document-meta>
</file>